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mm"/>
    </style:style>
    <style:style style:name="co2" style:family="table-column">
      <style:table-column-properties fo:break-before="auto" style:column-width="20.97mm"/>
    </style:style>
    <style:style style:name="co3" style:family="table-column">
      <style:table-column-properties fo:break-before="auto" style:column-width="36.64mm"/>
    </style:style>
    <style:style style:name="co4" style:family="table-column">
      <style:table-column-properties fo:break-before="auto" style:column-width="22.9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.07mm"/>
    </style:style>
    <style:style style:name="co7" style:family="table-column">
      <style:table-column-properties fo:break-before="auto" style:column-width="27.5mm"/>
    </style:style>
    <style:style style:name="co8" style:family="table-column">
      <style:table-column-properties fo:break-before="auto" style:column-width="35.81mm"/>
    </style:style>
    <style:style style:name="co9" style:family="table-column">
      <style:table-column-properties fo:break-before="auto" style:column-width="28.24mm"/>
    </style:style>
    <style:style style:name="co10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1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MonteCarloBlackScholes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boolean-style style:name="N99">
      <number:boolean/>
    </number:boolean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ce3" style:family="table-cell" style:parent-style-name="Default">
      <style:table-cell-properties fo:border-bottom="0.06pt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99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0099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99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0.99pt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9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9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eeeeee"/>
    </style:style>
    <style:style style:name="ce19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64" style:family="table-cell" style:parent-style-name="Default">
      <style:table-cell-properties style:glyph-orientation-vertical="0" fo:background-color="#eeeee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24" style:family="table-cell" style:parent-style-name="Default">
      <style:table-cell-properties style:glyph-orientation-vertical="0" fo:border-bottom="0.99pt solid #000000" fo:background-color="#eeeee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cccccc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 style:data-style-name="N136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name-asian="SimSun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3" style:family="table-cell" style:parent-style-name="Default" style:data-style-name="N1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" style:family="table-cell" style:parent-style-name="Default" style:data-style-name="N136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dddddd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 style:data-style-name="N372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 style:data-style-name="N99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 style:data-style-name="N135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" fo:font-size="8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8pt" style:font-size-complex="8pt" style:font-weight-asian="normal" style:font-weight-complex="normal" style:font-style-asian="italic" style:font-style-complex="italic"/>
    </style:style>
    <style:style style:name="T2" style:family="text">
      <style:text-properties style:font-name="Arial" fo:font-size="8pt" fo:font-weight="normal" style:text-line-through-type="none" fo:font-style="italic" style:text-outline="false" fo:text-shadow="none" style:text-position="0% 100%" style:font-name-complex="Arial" style:font-size-asian="8pt" style:font-size-complex="8pt" style:font-weight-asian="normal" style:font-weight-complex="normal" style:font-style-asian="italic" style:font-style-complex="italic" fo:color="#0000ff" style:text-underline-style="solid" style:text-underline-width="auto" style:text-underline-color="font-color"/>
    </style:style>
    <style:style style:name="T3" style:family="text">
      <style:text-properties style:font-name="Arial" fo:font-size="8pt" fo:font-weight="normal" style:text-line-through-type="none" fo:font-style="italic" style:text-outline="false" fo:text-shadow="none" style:text-position="0% 100%" style:font-name-complex="Arial" style:font-size-asian="8pt" style:font-size-complex="8pt" style:font-weight-asian="normal" style:font-weight-complex="normal" style:font-style-asian="italic" style:font-style-complex="italic" style:text-underline-style="none" style:text-underline-color="font-color"/>
    </style:style>
    <style:style style:name="T4" style:family="text">
      <style:text-properties fo:color="#0000ff" style:font-name="Arial" fo:font-size="8pt" fo:font-weight="normal" style:text-underline-style="solid" style:text-underline-width="auto" style:text-underline-color="font-color" style:text-line-through-type="none" fo:font-style="italic" style:text-outline="false" fo:text-shadow="none" style:text-position="0% 100%" style:font-name-complex="Arial" style:font-size-asian="8pt" style:font-size-complex="8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7"/>
        <table:table-column table:style-name="co2" table:number-columns-repeated="244" table:default-cell-style-name="ce1"/>
        <table:table-column table:style-name="co5" table:number-columns-repeated="768" table:default-cell-style-name="ce18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Note: <text:span text:style-name="T1">This sheet requires Obba 3.0 ( </text:span><text:span text:style-name="T2">http://www.obba.info/</text:span><text:span text:style-name="T3"> )</text:span></text:p>
          </table:table-cell>
          <table:table-cell table:style-name="ce6" table:number-columns-repeated="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Object Viewer</text:p>
          </table:table-cell>
          <table:table-cell table:style-name="ce3"/>
          <table:table-cell table:style-name="ce6"/>
          <table:table-cell table:style-name="ce9" office:value-type="string" calcext:value-type="string">
            <text:p>Libraries</text:p>
          </table:table-cell>
          <table:table-cell table:style-name="ce9"/>
          <table:table-cell table:number-columns-repeated="1018"/>
        </table:table-row>
        <table:table-row table:style-name="ro1">
          <table:table-cell table:number-columns-repeated="3"/>
          <table:table-cell table:style-name="ce6" table:number-columns-repeated="3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Parameters:</text:p>
          </table:table-cell>
          <table:table-cell table:style-name="ce4"/>
          <table:table-cell table:style-name="ce6"/>
          <table:table-cell table:style-name="ce10" office:value-type="string" calcext:value-type="string">
            <text:p>Load libraries from</text:p>
          </table:table-cell>
          <table:table-cell table:style-name="ce1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sibility</text:p>
          </table:table-cell>
          <table:table-cell table:style-name="ce7" table:formula="of:=TRUE()" office:value-type="boolean" office:boolean-value="true" calcext:value-type="boolean">
            <text:p>WAHR</text:p>
          </table:table-cell>
          <table:table-cell table:style-name="ce6"/>
          <table:table-cell table:style-name="ce6" office:value-type="string" calcext:value-type="string">
            <text:p>Path:</text:p>
          </table:table-cell>
          <table:table-cell table:style-name="ce14" office:value-type="string" calcext:value-type="string">
            <text:p>lib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6" office:value-type="string" calcext:value-type="string">
            <text:p>isRelative:</text:p>
          </table:table-cell>
          <table:table-cell table:style-name="ce15" table:formula="of:=TRUE()" office:value-type="boolean" office:boolean-value="true" calcext:value-type="boolean">
            <text:p>WAHR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Result:</text:p>
          </table:table-cell>
          <table:table-cell table:style-name="ce4"/>
          <table:table-cell table:style-name="ce6" table:number-columns-repeated="3"/>
          <table:table-cell table:number-columns-repeated="1018"/>
        </table:table-row>
        <table:table-row table:style-name="ro1">
          <table:table-cell/>
          <table:table-cell table:style-name="ce5" table:formula="of:=INFO.OBBA.OBBA.OBCONTROLPANELSETVISIBLE([.C8])" office:value-type="boolean" office:boolean-value="true" calcext:value-type="boolean">
            <text:p>WAHR</text:p>
          </table:table-cell>
          <table:table-cell/>
          <table:table-cell table:style-name="ce6"/>
          <table:table-cell table:style-name="ce11" office:value-type="string" calcext:value-type="string">
            <text:p>Result:</text:p>
          </table:table-cell>
          <table:table-cell table:style-name="ce11"/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6" office:value-type="string" calcext:value-type="string">
            <text:p>Loaded:</text:p>
          </table:table-cell>
          <table:table-cell table:style-name="ce6" table:formula="of:=INFO.OBBA.OBBA.OBADDALLJARS([.F8];[.F9])" office:value-type="string" office:string-value="/Users/fries/git/finmath-spreadsheets/spreadsheets/Caplets/lib" calcext:value-type="string">
            <text:p>/Users/fries/git/finmath-spreadsheets/spreadsheets/Caplets/lib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 table:number-columns-repeated="3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Obba Version</text:p>
          </table:table-cell>
          <table:table-cell table:style-name="ce3"/>
          <table:table-cell table:style-name="ce6"/>
          <table:table-cell table:style-name="ce9" office:value-type="string" calcext:value-type="string">
            <text:p>Additional Class Folder (leave empty if not needed)</text:p>
          </table:table-cell>
          <table:table-cell table:style-name="ce9"/>
          <table:table-cell table:number-columns-repeated="1018"/>
        </table:table-row>
        <table:table-row table:style-name="ro1">
          <table:table-cell table:number-columns-repeated="3"/>
          <table:table-cell table:style-name="ce6" table:number-columns-repeated="3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Result:</text:p>
          </table:table-cell>
          <table:table-cell table:style-name="ce4"/>
          <table:table-cell table:style-name="ce6"/>
          <table:table-cell table:style-name="ce10" office:value-type="string" calcext:value-type="string">
            <text:p>Load classes from</text:p>
          </table:table-cell>
          <table:table-cell table:style-name="ce1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rsion:</text:p>
          </table:table-cell>
          <table:table-cell table:style-name="ce8" table:formula="of:=INFO.OBBA.OBBA.OBGETPROPERTY(&quot;version&quot;)" office:value-type="string" office:string-value="6.1.0" calcext:value-type="string">
            <text:p>6.1.0</text:p>
          </table:table-cell>
          <table:table-cell table:style-name="ce6"/>
          <table:table-cell table:style-name="ce6" office:value-type="string" calcext:value-type="string">
            <text:p>Path:</text:p>
          </table:table-cell>
          <table:table-cell table:style-name="ce1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uild:</text:p>
          </table:table-cell>
          <table:table-cell table:formula="of:=INFO.OBBA.OBBA.OBGETPROPERTY(&quot;build&quot;)" office:value-type="string" office:string-value="60100" calcext:value-type="string">
            <text:p>60100</text:p>
          </table:table-cell>
          <table:table-cell table:style-name="ce6"/>
          <table:table-cell table:style-name="ce6" office:value-type="string" calcext:value-type="string">
            <text:p>isRelative:</text:p>
          </table:table-cell>
          <table:table-cell table:style-name="ce16" table:formula="of:=1" office:value-type="boolean" office:boolean-value="true" calcext:value-type="boolean">
            <text:p>WAHR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10" office:value-type="string" calcext:value-type="string">
            <text:p>Result:</text:p>
          </table:table-cell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inmath lib Version</text:p>
          </table:table-cell>
          <table:table-cell table:style-name="ce3"/>
          <table:table-cell table:style-name="ce6"/>
          <table:table-cell table:style-name="ce6" office:value-type="string" calcext:value-type="string">
            <text:p>Loaded:</text:p>
          </table:table-cell>
          <table:table-cell table:style-name="ce6" table:formula="of:=INFO.OBBA.OBBA.OBADDCLASSES([.F17];[.F18])" office:value-type="string" office:string-value="/Users/fries/git/finmath-spreadsheets/spreadsheets/Caplets" calcext:value-type="string">
            <text:p>/Users/fries/git/finmath-spreadsheets/spreadsheets/Caplets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12" table:number-columns-repeated="2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Result:</text:p>
          </table:table-cell>
          <table:table-cell table:style-name="ce4"/>
          <table:table-cell table:style-name="ce6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rsion:</text:p>
          </table:table-cell>
          <table:table-cell table:style-name="ce8" table:formula="of:=INFO.OBBA.OBBA.OBGET(INFO.OBBA.OBBA.OBCALL(&quot;&quot;;obLibs&amp;&quot;net.finmath.information.Library&quot;;&quot;getVersionString&quot;))" office:value-type="string" office:string-value="4.0.3-SNAPSHOT" calcext:value-type="string">
            <text:p>4.0.3-SNAPSHOT</text:p>
          </table:table-cell>
          <table:table-cell table:style-name="ce6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9" office:value-type="string" calcext:value-type="string">
            <text:p>Reference cell below to ensure lib is loaded: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 table:number-columns-repeated="3"/>
          <table:table-cell table:style-name="ce13" table:formula="of:=IF(OR(ISERROR([.F12]);ISERROR([.F21]));NA();&quot;&quot;)">
            <text:p/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6" table:number-columns-repeated="5"/>
          <table:table-cell table:number-columns-repeated="101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teCarloBlackScholes" table:style-name="ta2" table:print="false">
        <office:forms form:automatic-focus="false" form:apply-design-mode="false"/>
        <table:table-column table:style-name="co6" table:default-cell-style-name="ce19"/>
        <table:table-column table:style-name="co7" table:number-columns-repeated="4" table:default-cell-style-name="ce19"/>
        <table:table-column table:style-name="co6" table:default-cell-style-name="ce19"/>
        <table:table-column table:style-name="co8" table:default-cell-style-name="ce19"/>
        <table:table-column table:style-name="co9" table:number-columns-repeated="3" table:default-cell-style-name="ce19"/>
        <table:table-column table:style-name="co6" table:default-cell-style-name="ce19"/>
        <table:table-column table:style-name="co9" table:number-columns-repeated="248" table:default-cell-style-name="ce19"/>
        <table:table-column table:style-name="co9" table:default-cell-style-name="ce42"/>
        <table:table-column table:style-name="co10" table:number-columns-repeated="764" table:default-cell-style-name="Default"/>
        <table:table-row table:style-name="ro2">
          <table:table-cell table:number-columns-repeated="1024"/>
        </table:table-row>
        <table:table-row table:style-name="ro3">
          <table:table-cell table:style-name="ce20"/>
          <table:table-cell table:style-name="ce20" office:value-type="string" calcext:value-type="string">
            <text:p>Monte Carlo Black Scholes Model Delta Hedged Portfolio</text:p>
          </table:table-cell>
          <table:table-cell table:style-name="ce20" table:number-columns-repeated="1022"/>
        </table:table-row>
        <table:table-row table:style-name="ro2">
          <table:table-cell table:style-name="ce21"/>
          <table:table-cell table:style-name="ce22" office:value-type="string" calcext:value-type="string">
            <text:p>Note: This sheet requires Obba 5.0 ( <text:span text:style-name="T4">http://www.obba.info/</text:span><text:span text:style-name="T3"> )</text:span></text:p>
          </table:table-cell>
          <table:table-cell table:style-name="ce21" table:number-columns-repeated="1022"/>
        </table:table-row>
        <table:table-row table:style-name="ro2">
          <table:table-cell table:style-name="ce21"/>
          <table:table-cell table:style-name="ce64" table:number-columns-spanned="14" table:number-rows-spanned="1"/>
          <table:covered-table-cell table:number-columns-repeated="13" table:style-name="ce64"/>
          <table:table-cell table:style-name="ce21" table:number-columns-repeated="1009"/>
        </table:table-row>
        <table:table-row table:style-name="ro2">
          <table:table-cell table:number-columns-repeated="14"/>
          <table:table-cell table:style-name="ce21"/>
          <table:table-cell table:number-columns-repeated="1009"/>
        </table:table-row>
        <table:table-row table:style-name="ro2">
          <table:table-cell/>
          <table:table-cell table:style-name="ce24" office:value-type="string" calcext:value-type="string">
            <text:p>Time Discretization</text:p>
          </table:table-cell>
          <table:table-cell table:style-name="ce24" table:number-columns-repeated="3"/>
          <table:table-cell/>
          <table:table-cell table:style-name="ce24" office:value-type="string" calcext:value-type="string">
            <text:p>Product (Hedge Portfolio)</text:p>
          </table:table-cell>
          <table:table-cell table:style-name="ce24" table:number-columns-repeated="3"/>
          <table:table-cell table:number-columns-repeated="4"/>
          <table:table-cell table:style-name="ce21"/>
          <table:table-cell table:number-columns-repeated="1009"/>
        </table:table-row>
        <table:table-row table:style-name="ro2">
          <table:table-cell/>
          <table:table-cell table:style-name="ce25" office:value-type="string" calcext:value-type="string">
            <text:p>className</text:p>
          </table:table-cell>
          <table:table-cell table:style-name="ce25" table:formula="of:=obLibs&amp;&quot;net.finmath.time.TimeDiscretizationFromArray&quot;" office:value-type="string" office:string-value="net.finmath.time.TimeDiscretizationFromArray" calcext:value-type="string">
            <text:p>net.finmath.time.TimeDiscretizationFromArray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className</text:p>
          </table:table-cell>
          <table:table-cell office:value-type="string" calcext:value-type="string">
            <text:p>net.finmath.montecarlo.assetderivativevaluation.products.BlackScholesDeltaHedgedPortfolio</text:p>
          </table:table-cell>
          <table:table-cell table:number-columns-repeated="5"/>
          <table:table-cell table:style-name="ce40"/>
          <table:table-cell table:style-name="ce21"/>
          <table:table-cell table:number-columns-repeated="1009"/>
        </table:table-row>
        <table:table-row table:style-name="ro2">
          <table:table-cell/>
          <table:table-cell table:style-name="ce26" office:value-type="string" calcext:value-type="string">
            <text:p>Parameters:</text:p>
          </table:table-cell>
          <table:table-cell table:style-name="ce26" table:number-columns-repeated="3"/>
          <table:table-cell/>
          <table:table-cell table:style-name="ce33" office:value-type="string" calcext:value-type="string">
            <text:p>Parameters:</text:p>
          </table:table-cell>
          <table:table-cell table:style-name="ce33" table:number-columns-repeated="3"/>
          <table:table-cell table:number-columns-repeated="4"/>
          <table:table-cell table:style-name="ce21"/>
          <table:table-cell table:number-columns-repeated="1009"/>
        </table:table-row>
        <table:table-row table:style-name="ro2">
          <table:table-cell/>
          <table:table-cell table:style-name="ce25" table:formula="of:=INFO.OBBA.OBBA.OBMAKE([.C9];[.D9];[.E9])" office:value-type="string" office:string-value="td.start &#10;[3353]" calcext:value-type="string">
            <text:p>td.start </text:p>
            <text:p>[3353]</text:p>
          </table:table-cell>
          <table:table-cell table:style-name="ce27" office:value-type="string" calcext:value-type="string">
            <text:p>td.start</text:p>
          </table:table-cell>
          <table:table-cell table:style-name="ce27" office:value-type="string" calcext:value-type="string">
            <text:p>double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ce25" table:formula="of:=INFO.OBBA.OBBA.OBMAKE([.H9];[.I9];[.J9])" office:value-type="string" office:string-value="optionMaturity &#10;[3360]" calcext:value-type="string">
            <text:p>optionMaturity </text:p>
            <text:p>[3360]</text:p>
          </table:table-cell>
          <table:table-cell table:style-name="ce34" office:value-type="string" calcext:value-type="string">
            <text:p>optionMaturity</text:p>
          </table:table-cell>
          <table:table-cell table:style-name="ce34" office:value-type="string" calcext:value-type="string">
            <text:p>double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4"/>
          <table:table-cell table:style-name="ce18"/>
          <table:table-cell table:number-columns-repeated="1009"/>
        </table:table-row>
        <table:table-row table:style-name="ro2">
          <table:table-cell/>
          <table:table-cell table:style-name="ce25" table:formula="of:=INFO.OBBA.OBBA.OBMAKE([.C10];[.D10];[.E10])" office:value-type="string" office:string-value="td.num &#10;[3354]" calcext:value-type="string">
            <text:p>td.num </text:p>
            <text:p>[3354]</text:p>
          </table:table-cell>
          <table:table-cell table:style-name="ce27" office:value-type="string" calcext:value-type="string">
            <text:p>td.num</text:p>
          </table:table-cell>
          <table:table-cell table:style-name="ce27" office:value-type="string" calcext:value-type="string">
            <text:p>int</text:p>
          </table:table-cell>
          <table:table-cell table:style-name="ce30" office:value-type="float" office:value="50" calcext:value-type="float">
            <text:p>50</text:p>
          </table:table-cell>
          <table:table-cell/>
          <table:table-cell table:style-name="ce25" table:formula="of:=INFO.OBBA.OBBA.OBMAKE([.H10];[.I10];[.J10])" office:value-type="string" office:string-value="optionStrike &#10;[3361]" calcext:value-type="string">
            <text:p>optionStrike </text:p>
            <text:p>[3361]</text:p>
          </table:table-cell>
          <table:table-cell table:style-name="ce34" office:value-type="string" calcext:value-type="string">
            <text:p>optionStrike</text:p>
          </table:table-cell>
          <table:table-cell table:style-name="ce34" office:value-type="string" calcext:value-type="string">
            <text:p>double</text:p>
          </table:table-cell>
          <table:table-cell table:style-name="ce37" office:value-type="float" office:value="105" calcext:value-type="float">
            <text:p>105</text:p>
          </table:table-cell>
          <table:table-cell/>
          <table:table-cell table:style-name="ce18" table:number-columns-repeated="2"/>
          <table:table-cell table:number-columns-repeated="1011"/>
        </table:table-row>
        <table:table-row table:style-name="ro2">
          <table:table-cell/>
          <table:table-cell table:style-name="ce25" table:formula="of:=INFO.OBBA.OBBA.OBMAKE([.C11];[.D11];[.E11])" office:value-type="string" office:string-value="td.step &#10;[3355]" calcext:value-type="string">
            <text:p>td.step </text:p>
            <text:p>[3355]</text:p>
          </table:table-cell>
          <table:table-cell table:style-name="ce27" office:value-type="string" calcext:value-type="string">
            <text:p>td.step</text:p>
          </table:table-cell>
          <table:table-cell table:style-name="ce27" office:value-type="string" calcext:value-type="string">
            <text:p>double</text:p>
          </table:table-cell>
          <table:table-cell table:style-name="ce30" office:value-type="float" office:value="0.1" calcext:value-type="float">
            <text:p>0,1</text:p>
          </table:table-cell>
          <table:table-cell/>
          <table:table-cell table:style-name="ce25" table:formula="of:=INFO.OBBA.OBBA.OBMAKE([.H11];[.I11];[.J11])" office:value-type="string" office:string-value="riskFreeRateAssumed &#10;[3362]" calcext:value-type="string">
            <text:p>riskFreeRateAssumed </text:p>
            <text:p>[3362]</text:p>
          </table:table-cell>
          <table:table-cell table:style-name="ce34" office:value-type="string" calcext:value-type="string">
            <text:p>riskFreeRateAssumed</text:p>
          </table:table-cell>
          <table:table-cell table:style-name="ce34" office:value-type="string" calcext:value-type="string">
            <text:p>double</text:p>
          </table:table-cell>
          <table:table-cell table:style-name="ce38" office:value-type="percentage" office:value="0.05" calcext:value-type="percentage">
            <text:p>5%</text:p>
          </table:table-cell>
          <table:table-cell table:number-columns-repeated="1014"/>
        </table:table-row>
        <table:table-row table:style-name="ro2">
          <table:table-cell/>
          <table:table-cell table:style-name="ce18"/>
          <table:table-cell table:style-name="ce25"/>
          <table:table-cell table:style-name="ce27"/>
          <table:table-cell table:style-name="ce25"/>
          <table:table-cell/>
          <table:table-cell table:style-name="ce25" table:formula="of:=INFO.OBBA.OBBA.OBMAKE([.H12];[.I12];[.J12])" office:value-type="string" office:string-value="volatilityAssumed &#10;[3363]" calcext:value-type="string">
            <text:p>volatilityAssumed </text:p>
            <text:p>[3363]</text:p>
          </table:table-cell>
          <table:table-cell table:style-name="ce34" office:value-type="string" calcext:value-type="string">
            <text:p>volatilityAssumed</text:p>
          </table:table-cell>
          <table:table-cell table:style-name="ce34" office:value-type="string" calcext:value-type="string">
            <text:p>double</text:p>
          </table:table-cell>
          <table:table-cell table:style-name="ce38" office:value-type="percentage" office:value="0.3" calcext:value-type="percentage">
            <text:p>30%</text:p>
          </table:table-cell>
          <table:table-cell table:number-columns-repeated="1014"/>
        </table:table-row>
        <table:table-row table:style-name="ro2">
          <table:table-cell/>
          <table:table-cell table:style-name="ce26" office:value-type="string" calcext:value-type="string">
            <text:p>Object:</text:p>
          </table:table-cell>
          <table:table-cell table:style-name="ce26" table:number-columns-repeated="3"/>
          <table:table-cell table:number-columns-repeated="4"/>
          <table:table-cell table:style-name="ce39"/>
          <table:table-cell table:number-columns-repeated="1014"/>
        </table:table-row>
        <table:table-row table:style-name="ro2">
          <table:table-cell/>
          <table:table-cell table:style-name="ce27" table:formula="of:=INFO.OBBA.OBBA.OBMAKE([.C14];obLibs&amp;[.C7];[.B9:.B11])" office:value-type="string" office:string-value="timeDiscretization &#10;[3366]" calcext:value-type="string">
            <text:p>timeDiscretization </text:p>
            <text:p>[3366]</text:p>
          </table:table-cell>
          <table:table-cell table:style-name="ce29" office:value-type="string" calcext:value-type="string">
            <text:p>timeDiscretization</text:p>
          </table:table-cell>
          <table:table-cell table:style-name="ce25" table:number-columns-repeated="2"/>
          <table:table-cell/>
          <table:table-cell table:style-name="ce33" office:value-type="string" calcext:value-type="string">
            <text:p>Object:</text:p>
          </table:table-cell>
          <table:table-cell table:style-name="ce33" table:number-columns-repeated="3"/>
          <table:table-cell table:number-columns-repeated="1014"/>
        </table:table-row>
        <table:table-row table:style-name="ro2">
          <table:table-cell/>
          <table:table-cell table:style-name="ce25" table:number-columns-repeated="4"/>
          <table:table-cell/>
          <table:table-cell table:style-name="ce27" table:formula="of:=INFO.OBBA.OBBA.OBMAKE([.H15];obLibs&amp;[.H7];[.G9:.G12])" office:value-type="string" office:string-value="product &#10;[3364]" calcext:value-type="string">
            <text:p>product </text:p>
            <text:p>[3364]</text:p>
          </table:table-cell>
          <table:table-cell table:style-name="ce34" office:value-type="string" calcext:value-type="string">
            <text:p>product</text:p>
          </table:table-cell>
          <table:table-cell table:style-name="ce34"/>
          <table:table-cell table:number-columns-repeated="1015"/>
        </table:table-row>
        <table:table-row table:style-name="ro2">
          <table:table-cell/>
          <table:table-cell table:style-name="ce24" office:value-type="string" calcext:value-type="string">
            <text:p>Black Scholes Model</text:p>
          </table:table-cell>
          <table:table-cell table:style-name="ce24" table:number-columns-repeated="3"/>
          <table:table-cell table:number-columns-repeated="1019"/>
        </table:table-row>
        <table:table-row table:style-name="ro2">
          <table:table-cell/>
          <table:table-cell table:style-name="ce25" office:value-type="string" calcext:value-type="string">
            <text:p>className</text:p>
          </table:table-cell>
          <table:table-cell table:style-name="ce25" office:value-type="string" calcext:value-type="string">
            <text:p>net.finmath.montecarlo.assetderivativevaluation.models.BlackScholesModel</text:p>
          </table:table-cell>
          <table:table-cell table:style-name="ce25" table:number-columns-repeated="2"/>
          <table:table-cell table:number-columns-repeated="1019"/>
        </table:table-row>
        <table:table-row table:style-name="ro2">
          <table:table-cell/>
          <table:table-cell table:style-name="ce26" office:value-type="string" calcext:value-type="string">
            <text:p>Parameters:</text:p>
          </table:table-cell>
          <table:table-cell table:style-name="ce26" table:number-columns-repeated="3"/>
          <table:table-cell/>
          <table:table-cell table:style-name="ce24" office:value-type="string" calcext:value-type="string">
            <text:p>Evaluation</text:p>
          </table:table-cell>
          <table:table-cell table:style-name="ce24" table:number-columns-repeated="3"/>
          <table:table-cell table:number-columns-repeated="1014"/>
        </table:table-row>
        <table:table-row table:style-name="ro2">
          <table:table-cell/>
          <table:table-cell table:style-name="ce25" table:formula="of:=INFO.OBBA.OBBA.OBMAKE([.C19];[.D19];[.E19])" office:value-type="string" office:string-value="initialValue &#10;[3350]" calcext:value-type="string">
            <text:p>initialValue </text:p>
            <text:p>[3350]</text:p>
          </table:table-cell>
          <table:table-cell table:style-name="ce27" office:value-type="string" calcext:value-type="string">
            <text:p>initialValue</text:p>
          </table:table-cell>
          <table:table-cell table:style-name="ce27" office:value-type="string" calcext:value-type="string">
            <text:p>double</text:p>
          </table:table-cell>
          <table:table-cell table:style-name="ce30" office:value-type="float" office:value="100" calcext:value-type="float">
            <text:p>100</text:p>
          </table:table-cell>
          <table:table-cell/>
          <table:table-cell table:style-name="ce34" table:formula="of:=INFO.OBBA.OBBA.OBMAKE(&quot;evaluationTime&quot;;&quot;double&quot;;[.J19])" office:value-type="string" office:string-value="evaluationTime &#10;[3349]" calcext:value-type="string">
            <text:p>evaluationTime </text:p>
            <text:p>[3349]</text:p>
          </table:table-cell>
          <table:table-cell table:style-name="ce34" table:number-columns-repeated="2"/>
          <table:table-cell table:style-name="ce40" table:formula="of:=[.J9]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/>
          <table:table-cell table:style-name="ce25" table:formula="of:=INFO.OBBA.OBBA.OBMAKE([.C20];[.D20];[.E20])" office:value-type="string" office:string-value="riskFreeRate &#10;[3351]" calcext:value-type="string">
            <text:p>riskFreeRate </text:p>
            <text:p>[3351]</text:p>
          </table:table-cell>
          <table:table-cell table:style-name="ce27" office:value-type="string" calcext:value-type="string">
            <text:p>riskFreeRate</text:p>
          </table:table-cell>
          <table:table-cell table:style-name="ce27" office:value-type="string" calcext:value-type="string">
            <text:p>double</text:p>
          </table:table-cell>
          <table:table-cell table:style-name="ce30" office:value-type="float" office:value="0.05" calcext:value-type="float">
            <text:p>0,05</text:p>
          </table:table-cell>
          <table:table-cell table:number-columns-repeated="1019"/>
        </table:table-row>
        <table:table-row table:style-name="ro2">
          <table:table-cell/>
          <table:table-cell table:style-name="ce25" table:formula="of:=INFO.OBBA.OBBA.OBMAKE([.C21];[.D21];[.E21])" office:value-type="string" office:string-value="volatility &#10;[3352]" calcext:value-type="string">
            <text:p>volatility </text:p>
            <text:p>[3352]</text:p>
          </table:table-cell>
          <table:table-cell table:style-name="ce27" office:value-type="string" calcext:value-type="string">
            <text:p>volatility</text:p>
          </table:table-cell>
          <table:table-cell table:style-name="ce27" office:value-type="string" calcext:value-type="string">
            <text:p>double</text:p>
          </table:table-cell>
          <table:table-cell table:style-name="ce73" office:value-type="percentage" office:value="0.3" calcext:value-type="percentage">
            <text:p>30,00 %</text:p>
          </table:table-cell>
          <table:table-cell/>
          <table:table-cell table:style-name="ce24" office:value-type="string" calcext:value-type="string">
            <text:p>Result</text:p>
          </table:table-cell>
          <table:table-cell table:style-name="ce24" table:number-columns-repeated="3"/>
          <table:table-cell table:number-columns-repeated="1014"/>
        </table:table-row>
        <table:table-row table:style-name="ro2">
          <table:table-cell/>
          <table:table-cell table:style-name="ce25" table:number-columns-repeated="4"/>
          <table:table-cell/>
          <table:table-cell table:style-name="ce35" office:value-type="string" calcext:value-type="string">
            <text:p>Analytic Value:</text:p>
          </table:table-cell>
          <table:table-cell table:style-name="ce35" table:number-columns-repeated="2"/>
          <table:table-cell table:style-name="ce41" table:formula="of:=INFO.OBBA.OBBA.OBGET(INFO.OBBA.OBBA.OBCALL(&quot;&quot;;obLibs&amp;&quot;net.finmath.functions.AnalyticFormulas&quot;;&quot;blackScholesOptionValue&quot;;[.B19];[.B20];[.B21];[.G9];[.G10]))" office:value-type="float" office:value="18.9936784262154" calcext:value-type="float">
            <text:p>18,994</text:p>
          </table:table-cell>
          <table:table-cell table:number-columns-repeated="1014"/>
        </table:table-row>
        <table:table-row table:style-name="ro2">
          <table:table-cell/>
          <table:table-cell table:style-name="ce26" office:value-type="string" calcext:value-type="string">
            <text:p>Object:</text:p>
          </table:table-cell>
          <table:table-cell table:style-name="ce26" table:number-columns-repeated="3"/>
          <table:table-cell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7" table:formula="of:=INFO.OBBA.OBBA.OBMAKE([.C24];obLibs&amp;[.C17];[.B19:.B21])" office:value-type="string" office:string-value="model &#10;[3371]" calcext:value-type="string">
            <text:p>model </text:p>
            <text:p>[3371]</text:p>
          </table:table-cell>
          <table:table-cell table:style-name="ce27" office:value-type="string" calcext:value-type="string">
            <text:p>model</text:p>
          </table:table-cell>
          <table:table-cell table:style-name="ce27" table:number-columns-repeated="2"/>
          <table:table-cell/>
          <table:table-cell table:style-name="ce35">
            <draw:frame table:end-cell-address="MonteCarloBlackScholes.J41" table:end-x="26.52mm" table:end-y="0.32mm" draw:z-index="0" draw:name="Diagramm 1" draw:style-name="gr1" draw:text-style-name="P1" svg:width="116.78mm" svg:height="70.51mm" svg:x="2.05mm" svg:y="0.89mm">
              <draw:object draw:notify-on-update-of-ranges="MonteCarloBlackScholes.B63:MonteCarloBlackScholes.B312 MonteCarloBlackScholes.F61:MonteCarloBlackScholes.F61 MonteCarloBlackScholes.F63:MonteCarloBlackScholes.F312 MonteCarloBlackScholes.B63:MonteCarloBlackScholes.B312 MonteCarloBlackScholes.C61:MonteCarloBlackScholes.C61 MonteCarloBlackScholes.C63:MonteCarloBlackScholes.C31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35" table:number-columns-repeated="2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5" table:number-columns-repeated="4"/>
          <table:table-cell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4" office:value-type="string" calcext:value-type="string">
            <text:p>Brownian Motion</text:p>
          </table:table-cell>
          <table:table-cell table:style-name="ce24" table:number-columns-repeated="3"/>
          <table:table-cell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5" office:value-type="string" calcext:value-type="string">
            <text:p>className</text:p>
          </table:table-cell>
          <table:table-cell table:style-name="ce25" office:value-type="string" calcext:value-type="string">
            <text:p>net.finmath.montecarlo.BrownianMotionLazyInit</text:p>
          </table:table-cell>
          <table:table-cell table:style-name="ce25" table:number-columns-repeated="2"/>
          <table:table-cell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6" office:value-type="string" calcext:value-type="string">
            <text:p>Parameters:</text:p>
          </table:table-cell>
          <table:table-cell table:style-name="ce26" table:number-columns-repeated="3"/>
          <table:table-cell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5" table:formula="of:=[.B14]" office:value-type="string" office:string-value="timeDiscretization &#10;[3366]" calcext:value-type="string">
            <text:p>timeDiscretization </text:p>
            <text:p>[3366]</text:p>
          </table:table-cell>
          <table:table-cell table:style-name="ce27" office:value-type="string" calcext:value-type="string">
            <text:p>time disc</text:p>
          </table:table-cell>
          <table:table-cell table:style-name="ce27" office:value-type="string" calcext:value-type="string">
            <text:p>object</text:p>
          </table:table-cell>
          <table:table-cell table:style-name="ce27"/>
          <table:table-cell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5" table:formula="of:=INFO.OBBA.OBBA.OBMAKE([.C30];[.D30];[.E30])" office:value-type="string" office:string-value="numberOfFactors &#10;[3357]" calcext:value-type="string">
            <text:p>numberOfFactors </text:p>
            <text:p>[3357]</text:p>
          </table:table-cell>
          <table:table-cell table:style-name="ce27" office:value-type="string" calcext:value-type="string">
            <text:p>numberOfFactors</text:p>
          </table:table-cell>
          <table:table-cell table:style-name="ce27" office:value-type="string" calcext:value-type="string">
            <text:p>int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5" table:formula="of:=INFO.OBBA.OBBA.OBMAKE([.C31];[.D31];[.E31])" office:value-type="string" office:string-value="numberOfPaths &#10;[3358]" calcext:value-type="string">
            <text:p>numberOfPaths </text:p>
            <text:p>[3358]</text:p>
          </table:table-cell>
          <table:table-cell table:style-name="ce27" office:value-type="string" calcext:value-type="string">
            <text:p>numberOfPaths</text:p>
          </table:table-cell>
          <table:table-cell table:style-name="ce27" office:value-type="string" calcext:value-type="string">
            <text:p>int</text:p>
          </table:table-cell>
          <table:table-cell table:style-name="ce31" office:value-type="float" office:value="10000" calcext:value-type="float">
            <text:p>10000</text:p>
          </table:table-cell>
          <table:table-cell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5" table:formula="of:=INFO.OBBA.OBBA.OBMAKE([.C32];[.D32];[.E32])" office:value-type="string" office:string-value="seed &#10;[3359]" calcext:value-type="string">
            <text:p>seed </text:p>
            <text:p>[3359]</text:p>
          </table:table-cell>
          <table:table-cell table:style-name="ce27" office:value-type="string" calcext:value-type="string">
            <text:p>seed</text:p>
          </table:table-cell>
          <table:table-cell table:style-name="ce27" office:value-type="string" calcext:value-type="string">
            <text:p>int</text:p>
          </table:table-cell>
          <table:table-cell table:style-name="ce31" office:value-type="float" office:value="3131" calcext:value-type="float">
            <text:p>3131</text:p>
          </table:table-cell>
          <table:table-cell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5" table:number-columns-repeated="4"/>
          <table:table-cell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6" office:value-type="string" calcext:value-type="string">
            <text:p>Object:</text:p>
          </table:table-cell>
          <table:table-cell table:style-name="ce26" table:number-columns-repeated="3"/>
          <table:table-cell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7" table:formula="of:=INFO.OBBA.OBBA.OBMAKE([.C35];obLibs&amp;[.C27];[.B29:.B32])" office:value-type="string" office:string-value="brownianMotion &#10;[3368]" calcext:value-type="string">
            <text:p>brownianMotion </text:p>
            <text:p>[3368]</text:p>
          </table:table-cell>
          <table:table-cell table:style-name="ce27" office:value-type="string" calcext:value-type="string">
            <text:p>brownianMotion</text:p>
          </table:table-cell>
          <table:table-cell table:style-name="ce27" table:number-columns-repeated="2"/>
          <table:table-cell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7" table:number-columns-repeated="4"/>
          <table:table-cell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4" office:value-type="string" calcext:value-type="string">
            <text:p>Euler Scheme</text:p>
          </table:table-cell>
          <table:table-cell table:style-name="ce24" table:number-columns-repeated="3"/>
          <table:table-cell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5" office:value-type="string" calcext:value-type="string">
            <text:p>className</text:p>
          </table:table-cell>
          <table:table-cell table:style-name="ce25" office:value-type="string" calcext:value-type="string">
            <text:p>net.finmath.montecarlo.process.EulerSchemeFromProcessModel</text:p>
          </table:table-cell>
          <table:table-cell table:style-name="ce25" table:number-columns-repeated="2"/>
          <table:table-cell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6" office:value-type="string" calcext:value-type="string">
            <text:p>Parameters:</text:p>
          </table:table-cell>
          <table:table-cell table:style-name="ce26" table:number-columns-repeated="3"/>
          <table:table-cell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5" table:formula="of:=[.B35]" office:value-type="string" office:string-value="brownianMotion &#10;[3368]" calcext:value-type="string">
            <text:p>brownianMotion </text:p>
            <text:p>[3368]</text:p>
          </table:table-cell>
          <table:table-cell table:style-name="ce27"/>
          <table:table-cell table:style-name="ce27" office:value-type="string" calcext:value-type="string">
            <text:p>object</text:p>
          </table:table-cell>
          <table:table-cell table:style-name="ce27"/>
          <table:table-cell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5" table:number-columns-repeated="4"/>
          <table:table-cell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6" office:value-type="string" calcext:value-type="string">
            <text:p>Object:</text:p>
          </table:table-cell>
          <table:table-cell table:style-name="ce26" table:number-columns-repeated="3"/>
          <table:table-cell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7" table:formula="of:=INFO.OBBA.OBBA.OBMAKE([.C43];obLibs&amp;[.C38];INFO.OBBA.OBBA.OBSYNC([.B40];[.B24]))" office:value-type="string" office:string-value="eulerScheme &#10;[3372]" calcext:value-type="string">
            <text:p>eulerScheme </text:p>
            <text:p>[3372]</text:p>
          </table:table-cell>
          <table:table-cell table:style-name="ce27" office:value-type="string" calcext:value-type="string">
            <text:p>eulerScheme</text:p>
          </table:table-cell>
          <table:table-cell table:style-name="ce27" table:number-columns-repeated="2"/>
          <table:table-cell/>
          <table:table-cell table:style-name="ce79" office:value-type="string" calcext:value-type="string">
            <text:p>(Note: these is a subtle use of obSync here: we need to reconstruct the numerical scheme, if the model has changed)</text:p>
          </table:table-cell>
          <table:table-cell table:style-name="ce35" table:number-columns-repeated="2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7" table:number-columns-repeated="4"/>
          <table:table-cell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4" office:value-type="string" calcext:value-type="string">
            <text:p>Monte Carlo Simulation of Heston Model with Euler Scheme</text:p>
          </table:table-cell>
          <table:table-cell table:style-name="ce24" table:number-columns-repeated="3"/>
          <table:table-cell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5" office:value-type="string" calcext:value-type="string">
            <text:p>className</text:p>
          </table:table-cell>
          <table:table-cell table:style-name="ce25" office:value-type="string" calcext:value-type="string">
            <text:p>net.finmath.montecarlo.assetderivativevaluation.MonteCarloAssetModel</text:p>
          </table:table-cell>
          <table:table-cell table:style-name="ce25" table:number-columns-repeated="2"/>
          <table:table-cell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6" office:value-type="string" calcext:value-type="string">
            <text:p>Parameters:</text:p>
          </table:table-cell>
          <table:table-cell table:style-name="ce26" table:number-columns-repeated="3"/>
          <table:table-cell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5" table:formula="of:=[.B24]" office:value-type="string" office:string-value="model &#10;[3371]" calcext:value-type="string">
            <text:p>model </text:p>
            <text:p>[3371]</text:p>
          </table:table-cell>
          <table:table-cell table:style-name="ce27"/>
          <table:table-cell table:style-name="ce27" office:value-type="string" calcext:value-type="string">
            <text:p>object</text:p>
          </table:table-cell>
          <table:table-cell table:style-name="ce27"/>
          <table:table-cell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5" table:formula="of:=[.B43]" office:value-type="string" office:string-value="eulerScheme &#10;[3372]" calcext:value-type="string">
            <text:p>eulerScheme </text:p>
            <text:p>[3372]</text:p>
          </table:table-cell>
          <table:table-cell table:style-name="ce27"/>
          <table:table-cell table:style-name="ce27" office:value-type="string" calcext:value-type="string">
            <text:p>object</text:p>
          </table:table-cell>
          <table:table-cell table:style-name="ce27"/>
          <table:table-cell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5" table:number-columns-repeated="4"/>
          <table:table-cell table:number-columns-repeated="1019"/>
        </table:table-row>
        <table:table-row table:style-name="ro2">
          <table:table-cell/>
          <table:table-cell table:style-name="ce26" office:value-type="string" calcext:value-type="string">
            <text:p>Object:</text:p>
          </table:table-cell>
          <table:table-cell table:style-name="ce26" table:number-columns-repeated="3"/>
          <table:table-cell table:number-columns-repeated="1019"/>
        </table:table-row>
        <table:table-row table:style-name="ro2">
          <table:table-cell/>
          <table:table-cell table:style-name="ce27" table:formula="of:=INFO.OBBA.OBBA.OBMAKE([.C52];obLibs&amp;[.C46];[.B48:.B49])" office:value-type="string" office:string-value="simulation &#10;[3374]" calcext:value-type="string">
            <text:p>simulation </text:p>
            <text:p>[3374]</text:p>
          </table:table-cell>
          <table:table-cell table:style-name="ce27" office:value-type="string" calcext:value-type="string">
            <text:p>simulation</text:p>
          </table:table-cell>
          <table:table-cell table:style-name="ce27" table:number-columns-repeated="2"/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ication</text:p>
          </table:table-cell>
          <table:table-cell table:number-columns-repeated="2"/>
          <table:table-cell office:value-type="string" calcext:value-type="string">
            <text:p>derivative payoff</text:p>
          </table:table-cell>
          <table:table-cell table:number-columns-repeated="1018"/>
        </table:table-row>
        <table:table-row table:style-name="ro2">
          <table:table-cell/>
          <table:table-cell table:style-name="ce69" table:formula="of:=INFO.OBBA.OBBA.OBCALL(&quot;underlyingValue&quot;;[.B52];&quot;getAssetValue&quot;;[.G19];INFO.OBBA.OBBA.OBMAKE(&quot;&quot;;&quot;int&quot;;0))" office:value-type="string" office:string-value="underlyingValue &#10;[3375]" calcext:value-type="string">
            <text:p>underlyingValue </text:p>
            <text:p>[3375]</text:p>
          </table:table-cell>
          <table:table-cell table:style-name="ce69" table:formula="of:=INFO.OBBA.OBBA.OBCALL(&quot;productValues&quot;;[.G15];&quot;getValue&quot;;[.G19];[.$B$52])" office:value-type="string" office:string-value="productValues &#10;[3377]" calcext:value-type="string">
            <text:p>productValues </text:p>
            <text:p>[3377]</text:p>
          </table:table-cell>
          <table:table-cell table:number-columns-repeated="2"/>
          <table:table-cell office:value-type="string" calcext:value-type="string">
            <text:p>payoff</text:p>
          </table:table-cell>
          <table:table-cell table:number-columns-repeated="1018"/>
        </table:table-row>
        <table:table-row table:style-name="ro2">
          <table:table-cell/>
          <table:table-cell table:style-name="ce28" table:number-matrix-columns-spanned="1" table:number-matrix-rows-spanned="250" table:formula="of:=TRANSPOSE(INFO.OBBA.OBBA.OBGET(INFO.OBBA.OBBA.OBCALL(&quot;&quot;;[.B62];&quot;getRealizations&quot;)))" office:value-type="float" office:value="81.8989596684447" calcext:value-type="float">
            <text:p>81,9</text:p>
          </table:table-cell>
          <table:table-cell table:style-name="ce28" table:number-matrix-columns-spanned="1" table:number-matrix-rows-spanned="250" table:formula="of:=TRANSPOSE(INFO.OBBA.OBBA.OBGET(INFO.OBBA.OBBA.OBCALL(&quot;&quot;;[.C62];&quot;getRealizations&quot;)))" office:value-type="float" office:value="-0.593433358090679" calcext:value-type="float">
            <text:p>-0,6</text:p>
          </table:table-cell>
          <table:table-cell table:style-name="ce28" table:number-columns-repeated="2"/>
          <table:table-cell table:style-name="ce32" table:formula="of:=MAX([.B63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42.884105171805" calcext:value-type="float">
            <text:p>142,9</text:p>
          </table:table-cell>
          <table:table-cell table:style-name="ce28" office:value-type="float" office:value="40.0926765232066" calcext:value-type="float">
            <text:p>40,1</text:p>
          </table:table-cell>
          <table:table-cell table:style-name="ce28" table:number-columns-repeated="2"/>
          <table:table-cell table:style-name="ce32" table:formula="of:=MAX([.B64]-[.$J$10];0)" office:value-type="float" office:value="37.8841051718049" calcext:value-type="float">
            <text:p>37,9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8.0242178145167" calcext:value-type="float">
            <text:p>88,0</text:p>
          </table:table-cell>
          <table:table-cell table:style-name="ce28" office:value-type="float" office:value="-0.238533083703003" calcext:value-type="float">
            <text:p>-0,2</text:p>
          </table:table-cell>
          <table:table-cell table:style-name="ce28" table:number-columns-repeated="2"/>
          <table:table-cell table:style-name="ce32" table:formula="of:=MAX([.B65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10.068316989596" calcext:value-type="float">
            <text:p>110,1</text:p>
          </table:table-cell>
          <table:table-cell table:style-name="ce28" office:value-type="float" office:value="6.86111501288249" calcext:value-type="float">
            <text:p>6,9</text:p>
          </table:table-cell>
          <table:table-cell table:style-name="ce28" table:number-columns-repeated="2"/>
          <table:table-cell table:style-name="ce32" table:formula="of:=MAX([.B66]-[.$J$10];0)" office:value-type="float" office:value="5.06831698959569" calcext:value-type="float">
            <text:p>5,1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7.3864182928374" calcext:value-type="float">
            <text:p>87,4</text:p>
          </table:table-cell>
          <table:table-cell table:style-name="ce28" office:value-type="float" office:value="-1.35380266317931" calcext:value-type="float">
            <text:p>-1,4</text:p>
          </table:table-cell>
          <table:table-cell table:style-name="ce28" table:number-columns-repeated="2"/>
          <table:table-cell table:style-name="ce32" table:formula="of:=MAX([.B67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21.987575221904" calcext:value-type="float">
            <text:p>122,0</text:p>
          </table:table-cell>
          <table:table-cell table:style-name="ce28" office:value-type="float" office:value="20.9445033141038" calcext:value-type="float">
            <text:p>20,9</text:p>
          </table:table-cell>
          <table:table-cell table:style-name="ce28" table:number-columns-repeated="2"/>
          <table:table-cell table:style-name="ce32" table:formula="of:=MAX([.B68]-[.$J$10];0)" office:value-type="float" office:value="16.9875752219042" calcext:value-type="float">
            <text:p>17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32.225056765366" calcext:value-type="float">
            <text:p>132,2</text:p>
          </table:table-cell>
          <table:table-cell table:style-name="ce28" office:value-type="float" office:value="27.9267861707006" calcext:value-type="float">
            <text:p>27,9</text:p>
          </table:table-cell>
          <table:table-cell table:style-name="ce28" table:number-columns-repeated="2"/>
          <table:table-cell table:style-name="ce32" table:formula="of:=MAX([.B69]-[.$J$10];0)" office:value-type="float" office:value="27.225056765366" calcext:value-type="float">
            <text:p>27,2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10.151675124891" calcext:value-type="float">
            <text:p>110,2</text:p>
          </table:table-cell>
          <table:table-cell table:style-name="ce28" office:value-type="float" office:value="5.84979577404222" calcext:value-type="float">
            <text:p>5,8</text:p>
          </table:table-cell>
          <table:table-cell table:style-name="ce28" table:number-columns-repeated="2"/>
          <table:table-cell table:style-name="ce32" table:formula="of:=MAX([.B70]-[.$J$10];0)" office:value-type="float" office:value="5.15167512489052" calcext:value-type="float">
            <text:p>5,2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34.054901139754" calcext:value-type="float">
            <text:p>134,1</text:p>
          </table:table-cell>
          <table:table-cell table:style-name="ce28" office:value-type="float" office:value="29.3898350898625" calcext:value-type="float">
            <text:p>29,4</text:p>
          </table:table-cell>
          <table:table-cell table:style-name="ce28" table:number-columns-repeated="2"/>
          <table:table-cell table:style-name="ce32" table:formula="of:=MAX([.B71]-[.$J$10];0)" office:value-type="float" office:value="29.0549011397539" calcext:value-type="float">
            <text:p>29,1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09.571855231192" calcext:value-type="float">
            <text:p>109,6</text:p>
          </table:table-cell>
          <table:table-cell table:style-name="ce28" office:value-type="float" office:value="7.28426158687218" calcext:value-type="float">
            <text:p>7,3</text:p>
          </table:table-cell>
          <table:table-cell table:style-name="ce28" table:number-columns-repeated="2"/>
          <table:table-cell table:style-name="ce32" table:formula="of:=MAX([.B72]-[.$J$10];0)" office:value-type="float" office:value="4.57185523119192" calcext:value-type="float">
            <text:p>4,6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97.0652538363255" calcext:value-type="float">
            <text:p>97,1</text:p>
          </table:table-cell>
          <table:table-cell table:style-name="ce28" office:value-type="float" office:value="-3.24757435264756" calcext:value-type="float">
            <text:p>-3,2</text:p>
          </table:table-cell>
          <table:table-cell table:style-name="ce28" table:number-columns-repeated="2"/>
          <table:table-cell table:style-name="ce32" table:formula="of:=MAX([.B73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75.648756083406" calcext:value-type="float">
            <text:p>175,6</text:p>
          </table:table-cell>
          <table:table-cell table:style-name="ce28" office:value-type="float" office:value="70.1572600309121" calcext:value-type="float">
            <text:p>70,2</text:p>
          </table:table-cell>
          <table:table-cell table:style-name="ce28" table:number-columns-repeated="2"/>
          <table:table-cell table:style-name="ce32" table:formula="of:=MAX([.B74]-[.$J$10];0)" office:value-type="float" office:value="70.6487560834057" calcext:value-type="float">
            <text:p>70,6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68.5478750634114" calcext:value-type="float">
            <text:p>68,5</text:p>
          </table:table-cell>
          <table:table-cell table:style-name="ce28" office:value-type="float" office:value="-1.52614382234665" calcext:value-type="float">
            <text:p>-1,5</text:p>
          </table:table-cell>
          <table:table-cell table:style-name="ce28" table:number-columns-repeated="2"/>
          <table:table-cell table:style-name="ce32" table:formula="of:=MAX([.B75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52.773431283789" calcext:value-type="float">
            <text:p>152,8</text:p>
          </table:table-cell>
          <table:table-cell table:style-name="ce28" office:value-type="float" office:value="48.7997185540168" calcext:value-type="float">
            <text:p>48,8</text:p>
          </table:table-cell>
          <table:table-cell table:style-name="ce28" table:number-columns-repeated="2"/>
          <table:table-cell table:style-name="ce32" table:formula="of:=MAX([.B76]-[.$J$10];0)" office:value-type="float" office:value="47.7734312837886" calcext:value-type="float">
            <text:p>47,8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8.1404204756757" calcext:value-type="float">
            <text:p>88,1</text:p>
          </table:table-cell>
          <table:table-cell table:style-name="ce28" office:value-type="float" office:value="-0.237309158211968" calcext:value-type="float">
            <text:p>-0,2</text:p>
          </table:table-cell>
          <table:table-cell table:style-name="ce28" table:number-columns-repeated="2"/>
          <table:table-cell table:style-name="ce32" table:formula="of:=MAX([.B77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2.0464419925129" calcext:value-type="float">
            <text:p>72,0</text:p>
          </table:table-cell>
          <table:table-cell table:style-name="ce28" office:value-type="float" office:value="4.92376015906116" calcext:value-type="float">
            <text:p>4,9</text:p>
          </table:table-cell>
          <table:table-cell table:style-name="ce28" table:number-columns-repeated="2"/>
          <table:table-cell table:style-name="ce32" table:formula="of:=MAX([.B78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45.5428429579224" calcext:value-type="float">
            <text:p>45,5</text:p>
          </table:table-cell>
          <table:table-cell table:style-name="ce28" office:value-type="float" office:value="0.862691197939627" calcext:value-type="float">
            <text:p>0,9</text:p>
          </table:table-cell>
          <table:table-cell table:style-name="ce28" table:number-columns-repeated="2"/>
          <table:table-cell table:style-name="ce32" table:formula="of:=MAX([.B79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96.004932917515" calcext:value-type="float">
            <text:p>96,0</text:p>
          </table:table-cell>
          <table:table-cell table:style-name="ce28" office:value-type="float" office:value="6.5397884393611" calcext:value-type="float">
            <text:p>6,5</text:p>
          </table:table-cell>
          <table:table-cell table:style-name="ce28" table:number-columns-repeated="2"/>
          <table:table-cell table:style-name="ce32" table:formula="of:=MAX([.B80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61.94138384357" calcext:value-type="float">
            <text:p>161,9</text:p>
          </table:table-cell>
          <table:table-cell table:style-name="ce28" office:value-type="float" office:value="59.3956178151619" calcext:value-type="float">
            <text:p>59,4</text:p>
          </table:table-cell>
          <table:table-cell table:style-name="ce28" table:number-columns-repeated="2"/>
          <table:table-cell table:style-name="ce32" table:formula="of:=MAX([.B81]-[.$J$10];0)" office:value-type="float" office:value="56.9413838435695" calcext:value-type="float">
            <text:p>56,9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276.628373949449" calcext:value-type="float">
            <text:p>276,6</text:p>
          </table:table-cell>
          <table:table-cell table:style-name="ce28" office:value-type="float" office:value="167.875807876423" calcext:value-type="float">
            <text:p>167,9</text:p>
          </table:table-cell>
          <table:table-cell table:style-name="ce28" table:number-columns-repeated="2"/>
          <table:table-cell table:style-name="ce32" table:formula="of:=MAX([.B82]-[.$J$10];0)" office:value-type="float" office:value="171.628373949449" calcext:value-type="float">
            <text:p>171,6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202.729695090712" calcext:value-type="float">
            <text:p>202,7</text:p>
          </table:table-cell>
          <table:table-cell table:style-name="ce28" office:value-type="float" office:value="95.844229115819" calcext:value-type="float">
            <text:p>95,8</text:p>
          </table:table-cell>
          <table:table-cell table:style-name="ce28" table:number-columns-repeated="2"/>
          <table:table-cell table:style-name="ce32" table:formula="of:=MAX([.B83]-[.$J$10];0)" office:value-type="float" office:value="97.7296950907117" calcext:value-type="float">
            <text:p>97,7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2.1268347104746" calcext:value-type="float">
            <text:p>82,1</text:p>
          </table:table-cell>
          <table:table-cell table:style-name="ce28" office:value-type="float" office:value="0.472581111642531" calcext:value-type="float">
            <text:p>0,5</text:p>
          </table:table-cell>
          <table:table-cell table:style-name="ce28" table:number-columns-repeated="2"/>
          <table:table-cell table:style-name="ce32" table:formula="of:=MAX([.B84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18.751308320084" calcext:value-type="float">
            <text:p>118,8</text:p>
          </table:table-cell>
          <table:table-cell table:style-name="ce28" office:value-type="float" office:value="16.8893248470107" calcext:value-type="float">
            <text:p>16,9</text:p>
          </table:table-cell>
          <table:table-cell table:style-name="ce28" table:number-columns-repeated="2"/>
          <table:table-cell table:style-name="ce32" table:formula="of:=MAX([.B85]-[.$J$10];0)" office:value-type="float" office:value="13.751308320084" calcext:value-type="float">
            <text:p>13,8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9.6136255008018" calcext:value-type="float">
            <text:p>79,6</text:p>
          </table:table-cell>
          <table:table-cell table:style-name="ce28" office:value-type="float" office:value="1.29299275286006" calcext:value-type="float">
            <text:p>1,3</text:p>
          </table:table-cell>
          <table:table-cell table:style-name="ce28" table:number-columns-repeated="2"/>
          <table:table-cell table:style-name="ce32" table:formula="of:=MAX([.B86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54.2676526516492" calcext:value-type="float">
            <text:p>54,3</text:p>
          </table:table-cell>
          <table:table-cell table:style-name="ce28" office:value-type="float" office:value="-5.70530840123442" calcext:value-type="float">
            <text:p>-5,7</text:p>
          </table:table-cell>
          <table:table-cell table:style-name="ce28" table:number-columns-repeated="2"/>
          <table:table-cell table:style-name="ce32" table:formula="of:=MAX([.B87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51.7634444073392" calcext:value-type="float">
            <text:p>51,8</text:p>
          </table:table-cell>
          <table:table-cell table:style-name="ce28" office:value-type="float" office:value="-0.186268947599521" calcext:value-type="float">
            <text:p>-0,2</text:p>
          </table:table-cell>
          <table:table-cell table:style-name="ce28" table:number-columns-repeated="2"/>
          <table:table-cell table:style-name="ce32" table:formula="of:=MAX([.B88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48.855890416392" calcext:value-type="float">
            <text:p>148,9</text:p>
          </table:table-cell>
          <table:table-cell table:style-name="ce28" office:value-type="float" office:value="46.0381847189648" calcext:value-type="float">
            <text:p>46,0</text:p>
          </table:table-cell>
          <table:table-cell table:style-name="ce28" table:number-columns-repeated="2"/>
          <table:table-cell table:style-name="ce32" table:formula="of:=MAX([.B89]-[.$J$10];0)" office:value-type="float" office:value="43.8558904163922" calcext:value-type="float">
            <text:p>43,9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03.349351521386" calcext:value-type="float">
            <text:p>103,3</text:p>
          </table:table-cell>
          <table:table-cell table:style-name="ce28" office:value-type="float" office:value="-0.344533007629622" calcext:value-type="float">
            <text:p>-0,3</text:p>
          </table:table-cell>
          <table:table-cell table:style-name="ce28" table:number-columns-repeated="2"/>
          <table:table-cell table:style-name="ce32" table:formula="of:=MAX([.B90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8.8150940545743" calcext:value-type="float">
            <text:p>78,8</text:p>
          </table:table-cell>
          <table:table-cell table:style-name="ce28" office:value-type="float" office:value="3.12969902983155" calcext:value-type="float">
            <text:p>3,1</text:p>
          </table:table-cell>
          <table:table-cell table:style-name="ce28" table:number-columns-repeated="2"/>
          <table:table-cell table:style-name="ce32" table:formula="of:=MAX([.B91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6.4742499389035" calcext:value-type="float">
            <text:p>76,5</text:p>
          </table:table-cell>
          <table:table-cell table:style-name="ce28" office:value-type="float" office:value="0.84015858544825" calcext:value-type="float">
            <text:p>0,8</text:p>
          </table:table-cell>
          <table:table-cell table:style-name="ce28" table:number-columns-repeated="2"/>
          <table:table-cell table:style-name="ce32" table:formula="of:=MAX([.B92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8.2264452672349" calcext:value-type="float">
            <text:p>78,2</text:p>
          </table:table-cell>
          <table:table-cell table:style-name="ce28" office:value-type="float" office:value="0.540839345872327" calcext:value-type="float">
            <text:p>0,5</text:p>
          </table:table-cell>
          <table:table-cell table:style-name="ce28" table:number-columns-repeated="2"/>
          <table:table-cell table:style-name="ce32" table:formula="of:=MAX([.B93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49.702614673566" calcext:value-type="float">
            <text:p>149,7</text:p>
          </table:table-cell>
          <table:table-cell table:style-name="ce28" office:value-type="float" office:value="42.7586319126922" calcext:value-type="float">
            <text:p>42,8</text:p>
          </table:table-cell>
          <table:table-cell table:style-name="ce28" table:number-columns-repeated="2"/>
          <table:table-cell table:style-name="ce32" table:formula="of:=MAX([.B94]-[.$J$10];0)" office:value-type="float" office:value="44.7026146735664" calcext:value-type="float">
            <text:p>44,7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34.355730608474" calcext:value-type="float">
            <text:p>134,4</text:p>
          </table:table-cell>
          <table:table-cell table:style-name="ce28" office:value-type="float" office:value="27.8982075458735" calcext:value-type="float">
            <text:p>27,9</text:p>
          </table:table-cell>
          <table:table-cell table:style-name="ce28" table:number-columns-repeated="2"/>
          <table:table-cell table:style-name="ce32" table:formula="of:=MAX([.B95]-[.$J$10];0)" office:value-type="float" office:value="29.3557306084742" calcext:value-type="float">
            <text:p>29,4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97.1966354216739" calcext:value-type="float">
            <text:p>97,2</text:p>
          </table:table-cell>
          <table:table-cell table:style-name="ce28" office:value-type="float" office:value="3.78600711016442" calcext:value-type="float">
            <text:p>3,8</text:p>
          </table:table-cell>
          <table:table-cell table:style-name="ce28" table:number-columns-repeated="2"/>
          <table:table-cell table:style-name="ce32" table:formula="of:=MAX([.B96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9.9693060038096" calcext:value-type="float">
            <text:p>80,0</text:p>
          </table:table-cell>
          <table:table-cell table:style-name="ce28" office:value-type="float" office:value="5.84493349658125" calcext:value-type="float">
            <text:p>5,8</text:p>
          </table:table-cell>
          <table:table-cell table:style-name="ce28" table:number-columns-repeated="2"/>
          <table:table-cell table:style-name="ce32" table:formula="of:=MAX([.B97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29.699705596793" calcext:value-type="float">
            <text:p>129,7</text:p>
          </table:table-cell>
          <table:table-cell table:style-name="ce28" office:value-type="float" office:value="25.8345262329972" calcext:value-type="float">
            <text:p>25,8</text:p>
          </table:table-cell>
          <table:table-cell table:style-name="ce28" table:number-columns-repeated="2"/>
          <table:table-cell table:style-name="ce32" table:formula="of:=MAX([.B98]-[.$J$10];0)" office:value-type="float" office:value="24.6997055967925" calcext:value-type="float">
            <text:p>24,7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29.152877970596" calcext:value-type="float">
            <text:p>129,2</text:p>
          </table:table-cell>
          <table:table-cell table:style-name="ce28" office:value-type="float" office:value="23.9791406844144" calcext:value-type="float">
            <text:p>24,0</text:p>
          </table:table-cell>
          <table:table-cell table:style-name="ce28" table:number-columns-repeated="2"/>
          <table:table-cell table:style-name="ce32" table:formula="of:=MAX([.B99]-[.$J$10];0)" office:value-type="float" office:value="24.1528779705961" calcext:value-type="float">
            <text:p>24,2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99.3448343046371" calcext:value-type="float">
            <text:p>99,3</text:p>
          </table:table-cell>
          <table:table-cell table:style-name="ce28" office:value-type="float" office:value="-0.394426410592693" calcext:value-type="float">
            <text:p>-0,4</text:p>
          </table:table-cell>
          <table:table-cell table:style-name="ce28" table:number-columns-repeated="2"/>
          <table:table-cell table:style-name="ce32" table:formula="of:=MAX([.B100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97.3412279310659" calcext:value-type="float">
            <text:p>97,3</text:p>
          </table:table-cell>
          <table:table-cell table:style-name="ce28" office:value-type="float" office:value="-0.684927964858431" calcext:value-type="float">
            <text:p>-0,7</text:p>
          </table:table-cell>
          <table:table-cell table:style-name="ce28" table:number-columns-repeated="2"/>
          <table:table-cell table:style-name="ce32" table:formula="of:=MAX([.B101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92.990315909499" calcext:value-type="float">
            <text:p>193,0</text:p>
          </table:table-cell>
          <table:table-cell table:style-name="ce28" office:value-type="float" office:value="83.1093090073417" calcext:value-type="float">
            <text:p>83,1</text:p>
          </table:table-cell>
          <table:table-cell table:style-name="ce28" table:number-columns-repeated="2"/>
          <table:table-cell table:style-name="ce32" table:formula="of:=MAX([.B102]-[.$J$10];0)" office:value-type="float" office:value="87.9903159094991" calcext:value-type="float">
            <text:p>88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38.071920814587" calcext:value-type="float">
            <text:p>138,1</text:p>
          </table:table-cell>
          <table:table-cell table:style-name="ce28" office:value-type="float" office:value="33.9347600935774" calcext:value-type="float">
            <text:p>33,9</text:p>
          </table:table-cell>
          <table:table-cell table:style-name="ce28" table:number-columns-repeated="2"/>
          <table:table-cell table:style-name="ce32" table:formula="of:=MAX([.B103]-[.$J$10];0)" office:value-type="float" office:value="33.0719208145869" calcext:value-type="float">
            <text:p>33,1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58.416320757122" calcext:value-type="float">
            <text:p>158,4</text:p>
          </table:table-cell>
          <table:table-cell table:style-name="ce28" office:value-type="float" office:value="51.8334313318279" calcext:value-type="float">
            <text:p>51,8</text:p>
          </table:table-cell>
          <table:table-cell table:style-name="ce28" table:number-columns-repeated="2"/>
          <table:table-cell table:style-name="ce32" table:formula="of:=MAX([.B104]-[.$J$10];0)" office:value-type="float" office:value="53.4163207571215" calcext:value-type="float">
            <text:p>53,4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18.857917705399" calcext:value-type="float">
            <text:p>118,9</text:p>
          </table:table-cell>
          <table:table-cell table:style-name="ce28" office:value-type="float" office:value="12.6104876556983" calcext:value-type="float">
            <text:p>12,6</text:p>
          </table:table-cell>
          <table:table-cell table:style-name="ce28" table:number-columns-repeated="2"/>
          <table:table-cell table:style-name="ce32" table:formula="of:=MAX([.B105]-[.$J$10];0)" office:value-type="float" office:value="13.8579177053995" calcext:value-type="float">
            <text:p>13,9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8.5046910480633" calcext:value-type="float">
            <text:p>78,5</text:p>
          </table:table-cell>
          <table:table-cell table:style-name="ce28" office:value-type="float" office:value="5.14532839649086" calcext:value-type="float">
            <text:p>5,1</text:p>
          </table:table-cell>
          <table:table-cell table:style-name="ce28" table:number-columns-repeated="2"/>
          <table:table-cell table:style-name="ce32" table:formula="of:=MAX([.B106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16.276067038123" calcext:value-type="float">
            <text:p>116,3</text:p>
          </table:table-cell>
          <table:table-cell table:style-name="ce28" office:value-type="float" office:value="16.3387498674001" calcext:value-type="float">
            <text:p>16,3</text:p>
          </table:table-cell>
          <table:table-cell table:style-name="ce28" table:number-columns-repeated="2"/>
          <table:table-cell table:style-name="ce32" table:formula="of:=MAX([.B107]-[.$J$10];0)" office:value-type="float" office:value="11.2760670381234" calcext:value-type="float">
            <text:p>11,3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4.9797788490541" calcext:value-type="float">
            <text:p>75,0</text:p>
          </table:table-cell>
          <table:table-cell table:style-name="ce28" office:value-type="float" office:value="2.49269892802832" calcext:value-type="float">
            <text:p>2,5</text:p>
          </table:table-cell>
          <table:table-cell table:style-name="ce28" table:number-columns-repeated="2"/>
          <table:table-cell table:style-name="ce32" table:formula="of:=MAX([.B108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02.154598824405" calcext:value-type="float">
            <text:p>102,2</text:p>
          </table:table-cell>
          <table:table-cell table:style-name="ce28" office:value-type="float" office:value="0.396542565687533" calcext:value-type="float">
            <text:p>0,4</text:p>
          </table:table-cell>
          <table:table-cell table:style-name="ce28" table:number-columns-repeated="2"/>
          <table:table-cell table:style-name="ce32" table:formula="of:=MAX([.B109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04.18092226635" calcext:value-type="float">
            <text:p>104,2</text:p>
          </table:table-cell>
          <table:table-cell table:style-name="ce28" office:value-type="float" office:value="3.64114242462193" calcext:value-type="float">
            <text:p>3,6</text:p>
          </table:table-cell>
          <table:table-cell table:style-name="ce28" table:number-columns-repeated="2"/>
          <table:table-cell table:style-name="ce32" table:formula="of:=MAX([.B110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92.7696714626782" calcext:value-type="float">
            <text:p>92,8</text:p>
          </table:table-cell>
          <table:table-cell table:style-name="ce28" office:value-type="float" office:value="-4.48436309861019" calcext:value-type="float">
            <text:p>-4,5</text:p>
          </table:table-cell>
          <table:table-cell table:style-name="ce28" table:number-columns-repeated="2"/>
          <table:table-cell table:style-name="ce32" table:formula="of:=MAX([.B111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12.814321693518" calcext:value-type="float">
            <text:p>112,8</text:p>
          </table:table-cell>
          <table:table-cell table:style-name="ce28" office:value-type="float" office:value="11.3725182061357" calcext:value-type="float">
            <text:p>11,4</text:p>
          </table:table-cell>
          <table:table-cell table:style-name="ce28" table:number-columns-repeated="2"/>
          <table:table-cell table:style-name="ce32" table:formula="of:=MAX([.B112]-[.$J$10];0)" office:value-type="float" office:value="7.81432169351764" calcext:value-type="float">
            <text:p>7,8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39.1562217318394" calcext:value-type="float">
            <text:p>39,2</text:p>
          </table:table-cell>
          <table:table-cell table:style-name="ce28" office:value-type="float" office:value="0.146078760327388" calcext:value-type="float">
            <text:p>0,1</text:p>
          </table:table-cell>
          <table:table-cell table:style-name="ce28" table:number-columns-repeated="2"/>
          <table:table-cell table:style-name="ce32" table:formula="of:=MAX([.B113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57.656414546364" calcext:value-type="float">
            <text:p>157,7</text:p>
          </table:table-cell>
          <table:table-cell table:style-name="ce28" office:value-type="float" office:value="52.2012783089598" calcext:value-type="float">
            <text:p>52,2</text:p>
          </table:table-cell>
          <table:table-cell table:style-name="ce28" table:number-columns-repeated="2"/>
          <table:table-cell table:style-name="ce32" table:formula="of:=MAX([.B114]-[.$J$10];0)" office:value-type="float" office:value="52.6564145463638" calcext:value-type="float">
            <text:p>52,7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57.273358996893" calcext:value-type="float">
            <text:p>157,3</text:p>
          </table:table-cell>
          <table:table-cell table:style-name="ce28" office:value-type="float" office:value="48.3461293927011" calcext:value-type="float">
            <text:p>48,3</text:p>
          </table:table-cell>
          <table:table-cell table:style-name="ce28" table:number-columns-repeated="2"/>
          <table:table-cell table:style-name="ce32" table:formula="of:=MAX([.B115]-[.$J$10];0)" office:value-type="float" office:value="52.2733589968926" calcext:value-type="float">
            <text:p>52,3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8.2013419593959" calcext:value-type="float">
            <text:p>88,2</text:p>
          </table:table-cell>
          <table:table-cell table:style-name="ce28" office:value-type="float" office:value="-2.37025035562147" calcext:value-type="float">
            <text:p>-2,4</text:p>
          </table:table-cell>
          <table:table-cell table:style-name="ce28" table:number-columns-repeated="2"/>
          <table:table-cell table:style-name="ce32" table:formula="of:=MAX([.B116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69.894444290744" calcext:value-type="float">
            <text:p>169,9</text:p>
          </table:table-cell>
          <table:table-cell table:style-name="ce28" office:value-type="float" office:value="63.5169244349313" calcext:value-type="float">
            <text:p>63,5</text:p>
          </table:table-cell>
          <table:table-cell table:style-name="ce28" table:number-columns-repeated="2"/>
          <table:table-cell table:style-name="ce32" table:formula="of:=MAX([.B117]-[.$J$10];0)" office:value-type="float" office:value="64.8944442907436" calcext:value-type="float">
            <text:p>64,9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94.8719411116446" calcext:value-type="float">
            <text:p>94,9</text:p>
          </table:table-cell>
          <table:table-cell table:style-name="ce28" office:value-type="float" office:value="5.48886010522793" calcext:value-type="float">
            <text:p>5,5</text:p>
          </table:table-cell>
          <table:table-cell table:style-name="ce28" table:number-columns-repeated="2"/>
          <table:table-cell table:style-name="ce32" table:formula="of:=MAX([.B118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02.966393990679" calcext:value-type="float">
            <text:p>103,0</text:p>
          </table:table-cell>
          <table:table-cell table:style-name="ce28" office:value-type="float" office:value="-0.262192056140272" calcext:value-type="float">
            <text:p>-0,3</text:p>
          </table:table-cell>
          <table:table-cell table:style-name="ce28" table:number-columns-repeated="2"/>
          <table:table-cell table:style-name="ce32" table:formula="of:=MAX([.B119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66.923093622397" calcext:value-type="float">
            <text:p>66,9</text:p>
          </table:table-cell>
          <table:table-cell table:style-name="ce28" office:value-type="float" office:value="1.78214744355342" calcext:value-type="float">
            <text:p>1,8</text:p>
          </table:table-cell>
          <table:table-cell table:style-name="ce28" table:number-columns-repeated="2"/>
          <table:table-cell table:style-name="ce32" table:formula="of:=MAX([.B120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215.909560534392" calcext:value-type="float">
            <text:p>215,9</text:p>
          </table:table-cell>
          <table:table-cell table:style-name="ce28" office:value-type="float" office:value="112.736550497422" calcext:value-type="float">
            <text:p>112,7</text:p>
          </table:table-cell>
          <table:table-cell table:style-name="ce28" table:number-columns-repeated="2"/>
          <table:table-cell table:style-name="ce32" table:formula="of:=MAX([.B121]-[.$J$10];0)" office:value-type="float" office:value="110.909560534392" calcext:value-type="float">
            <text:p>110,9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61.3490764478875" calcext:value-type="float">
            <text:p>61,3</text:p>
          </table:table-cell>
          <table:table-cell table:style-name="ce28" office:value-type="float" office:value="-1.58032305721286" calcext:value-type="float">
            <text:p>-1,6</text:p>
          </table:table-cell>
          <table:table-cell table:style-name="ce28" table:number-columns-repeated="2"/>
          <table:table-cell table:style-name="ce32" table:formula="of:=MAX([.B122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4.3264805397149" calcext:value-type="float">
            <text:p>74,3</text:p>
          </table:table-cell>
          <table:table-cell table:style-name="ce28" office:value-type="float" office:value="-4.13056735804983" calcext:value-type="float">
            <text:p>-4,1</text:p>
          </table:table-cell>
          <table:table-cell table:style-name="ce28" table:number-columns-repeated="2"/>
          <table:table-cell table:style-name="ce32" table:formula="of:=MAX([.B123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57.8639947440225" calcext:value-type="float">
            <text:p>57,9</text:p>
          </table:table-cell>
          <table:table-cell table:style-name="ce28" office:value-type="float" office:value="-2.98302727079265" calcext:value-type="float">
            <text:p>-3,0</text:p>
          </table:table-cell>
          <table:table-cell table:style-name="ce28" table:number-columns-repeated="2"/>
          <table:table-cell table:style-name="ce32" table:formula="of:=MAX([.B124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03.563652726937" calcext:value-type="float">
            <text:p>103,6</text:p>
          </table:table-cell>
          <table:table-cell table:style-name="ce28" office:value-type="float" office:value="6.96324197900822" calcext:value-type="float">
            <text:p>7,0</text:p>
          </table:table-cell>
          <table:table-cell table:style-name="ce28" table:number-columns-repeated="2"/>
          <table:table-cell table:style-name="ce32" table:formula="of:=MAX([.B125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77.390511656906" calcext:value-type="float">
            <text:p>177,4</text:p>
          </table:table-cell>
          <table:table-cell table:style-name="ce28" office:value-type="float" office:value="68.8274133899546" calcext:value-type="float">
            <text:p>68,8</text:p>
          </table:table-cell>
          <table:table-cell table:style-name="ce28" table:number-columns-repeated="2"/>
          <table:table-cell table:style-name="ce32" table:formula="of:=MAX([.B126]-[.$J$10];0)" office:value-type="float" office:value="72.3905116569058" calcext:value-type="float">
            <text:p>72,4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6.8130620254938" calcext:value-type="float">
            <text:p>86,8</text:p>
          </table:table-cell>
          <table:table-cell table:style-name="ce28" office:value-type="float" office:value="3.0922787583792" calcext:value-type="float">
            <text:p>3,1</text:p>
          </table:table-cell>
          <table:table-cell table:style-name="ce28" table:number-columns-repeated="2"/>
          <table:table-cell table:style-name="ce32" table:formula="of:=MAX([.B127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25.522774482185" calcext:value-type="float">
            <text:p>125,5</text:p>
          </table:table-cell>
          <table:table-cell table:style-name="ce28" office:value-type="float" office:value="21.5391741517138" calcext:value-type="float">
            <text:p>21,5</text:p>
          </table:table-cell>
          <table:table-cell table:style-name="ce28" table:number-columns-repeated="2"/>
          <table:table-cell table:style-name="ce32" table:formula="of:=MAX([.B128]-[.$J$10];0)" office:value-type="float" office:value="20.5227744821852" calcext:value-type="float">
            <text:p>20,5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69.6385874942459" calcext:value-type="float">
            <text:p>69,6</text:p>
          </table:table-cell>
          <table:table-cell table:style-name="ce28" office:value-type="float" office:value="-1.07586605747207" calcext:value-type="float">
            <text:p>-1,1</text:p>
          </table:table-cell>
          <table:table-cell table:style-name="ce28" table:number-columns-repeated="2"/>
          <table:table-cell table:style-name="ce32" table:formula="of:=MAX([.B129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0.7767141654245" calcext:value-type="float">
            <text:p>80,8</text:p>
          </table:table-cell>
          <table:table-cell table:style-name="ce28" office:value-type="float" office:value="-0.744121093025854" calcext:value-type="float">
            <text:p>-0,7</text:p>
          </table:table-cell>
          <table:table-cell table:style-name="ce28" table:number-columns-repeated="2"/>
          <table:table-cell table:style-name="ce32" table:formula="of:=MAX([.B130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49.008382138496" calcext:value-type="float">
            <text:p>149,0</text:p>
          </table:table-cell>
          <table:table-cell table:style-name="ce28" office:value-type="float" office:value="42.1976509261353" calcext:value-type="float">
            <text:p>42,2</text:p>
          </table:table-cell>
          <table:table-cell table:style-name="ce28" table:number-columns-repeated="2"/>
          <table:table-cell table:style-name="ce32" table:formula="of:=MAX([.B131]-[.$J$10];0)" office:value-type="float" office:value="44.0083821384956" calcext:value-type="float">
            <text:p>44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24.794744296152" calcext:value-type="float">
            <text:p>124,8</text:p>
          </table:table-cell>
          <table:table-cell table:style-name="ce28" office:value-type="float" office:value="17.2512902165238" calcext:value-type="float">
            <text:p>17,3</text:p>
          </table:table-cell>
          <table:table-cell table:style-name="ce28" table:number-columns-repeated="2"/>
          <table:table-cell table:style-name="ce32" table:formula="of:=MAX([.B132]-[.$J$10];0)" office:value-type="float" office:value="19.7947442961518" calcext:value-type="float">
            <text:p>19,8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50.4755141005883" calcext:value-type="float">
            <text:p>50,5</text:p>
          </table:table-cell>
          <table:table-cell table:style-name="ce28" office:value-type="float" office:value="-9.09936903884218" calcext:value-type="float">
            <text:p>-9,1</text:p>
          </table:table-cell>
          <table:table-cell table:style-name="ce28" table:number-columns-repeated="2"/>
          <table:table-cell table:style-name="ce32" table:formula="of:=MAX([.B133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7.3311515735757" calcext:value-type="float">
            <text:p>77,3</text:p>
          </table:table-cell>
          <table:table-cell table:style-name="ce28" office:value-type="float" office:value="-4.02885016289383" calcext:value-type="float">
            <text:p>-4,0</text:p>
          </table:table-cell>
          <table:table-cell table:style-name="ce28" table:number-columns-repeated="2"/>
          <table:table-cell table:style-name="ce32" table:formula="of:=MAX([.B134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93.8605354793107" calcext:value-type="float">
            <text:p>93,9</text:p>
          </table:table-cell>
          <table:table-cell table:style-name="ce28" office:value-type="float" office:value="-0.432856428331192" calcext:value-type="float">
            <text:p>-0,4</text:p>
          </table:table-cell>
          <table:table-cell table:style-name="ce28" table:number-columns-repeated="2"/>
          <table:table-cell table:style-name="ce32" table:formula="of:=MAX([.B135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63.5744840100852" calcext:value-type="float">
            <text:p>63,6</text:p>
          </table:table-cell>
          <table:table-cell table:style-name="ce28" office:value-type="float" office:value="-4.16974461767573" calcext:value-type="float">
            <text:p>-4,2</text:p>
          </table:table-cell>
          <table:table-cell table:style-name="ce28" table:number-columns-repeated="2"/>
          <table:table-cell table:style-name="ce32" table:formula="of:=MAX([.B136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66.0012637635379" calcext:value-type="float">
            <text:p>66,0</text:p>
          </table:table-cell>
          <table:table-cell table:style-name="ce28" office:value-type="float" office:value="0.812330406804268" calcext:value-type="float">
            <text:p>0,8</text:p>
          </table:table-cell>
          <table:table-cell table:style-name="ce28" table:number-columns-repeated="2"/>
          <table:table-cell table:style-name="ce32" table:formula="of:=MAX([.B137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93.8380090964293" calcext:value-type="float">
            <text:p>93,8</text:p>
          </table:table-cell>
          <table:table-cell table:style-name="ce28" office:value-type="float" office:value="3.16930384391821" calcext:value-type="float">
            <text:p>3,2</text:p>
          </table:table-cell>
          <table:table-cell table:style-name="ce28" table:number-columns-repeated="2"/>
          <table:table-cell table:style-name="ce32" table:formula="of:=MAX([.B138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68.037138221824" calcext:value-type="float">
            <text:p>168,0</text:p>
          </table:table-cell>
          <table:table-cell table:style-name="ce28" office:value-type="float" office:value="60.5524872240504" calcext:value-type="float">
            <text:p>60,6</text:p>
          </table:table-cell>
          <table:table-cell table:style-name="ce28" table:number-columns-repeated="2"/>
          <table:table-cell table:style-name="ce32" table:formula="of:=MAX([.B139]-[.$J$10];0)" office:value-type="float" office:value="63.0371382218241" calcext:value-type="float">
            <text:p>63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7.2012612096473" calcext:value-type="float">
            <text:p>77,2</text:p>
          </table:table-cell>
          <table:table-cell table:style-name="ce28" office:value-type="float" office:value="1.23164529756348" calcext:value-type="float">
            <text:p>1,2</text:p>
          </table:table-cell>
          <table:table-cell table:style-name="ce28" table:number-columns-repeated="2"/>
          <table:table-cell table:style-name="ce32" table:formula="of:=MAX([.B140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1.2844349136647" calcext:value-type="float">
            <text:p>81,3</text:p>
          </table:table-cell>
          <table:table-cell table:style-name="ce28" office:value-type="float" office:value="0.735430156352266" calcext:value-type="float">
            <text:p>0,7</text:p>
          </table:table-cell>
          <table:table-cell table:style-name="ce28" table:number-columns-repeated="2"/>
          <table:table-cell table:style-name="ce32" table:formula="of:=MAX([.B141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372.984841034834" calcext:value-type="float">
            <text:p>373,0</text:p>
          </table:table-cell>
          <table:table-cell table:style-name="ce28" office:value-type="float" office:value="265.614947724137" calcext:value-type="float">
            <text:p>265,6</text:p>
          </table:table-cell>
          <table:table-cell table:style-name="ce28" table:number-columns-repeated="2"/>
          <table:table-cell table:style-name="ce32" table:formula="of:=MAX([.B142]-[.$J$10];0)" office:value-type="float" office:value="267.984841034834" calcext:value-type="float">
            <text:p>268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6.5001321163345" calcext:value-type="float">
            <text:p>76,5</text:p>
          </table:table-cell>
          <table:table-cell table:style-name="ce28" office:value-type="float" office:value="-3.15693867219383" calcext:value-type="float">
            <text:p>-3,2</text:p>
          </table:table-cell>
          <table:table-cell table:style-name="ce28" table:number-columns-repeated="2"/>
          <table:table-cell table:style-name="ce32" table:formula="of:=MAX([.B143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6.8516611003831" calcext:value-type="float">
            <text:p>76,9</text:p>
          </table:table-cell>
          <table:table-cell table:style-name="ce28" office:value-type="float" office:value="0.744351906452327" calcext:value-type="float">
            <text:p>0,7</text:p>
          </table:table-cell>
          <table:table-cell table:style-name="ce28" table:number-columns-repeated="2"/>
          <table:table-cell table:style-name="ce32" table:formula="of:=MAX([.B144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79.141959027824" calcext:value-type="float">
            <text:p>179,1</text:p>
          </table:table-cell>
          <table:table-cell table:style-name="ce28" office:value-type="float" office:value="74.1044958781406" calcext:value-type="float">
            <text:p>74,1</text:p>
          </table:table-cell>
          <table:table-cell table:style-name="ce28" table:number-columns-repeated="2"/>
          <table:table-cell table:style-name="ce32" table:formula="of:=MAX([.B145]-[.$J$10];0)" office:value-type="float" office:value="74.1419590278241" calcext:value-type="float">
            <text:p>74,1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52.2225522706179" calcext:value-type="float">
            <text:p>52,2</text:p>
          </table:table-cell>
          <table:table-cell table:style-name="ce28" office:value-type="float" office:value="-2.40880969848654" calcext:value-type="float">
            <text:p>-2,4</text:p>
          </table:table-cell>
          <table:table-cell table:style-name="ce28" table:number-columns-repeated="2"/>
          <table:table-cell table:style-name="ce32" table:formula="of:=MAX([.B146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1.8960374427408" calcext:value-type="float">
            <text:p>81,9</text:p>
          </table:table-cell>
          <table:table-cell table:style-name="ce28" office:value-type="float" office:value="-2.19436097557592" calcext:value-type="float">
            <text:p>-2,2</text:p>
          </table:table-cell>
          <table:table-cell table:style-name="ce28" table:number-columns-repeated="2"/>
          <table:table-cell table:style-name="ce32" table:formula="of:=MAX([.B147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6.468996275019" calcext:value-type="float">
            <text:p>76,5</text:p>
          </table:table-cell>
          <table:table-cell table:style-name="ce28" office:value-type="float" office:value="-1.43606111882228" calcext:value-type="float">
            <text:p>-1,4</text:p>
          </table:table-cell>
          <table:table-cell table:style-name="ce28" table:number-columns-repeated="2"/>
          <table:table-cell table:style-name="ce32" table:formula="of:=MAX([.B148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81.025178535936" calcext:value-type="float">
            <text:p>181,0</text:p>
          </table:table-cell>
          <table:table-cell table:style-name="ce28" office:value-type="float" office:value="78.8172270356369" calcext:value-type="float">
            <text:p>78,8</text:p>
          </table:table-cell>
          <table:table-cell table:style-name="ce28" table:number-columns-repeated="2"/>
          <table:table-cell table:style-name="ce32" table:formula="of:=MAX([.B149]-[.$J$10];0)" office:value-type="float" office:value="76.0251785359358" calcext:value-type="float">
            <text:p>76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41.2787438510097" calcext:value-type="float">
            <text:p>41,3</text:p>
          </table:table-cell>
          <table:table-cell table:style-name="ce28" office:value-type="float" office:value="-2.30079379184664" calcext:value-type="float">
            <text:p>-2,3</text:p>
          </table:table-cell>
          <table:table-cell table:style-name="ce28" table:number-columns-repeated="2"/>
          <table:table-cell table:style-name="ce32" table:formula="of:=MAX([.B150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60.2076924384216" calcext:value-type="float">
            <text:p>60,2</text:p>
          </table:table-cell>
          <table:table-cell table:style-name="ce28" office:value-type="float" office:value="0.245172680793328" calcext:value-type="float">
            <text:p>0,2</text:p>
          </table:table-cell>
          <table:table-cell table:style-name="ce28" table:number-columns-repeated="2"/>
          <table:table-cell table:style-name="ce32" table:formula="of:=MAX([.B151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31.356737847042" calcext:value-type="float">
            <text:p>131,4</text:p>
          </table:table-cell>
          <table:table-cell table:style-name="ce28" office:value-type="float" office:value="22.5710035634631" calcext:value-type="float">
            <text:p>22,6</text:p>
          </table:table-cell>
          <table:table-cell table:style-name="ce28" table:number-columns-repeated="2"/>
          <table:table-cell table:style-name="ce32" table:formula="of:=MAX([.B152]-[.$J$10];0)" office:value-type="float" office:value="26.3567378470417" calcext:value-type="float">
            <text:p>26,4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17.186374391877" calcext:value-type="float">
            <text:p>117,2</text:p>
          </table:table-cell>
          <table:table-cell table:style-name="ce28" office:value-type="float" office:value="13.4973790624968" calcext:value-type="float">
            <text:p>13,5</text:p>
          </table:table-cell>
          <table:table-cell table:style-name="ce28" table:number-columns-repeated="2"/>
          <table:table-cell table:style-name="ce32" table:formula="of:=MAX([.B153]-[.$J$10];0)" office:value-type="float" office:value="12.1863743918768" calcext:value-type="float">
            <text:p>12,2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41.202424960593" calcext:value-type="float">
            <text:p>141,2</text:p>
          </table:table-cell>
          <table:table-cell table:style-name="ce28" office:value-type="float" office:value="33.3102503649177" calcext:value-type="float">
            <text:p>33,3</text:p>
          </table:table-cell>
          <table:table-cell table:style-name="ce28" table:number-columns-repeated="2"/>
          <table:table-cell table:style-name="ce32" table:formula="of:=MAX([.B154]-[.$J$10];0)" office:value-type="float" office:value="36.2024249605934" calcext:value-type="float">
            <text:p>36,2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24.008050963106" calcext:value-type="float">
            <text:p>124,0</text:p>
          </table:table-cell>
          <table:table-cell table:style-name="ce28" office:value-type="float" office:value="20.0213770919201" calcext:value-type="float">
            <text:p>20,0</text:p>
          </table:table-cell>
          <table:table-cell table:style-name="ce28" table:number-columns-repeated="2"/>
          <table:table-cell table:style-name="ce32" table:formula="of:=MAX([.B155]-[.$J$10];0)" office:value-type="float" office:value="19.0080509631061" calcext:value-type="float">
            <text:p>19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0.3459820676777" calcext:value-type="float">
            <text:p>80,3</text:p>
          </table:table-cell>
          <table:table-cell table:style-name="ce28" office:value-type="float" office:value="0.0183913217165038" calcext:value-type="float">
            <text:p>0,0</text:p>
          </table:table-cell>
          <table:table-cell table:style-name="ce28" table:number-columns-repeated="2"/>
          <table:table-cell table:style-name="ce32" table:formula="of:=MAX([.B156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9.5312698292299" calcext:value-type="float">
            <text:p>89,5</text:p>
          </table:table-cell>
          <table:table-cell table:style-name="ce28" office:value-type="float" office:value="4.13045361660791" calcext:value-type="float">
            <text:p>4,1</text:p>
          </table:table-cell>
          <table:table-cell table:style-name="ce28" table:number-columns-repeated="2"/>
          <table:table-cell table:style-name="ce32" table:formula="of:=MAX([.B157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00.847031574531" calcext:value-type="float">
            <text:p>100,8</text:p>
          </table:table-cell>
          <table:table-cell table:style-name="ce28" office:value-type="float" office:value="-3.9479640097477" calcext:value-type="float">
            <text:p>-3,9</text:p>
          </table:table-cell>
          <table:table-cell table:style-name="ce28" table:number-columns-repeated="2"/>
          <table:table-cell table:style-name="ce32" table:formula="of:=MAX([.B158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2.323521429517" calcext:value-type="float">
            <text:p>72,3</text:p>
          </table:table-cell>
          <table:table-cell table:style-name="ce28" office:value-type="float" office:value="-1.10434298434759" calcext:value-type="float">
            <text:p>-1,1</text:p>
          </table:table-cell>
          <table:table-cell table:style-name="ce28" table:number-columns-repeated="2"/>
          <table:table-cell table:style-name="ce32" table:formula="of:=MAX([.B159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7.2617717096672" calcext:value-type="float">
            <text:p>77,3</text:p>
          </table:table-cell>
          <table:table-cell table:style-name="ce28" office:value-type="float" office:value="0.495121639718141" calcext:value-type="float">
            <text:p>0,5</text:p>
          </table:table-cell>
          <table:table-cell table:style-name="ce28" table:number-columns-repeated="2"/>
          <table:table-cell table:style-name="ce32" table:formula="of:=MAX([.B160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213.153564858781" calcext:value-type="float">
            <text:p>213,2</text:p>
          </table:table-cell>
          <table:table-cell table:style-name="ce28" office:value-type="float" office:value="109.480601620907" calcext:value-type="float">
            <text:p>109,5</text:p>
          </table:table-cell>
          <table:table-cell table:style-name="ce28" table:number-columns-repeated="2"/>
          <table:table-cell table:style-name="ce32" table:formula="of:=MAX([.B161]-[.$J$10];0)" office:value-type="float" office:value="108.153564858781" calcext:value-type="float">
            <text:p>108,2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99.2634709432807" calcext:value-type="float">
            <text:p>99,3</text:p>
          </table:table-cell>
          <table:table-cell table:style-name="ce28" office:value-type="float" office:value="5.76901234247867" calcext:value-type="float">
            <text:p>5,8</text:p>
          </table:table-cell>
          <table:table-cell table:style-name="ce28" table:number-columns-repeated="2"/>
          <table:table-cell table:style-name="ce32" table:formula="of:=MAX([.B162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04.361999202577" calcext:value-type="float">
            <text:p>104,4</text:p>
          </table:table-cell>
          <table:table-cell table:style-name="ce28" office:value-type="float" office:value="0.623120588063388" calcext:value-type="float">
            <text:p>0,6</text:p>
          </table:table-cell>
          <table:table-cell table:style-name="ce28" table:number-columns-repeated="2"/>
          <table:table-cell table:style-name="ce32" table:formula="of:=MAX([.B163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91.3171685765988" calcext:value-type="float">
            <text:p>91,3</text:p>
          </table:table-cell>
          <table:table-cell table:style-name="ce28" office:value-type="float" office:value="-0.0563767015901036" calcext:value-type="float">
            <text:p>-0,1</text:p>
          </table:table-cell>
          <table:table-cell table:style-name="ce28" table:number-columns-repeated="2"/>
          <table:table-cell table:style-name="ce32" table:formula="of:=MAX([.B164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0.8660636949817" calcext:value-type="float">
            <text:p>80,9</text:p>
          </table:table-cell>
          <table:table-cell table:style-name="ce28" office:value-type="float" office:value="-0.397246883046328" calcext:value-type="float">
            <text:p>-0,4</text:p>
          </table:table-cell>
          <table:table-cell table:style-name="ce28" table:number-columns-repeated="2"/>
          <table:table-cell table:style-name="ce32" table:formula="of:=MAX([.B165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79.675954802397" calcext:value-type="float">
            <text:p>179,7</text:p>
          </table:table-cell>
          <table:table-cell table:style-name="ce28" office:value-type="float" office:value="74.8034354372965" calcext:value-type="float">
            <text:p>74,8</text:p>
          </table:table-cell>
          <table:table-cell table:style-name="ce28" table:number-columns-repeated="2"/>
          <table:table-cell table:style-name="ce32" table:formula="of:=MAX([.B166]-[.$J$10];0)" office:value-type="float" office:value="74.6759548023966" calcext:value-type="float">
            <text:p>74,7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14.631837692113" calcext:value-type="float">
            <text:p>114,6</text:p>
          </table:table-cell>
          <table:table-cell table:style-name="ce28" office:value-type="float" office:value="12.3091099942629" calcext:value-type="float">
            <text:p>12,3</text:p>
          </table:table-cell>
          <table:table-cell table:style-name="ce28" table:number-columns-repeated="2"/>
          <table:table-cell table:style-name="ce32" table:formula="of:=MAX([.B167]-[.$J$10];0)" office:value-type="float" office:value="9.63183769211332" calcext:value-type="float">
            <text:p>9,6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7.7488113643464" calcext:value-type="float">
            <text:p>87,7</text:p>
          </table:table-cell>
          <table:table-cell table:style-name="ce28" office:value-type="float" office:value="1.05772212492662" calcext:value-type="float">
            <text:p>1,1</text:p>
          </table:table-cell>
          <table:table-cell table:style-name="ce28" table:number-columns-repeated="2"/>
          <table:table-cell table:style-name="ce32" table:formula="of:=MAX([.B168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19.083097114903" calcext:value-type="float">
            <text:p>119,1</text:p>
          </table:table-cell>
          <table:table-cell table:style-name="ce28" office:value-type="float" office:value="11.8273632988935" calcext:value-type="float">
            <text:p>11,8</text:p>
          </table:table-cell>
          <table:table-cell table:style-name="ce28" table:number-columns-repeated="2"/>
          <table:table-cell table:style-name="ce32" table:formula="of:=MAX([.B169]-[.$J$10];0)" office:value-type="float" office:value="14.0830971149027" calcext:value-type="float">
            <text:p>14,1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0.6412553346304" calcext:value-type="float">
            <text:p>80,6</text:p>
          </table:table-cell>
          <table:table-cell table:style-name="ce28" office:value-type="float" office:value="1.31106689652519" calcext:value-type="float">
            <text:p>1,3</text:p>
          </table:table-cell>
          <table:table-cell table:style-name="ce28" table:number-columns-repeated="2"/>
          <table:table-cell table:style-name="ce32" table:formula="of:=MAX([.B170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4.7926518204525" calcext:value-type="float">
            <text:p>74,8</text:p>
          </table:table-cell>
          <table:table-cell table:style-name="ce28" office:value-type="float" office:value="-2.20473340351754" calcext:value-type="float">
            <text:p>-2,2</text:p>
          </table:table-cell>
          <table:table-cell table:style-name="ce28" table:number-columns-repeated="2"/>
          <table:table-cell table:style-name="ce32" table:formula="of:=MAX([.B171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90.1105107390772" calcext:value-type="float">
            <text:p>90,1</text:p>
          </table:table-cell>
          <table:table-cell table:style-name="ce28" office:value-type="float" office:value="0.00337711542206875" calcext:value-type="float">
            <text:p>0,0</text:p>
          </table:table-cell>
          <table:table-cell table:style-name="ce28" table:number-columns-repeated="2"/>
          <table:table-cell table:style-name="ce32" table:formula="of:=MAX([.B172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237.884037526545" calcext:value-type="float">
            <text:p>237,9</text:p>
          </table:table-cell>
          <table:table-cell table:style-name="ce28" office:value-type="float" office:value="131.517604038484" calcext:value-type="float">
            <text:p>131,5</text:p>
          </table:table-cell>
          <table:table-cell table:style-name="ce28" table:number-columns-repeated="2"/>
          <table:table-cell table:style-name="ce32" table:formula="of:=MAX([.B173]-[.$J$10];0)" office:value-type="float" office:value="132.884037526545" calcext:value-type="float">
            <text:p>132,9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215.813884602828" calcext:value-type="float">
            <text:p>215,8</text:p>
          </table:table-cell>
          <table:table-cell table:style-name="ce28" office:value-type="float" office:value="110.586670096485" calcext:value-type="float">
            <text:p>110,6</text:p>
          </table:table-cell>
          <table:table-cell table:style-name="ce28" table:number-columns-repeated="2"/>
          <table:table-cell table:style-name="ce32" table:formula="of:=MAX([.B174]-[.$J$10];0)" office:value-type="float" office:value="110.813884602828" calcext:value-type="float">
            <text:p>110,8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59.747935684529" calcext:value-type="float">
            <text:p>59,7</text:p>
          </table:table-cell>
          <table:table-cell table:style-name="ce28" office:value-type="float" office:value="0.529409407468519" calcext:value-type="float">
            <text:p>0,5</text:p>
          </table:table-cell>
          <table:table-cell table:style-name="ce28" table:number-columns-repeated="2"/>
          <table:table-cell table:style-name="ce32" table:formula="of:=MAX([.B175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62.8197355734937" calcext:value-type="float">
            <text:p>62,8</text:p>
          </table:table-cell>
          <table:table-cell table:style-name="ce28" office:value-type="float" office:value="0.452449304983861" calcext:value-type="float">
            <text:p>0,5</text:p>
          </table:table-cell>
          <table:table-cell table:style-name="ce28" table:number-columns-repeated="2"/>
          <table:table-cell table:style-name="ce32" table:formula="of:=MAX([.B176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00.741394259666" calcext:value-type="float">
            <text:p>100,7</text:p>
          </table:table-cell>
          <table:table-cell table:style-name="ce28" office:value-type="float" office:value="0.661493863876491" calcext:value-type="float">
            <text:p>0,7</text:p>
          </table:table-cell>
          <table:table-cell table:style-name="ce28" table:number-columns-repeated="2"/>
          <table:table-cell table:style-name="ce32" table:formula="of:=MAX([.B177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05.475639364929" calcext:value-type="float">
            <text:p>105,5</text:p>
          </table:table-cell>
          <table:table-cell table:style-name="ce28" office:value-type="float" office:value="3.80464310913602" calcext:value-type="float">
            <text:p>3,8</text:p>
          </table:table-cell>
          <table:table-cell table:style-name="ce28" table:number-columns-repeated="2"/>
          <table:table-cell table:style-name="ce32" table:formula="of:=MAX([.B178]-[.$J$10];0)" office:value-type="float" office:value="0.475639364929123" calcext:value-type="float">
            <text:p>0,5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23.759536418344" calcext:value-type="float">
            <text:p>123,8</text:p>
          </table:table-cell>
          <table:table-cell table:style-name="ce28" office:value-type="float" office:value="24.5381322624667" calcext:value-type="float">
            <text:p>24,5</text:p>
          </table:table-cell>
          <table:table-cell table:style-name="ce28" table:number-columns-repeated="2"/>
          <table:table-cell table:style-name="ce32" table:formula="of:=MAX([.B179]-[.$J$10];0)" office:value-type="float" office:value="18.7595364183436" calcext:value-type="float">
            <text:p>18,8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48.936123091161" calcext:value-type="float">
            <text:p>148,9</text:p>
          </table:table-cell>
          <table:table-cell table:style-name="ce28" office:value-type="float" office:value="47.4600149161291" calcext:value-type="float">
            <text:p>47,5</text:p>
          </table:table-cell>
          <table:table-cell table:style-name="ce28" table:number-columns-repeated="2"/>
          <table:table-cell table:style-name="ce32" table:formula="of:=MAX([.B180]-[.$J$10];0)" office:value-type="float" office:value="43.9361230911609" calcext:value-type="float">
            <text:p>43,9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6.9774721010921" calcext:value-type="float">
            <text:p>87,0</text:p>
          </table:table-cell>
          <table:table-cell table:style-name="ce28" office:value-type="float" office:value="-2.43856476425934" calcext:value-type="float">
            <text:p>-2,4</text:p>
          </table:table-cell>
          <table:table-cell table:style-name="ce28" table:number-columns-repeated="2"/>
          <table:table-cell table:style-name="ce32" table:formula="of:=MAX([.B181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19.137429000682" calcext:value-type="float">
            <text:p>119,1</text:p>
          </table:table-cell>
          <table:table-cell table:style-name="ce28" office:value-type="float" office:value="16.5542273678281" calcext:value-type="float">
            <text:p>16,6</text:p>
          </table:table-cell>
          <table:table-cell table:style-name="ce28" table:number-columns-repeated="2"/>
          <table:table-cell table:style-name="ce32" table:formula="of:=MAX([.B182]-[.$J$10];0)" office:value-type="float" office:value="14.137429000682" calcext:value-type="float">
            <text:p>14,1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69.9876800417214" calcext:value-type="float">
            <text:p>70,0</text:p>
          </table:table-cell>
          <table:table-cell table:style-name="ce28" office:value-type="float" office:value="0.522466987939947" calcext:value-type="float">
            <text:p>0,5</text:p>
          </table:table-cell>
          <table:table-cell table:style-name="ce28" table:number-columns-repeated="2"/>
          <table:table-cell table:style-name="ce32" table:formula="of:=MAX([.B183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30.6928638823894" calcext:value-type="float">
            <text:p>30,7</text:p>
          </table:table-cell>
          <table:table-cell table:style-name="ce28" office:value-type="float" office:value="0.160528028155097" calcext:value-type="float">
            <text:p>0,2</text:p>
          </table:table-cell>
          <table:table-cell table:style-name="ce28" table:number-columns-repeated="2"/>
          <table:table-cell table:style-name="ce32" table:formula="of:=MAX([.B184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6.1155752980057" calcext:value-type="float">
            <text:p>86,1</text:p>
          </table:table-cell>
          <table:table-cell table:style-name="ce28" office:value-type="float" office:value="-1.69791020814689" calcext:value-type="float">
            <text:p>-1,7</text:p>
          </table:table-cell>
          <table:table-cell table:style-name="ce28" table:number-columns-repeated="2"/>
          <table:table-cell table:style-name="ce32" table:formula="of:=MAX([.B185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64.7880386111475" calcext:value-type="float">
            <text:p>64,8</text:p>
          </table:table-cell>
          <table:table-cell table:style-name="ce28" office:value-type="float" office:value="3.04943039117859" calcext:value-type="float">
            <text:p>3,0</text:p>
          </table:table-cell>
          <table:table-cell table:style-name="ce28" table:number-columns-repeated="2"/>
          <table:table-cell table:style-name="ce32" table:formula="of:=MAX([.B186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46.53847395757" calcext:value-type="float">
            <text:p>146,5</text:p>
          </table:table-cell>
          <table:table-cell table:style-name="ce28" office:value-type="float" office:value="41.8860021921863" calcext:value-type="float">
            <text:p>41,9</text:p>
          </table:table-cell>
          <table:table-cell table:style-name="ce28" table:number-columns-repeated="2"/>
          <table:table-cell table:style-name="ce32" table:formula="of:=MAX([.B187]-[.$J$10];0)" office:value-type="float" office:value="41.5384739575702" calcext:value-type="float">
            <text:p>41,5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11.184821096365" calcext:value-type="float">
            <text:p>111,2</text:p>
          </table:table-cell>
          <table:table-cell table:style-name="ce28" office:value-type="float" office:value="10.6494468667307" calcext:value-type="float">
            <text:p>10,6</text:p>
          </table:table-cell>
          <table:table-cell table:style-name="ce28" table:number-columns-repeated="2"/>
          <table:table-cell table:style-name="ce32" table:formula="of:=MAX([.B188]-[.$J$10];0)" office:value-type="float" office:value="6.18482109636453" calcext:value-type="float">
            <text:p>6,2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6.5027901805678" calcext:value-type="float">
            <text:p>86,5</text:p>
          </table:table-cell>
          <table:table-cell table:style-name="ce28" office:value-type="float" office:value="-0.205236416331317" calcext:value-type="float">
            <text:p>-0,2</text:p>
          </table:table-cell>
          <table:table-cell table:style-name="ce28" table:number-columns-repeated="2"/>
          <table:table-cell table:style-name="ce32" table:formula="of:=MAX([.B189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22.1254918207" calcext:value-type="float">
            <text:p>122,1</text:p>
          </table:table-cell>
          <table:table-cell table:style-name="ce28" office:value-type="float" office:value="20.3620446285095" calcext:value-type="float">
            <text:p>20,4</text:p>
          </table:table-cell>
          <table:table-cell table:style-name="ce28" table:number-columns-repeated="2"/>
          <table:table-cell table:style-name="ce32" table:formula="of:=MAX([.B190]-[.$J$10];0)" office:value-type="float" office:value="17.1254918207003" calcext:value-type="float">
            <text:p>17,1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5.0145046687925" calcext:value-type="float">
            <text:p>85,0</text:p>
          </table:table-cell>
          <table:table-cell table:style-name="ce28" office:value-type="float" office:value="-0.731746143223105" calcext:value-type="float">
            <text:p>-0,7</text:p>
          </table:table-cell>
          <table:table-cell table:style-name="ce28" table:number-columns-repeated="2"/>
          <table:table-cell table:style-name="ce32" table:formula="of:=MAX([.B191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03.718532970559" calcext:value-type="float">
            <text:p>103,7</text:p>
          </table:table-cell>
          <table:table-cell table:style-name="ce28" office:value-type="float" office:value="5.21107611971663" calcext:value-type="float">
            <text:p>5,2</text:p>
          </table:table-cell>
          <table:table-cell table:style-name="ce28" table:number-columns-repeated="2"/>
          <table:table-cell table:style-name="ce32" table:formula="of:=MAX([.B192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8.5453110755909" calcext:value-type="float">
            <text:p>88,5</text:p>
          </table:table-cell>
          <table:table-cell table:style-name="ce28" office:value-type="float" office:value="2.26602024370051" calcext:value-type="float">
            <text:p>2,3</text:p>
          </table:table-cell>
          <table:table-cell table:style-name="ce28" table:number-columns-repeated="2"/>
          <table:table-cell table:style-name="ce32" table:formula="of:=MAX([.B193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39.172112149013" calcext:value-type="float">
            <text:p>139,2</text:p>
          </table:table-cell>
          <table:table-cell table:style-name="ce28" office:value-type="float" office:value="36.9141357659573" calcext:value-type="float">
            <text:p>36,9</text:p>
          </table:table-cell>
          <table:table-cell table:style-name="ce28" table:number-columns-repeated="2"/>
          <table:table-cell table:style-name="ce32" table:formula="of:=MAX([.B194]-[.$J$10];0)" office:value-type="float" office:value="34.172112149013" calcext:value-type="float">
            <text:p>34,2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63.7765322193195" calcext:value-type="float">
            <text:p>63,8</text:p>
          </table:table-cell>
          <table:table-cell table:style-name="ce28" office:value-type="float" office:value="-3.96210563320144" calcext:value-type="float">
            <text:p>-4,0</text:p>
          </table:table-cell>
          <table:table-cell table:style-name="ce28" table:number-columns-repeated="2"/>
          <table:table-cell table:style-name="ce32" table:formula="of:=MAX([.B195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66.9088667309812" calcext:value-type="float">
            <text:p>66,9</text:p>
          </table:table-cell>
          <table:table-cell table:style-name="ce28" office:value-type="float" office:value="-0.742759545723949" calcext:value-type="float">
            <text:p>-0,7</text:p>
          </table:table-cell>
          <table:table-cell table:style-name="ce28" table:number-columns-repeated="2"/>
          <table:table-cell table:style-name="ce32" table:formula="of:=MAX([.B196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04.828068026749" calcext:value-type="float">
            <text:p>104,8</text:p>
          </table:table-cell>
          <table:table-cell table:style-name="ce28" office:value-type="float" office:value="6.64406387598639" calcext:value-type="float">
            <text:p>6,6</text:p>
          </table:table-cell>
          <table:table-cell table:style-name="ce28" table:number-columns-repeated="2"/>
          <table:table-cell table:style-name="ce32" table:formula="of:=MAX([.B197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38.8128030386225" calcext:value-type="float">
            <text:p>38,8</text:p>
          </table:table-cell>
          <table:table-cell table:style-name="ce28" office:value-type="float" office:value="0.963282315604824" calcext:value-type="float">
            <text:p>1,0</text:p>
          </table:table-cell>
          <table:table-cell table:style-name="ce28" table:number-columns-repeated="2"/>
          <table:table-cell table:style-name="ce32" table:formula="of:=MAX([.B198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4.4980881891001" calcext:value-type="float">
            <text:p>84,5</text:p>
          </table:table-cell>
          <table:table-cell table:style-name="ce28" office:value-type="float" office:value="2.02349108992274" calcext:value-type="float">
            <text:p>2,0</text:p>
          </table:table-cell>
          <table:table-cell table:style-name="ce28" table:number-columns-repeated="2"/>
          <table:table-cell table:style-name="ce32" table:formula="of:=MAX([.B199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91.9686631053937" calcext:value-type="float">
            <text:p>92,0</text:p>
          </table:table-cell>
          <table:table-cell table:style-name="ce28" office:value-type="float" office:value="6.20843644974788" calcext:value-type="float">
            <text:p>6,2</text:p>
          </table:table-cell>
          <table:table-cell table:style-name="ce28" table:number-columns-repeated="2"/>
          <table:table-cell table:style-name="ce32" table:formula="of:=MAX([.B200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7.3897974052714" calcext:value-type="float">
            <text:p>77,4</text:p>
          </table:table-cell>
          <table:table-cell table:style-name="ce28" office:value-type="float" office:value="-0.598247540257125" calcext:value-type="float">
            <text:p>-0,6</text:p>
          </table:table-cell>
          <table:table-cell table:style-name="ce28" table:number-columns-repeated="2"/>
          <table:table-cell table:style-name="ce32" table:formula="of:=MAX([.B201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08.248626083561" calcext:value-type="float">
            <text:p>108,2</text:p>
          </table:table-cell>
          <table:table-cell table:style-name="ce28" office:value-type="float" office:value="12.3250041490482" calcext:value-type="float">
            <text:p>12,3</text:p>
          </table:table-cell>
          <table:table-cell table:style-name="ce28" table:number-columns-repeated="2"/>
          <table:table-cell table:style-name="ce32" table:formula="of:=MAX([.B202]-[.$J$10];0)" office:value-type="float" office:value="3.24862608356122" calcext:value-type="float">
            <text:p>3,2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02.907382042665" calcext:value-type="float">
            <text:p>102,9</text:p>
          </table:table-cell>
          <table:table-cell table:style-name="ce28" office:value-type="float" office:value="0.206437811350399" calcext:value-type="float">
            <text:p>0,2</text:p>
          </table:table-cell>
          <table:table-cell table:style-name="ce28" table:number-columns-repeated="2"/>
          <table:table-cell table:style-name="ce32" table:formula="of:=MAX([.B203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05.517418947309" calcext:value-type="float">
            <text:p>105,5</text:p>
          </table:table-cell>
          <table:table-cell table:style-name="ce28" office:value-type="float" office:value="5.13655186016118" calcext:value-type="float">
            <text:p>5,1</text:p>
          </table:table-cell>
          <table:table-cell table:style-name="ce28" table:number-columns-repeated="2"/>
          <table:table-cell table:style-name="ce32" table:formula="of:=MAX([.B204]-[.$J$10];0)" office:value-type="float" office:value="0.517418947309366" calcext:value-type="float">
            <text:p>0,5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204.915484385598" calcext:value-type="float">
            <text:p>204,9</text:p>
          </table:table-cell>
          <table:table-cell table:style-name="ce28" office:value-type="float" office:value="94.9298736719265" calcext:value-type="float">
            <text:p>94,9</text:p>
          </table:table-cell>
          <table:table-cell table:style-name="ce28" table:number-columns-repeated="2"/>
          <table:table-cell table:style-name="ce32" table:formula="of:=MAX([.B205]-[.$J$10];0)" office:value-type="float" office:value="99.9154843855976" calcext:value-type="float">
            <text:p>99,9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12.717357919132" calcext:value-type="float">
            <text:p>112,7</text:p>
          </table:table-cell>
          <table:table-cell table:style-name="ce28" office:value-type="float" office:value="7.44886111108541" calcext:value-type="float">
            <text:p>7,4</text:p>
          </table:table-cell>
          <table:table-cell table:style-name="ce28" table:number-columns-repeated="2"/>
          <table:table-cell table:style-name="ce32" table:formula="of:=MAX([.B206]-[.$J$10];0)" office:value-type="float" office:value="7.71735791913162" calcext:value-type="float">
            <text:p>7,7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66.1915760910334" calcext:value-type="float">
            <text:p>66,2</text:p>
          </table:table-cell>
          <table:table-cell table:style-name="ce28" office:value-type="float" office:value="2.32497356582574" calcext:value-type="float">
            <text:p>2,3</text:p>
          </table:table-cell>
          <table:table-cell table:style-name="ce28" table:number-columns-repeated="2"/>
          <table:table-cell table:style-name="ce32" table:formula="of:=MAX([.B207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9.8150591617454" calcext:value-type="float">
            <text:p>89,8</text:p>
          </table:table-cell>
          <table:table-cell table:style-name="ce28" office:value-type="float" office:value="1.81147095443966" calcext:value-type="float">
            <text:p>1,8</text:p>
          </table:table-cell>
          <table:table-cell table:style-name="ce28" table:number-columns-repeated="2"/>
          <table:table-cell table:style-name="ce32" table:formula="of:=MAX([.B208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23.457299935358" calcext:value-type="float">
            <text:p>123,5</text:p>
          </table:table-cell>
          <table:table-cell table:style-name="ce28" office:value-type="float" office:value="18.325049069837" calcext:value-type="float">
            <text:p>18,3</text:p>
          </table:table-cell>
          <table:table-cell table:style-name="ce28" table:number-columns-repeated="2"/>
          <table:table-cell table:style-name="ce32" table:formula="of:=MAX([.B209]-[.$J$10];0)" office:value-type="float" office:value="18.4572999353583" calcext:value-type="float">
            <text:p>18,5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44.2361640976603" calcext:value-type="float">
            <text:p>44,2</text:p>
          </table:table-cell>
          <table:table-cell table:style-name="ce28" office:value-type="float" office:value="-0.75240283412795" calcext:value-type="float">
            <text:p>-0,8</text:p>
          </table:table-cell>
          <table:table-cell table:style-name="ce28" table:number-columns-repeated="2"/>
          <table:table-cell table:style-name="ce32" table:formula="of:=MAX([.B210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24.436237525958" calcext:value-type="float">
            <text:p>124,4</text:p>
          </table:table-cell>
          <table:table-cell table:style-name="ce28" office:value-type="float" office:value="18.8007093428684" calcext:value-type="float">
            <text:p>18,8</text:p>
          </table:table-cell>
          <table:table-cell table:style-name="ce28" table:number-columns-repeated="2"/>
          <table:table-cell table:style-name="ce32" table:formula="of:=MAX([.B211]-[.$J$10];0)" office:value-type="float" office:value="19.4362375259578" calcext:value-type="float">
            <text:p>19,4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66.516216729526" calcext:value-type="float">
            <text:p>166,5</text:p>
          </table:table-cell>
          <table:table-cell table:style-name="ce28" office:value-type="float" office:value="60.1004208357151" calcext:value-type="float">
            <text:p>60,1</text:p>
          </table:table-cell>
          <table:table-cell table:style-name="ce28" table:number-columns-repeated="2"/>
          <table:table-cell table:style-name="ce32" table:formula="of:=MAX([.B212]-[.$J$10];0)" office:value-type="float" office:value="61.5162167295256" calcext:value-type="float">
            <text:p>61,5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49.269408502407" calcext:value-type="float">
            <text:p>149,3</text:p>
          </table:table-cell>
          <table:table-cell table:style-name="ce28" office:value-type="float" office:value="44.82359519324" calcext:value-type="float">
            <text:p>44,8</text:p>
          </table:table-cell>
          <table:table-cell table:style-name="ce28" table:number-columns-repeated="2"/>
          <table:table-cell table:style-name="ce32" table:formula="of:=MAX([.B213]-[.$J$10];0)" office:value-type="float" office:value="44.2694085024065" calcext:value-type="float">
            <text:p>44,3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8.6170342692205" calcext:value-type="float">
            <text:p>88,6</text:p>
          </table:table-cell>
          <table:table-cell table:style-name="ce28" office:value-type="float" office:value="0.18770549616027" calcext:value-type="float">
            <text:p>0,2</text:p>
          </table:table-cell>
          <table:table-cell table:style-name="ce28" table:number-columns-repeated="2"/>
          <table:table-cell table:style-name="ce32" table:formula="of:=MAX([.B214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4.615880655666" calcext:value-type="float">
            <text:p>74,6</text:p>
          </table:table-cell>
          <table:table-cell table:style-name="ce28" office:value-type="float" office:value="-0.665985346192146" calcext:value-type="float">
            <text:p>-0,7</text:p>
          </table:table-cell>
          <table:table-cell table:style-name="ce28" table:number-columns-repeated="2"/>
          <table:table-cell table:style-name="ce32" table:formula="of:=MAX([.B215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59.5117740909207" calcext:value-type="float">
            <text:p>59,5</text:p>
          </table:table-cell>
          <table:table-cell table:style-name="ce28" office:value-type="float" office:value="-3.45035663021556" calcext:value-type="float">
            <text:p>-3,5</text:p>
          </table:table-cell>
          <table:table-cell table:style-name="ce28" table:number-columns-repeated="2"/>
          <table:table-cell table:style-name="ce32" table:formula="of:=MAX([.B216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42.444807561236" calcext:value-type="float">
            <text:p>142,4</text:p>
          </table:table-cell>
          <table:table-cell table:style-name="ce28" office:value-type="float" office:value="39.8793137650321" calcext:value-type="float">
            <text:p>39,9</text:p>
          </table:table-cell>
          <table:table-cell table:style-name="ce28" table:number-columns-repeated="2"/>
          <table:table-cell table:style-name="ce32" table:formula="of:=MAX([.B217]-[.$J$10];0)" office:value-type="float" office:value="37.4448075612356" calcext:value-type="float">
            <text:p>37,4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92.4778119310451" calcext:value-type="float">
            <text:p>92,5</text:p>
          </table:table-cell>
          <table:table-cell table:style-name="ce28" office:value-type="float" office:value="0.0650628522844094" calcext:value-type="float">
            <text:p>0,1</text:p>
          </table:table-cell>
          <table:table-cell table:style-name="ce28" table:number-columns-repeated="2"/>
          <table:table-cell table:style-name="ce32" table:formula="of:=MAX([.B218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70.971064169908" calcext:value-type="float">
            <text:p>171,0</text:p>
          </table:table-cell>
          <table:table-cell table:style-name="ce28" office:value-type="float" office:value="67.3867581222341" calcext:value-type="float">
            <text:p>67,4</text:p>
          </table:table-cell>
          <table:table-cell table:style-name="ce28" table:number-columns-repeated="2"/>
          <table:table-cell table:style-name="ce32" table:formula="of:=MAX([.B219]-[.$J$10];0)" office:value-type="float" office:value="65.9710641699076" calcext:value-type="float">
            <text:p>66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72.358041657845" calcext:value-type="float">
            <text:p>172,4</text:p>
          </table:table-cell>
          <table:table-cell table:style-name="ce28" office:value-type="float" office:value="67.6635270196163" calcext:value-type="float">
            <text:p>67,7</text:p>
          </table:table-cell>
          <table:table-cell table:style-name="ce28" table:number-columns-repeated="2"/>
          <table:table-cell table:style-name="ce32" table:formula="of:=MAX([.B220]-[.$J$10];0)" office:value-type="float" office:value="67.3580416578454" calcext:value-type="float">
            <text:p>67,4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49.1278162466196" calcext:value-type="float">
            <text:p>49,1</text:p>
          </table:table-cell>
          <table:table-cell table:style-name="ce28" office:value-type="float" office:value="2.38483436195862" calcext:value-type="float">
            <text:p>2,4</text:p>
          </table:table-cell>
          <table:table-cell table:style-name="ce28" table:number-columns-repeated="2"/>
          <table:table-cell table:style-name="ce32" table:formula="of:=MAX([.B221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13.545000735116" calcext:value-type="float">
            <text:p>113,5</text:p>
          </table:table-cell>
          <table:table-cell table:style-name="ce28" office:value-type="float" office:value="11.5064818524513" calcext:value-type="float">
            <text:p>11,5</text:p>
          </table:table-cell>
          <table:table-cell table:style-name="ce28" table:number-columns-repeated="2"/>
          <table:table-cell table:style-name="ce32" table:formula="of:=MAX([.B222]-[.$J$10];0)" office:value-type="float" office:value="8.54500073511616" calcext:value-type="float">
            <text:p>8,5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6.8165664764614" calcext:value-type="float">
            <text:p>76,8</text:p>
          </table:table-cell>
          <table:table-cell table:style-name="ce28" office:value-type="float" office:value="1.35915375348885" calcext:value-type="float">
            <text:p>1,4</text:p>
          </table:table-cell>
          <table:table-cell table:style-name="ce28" table:number-columns-repeated="2"/>
          <table:table-cell table:style-name="ce32" table:formula="of:=MAX([.B223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57.4673311557575" calcext:value-type="float">
            <text:p>57,5</text:p>
          </table:table-cell>
          <table:table-cell table:style-name="ce28" office:value-type="float" office:value="-2.18216484011371" calcext:value-type="float">
            <text:p>-2,2</text:p>
          </table:table-cell>
          <table:table-cell table:style-name="ce28" table:number-columns-repeated="2"/>
          <table:table-cell table:style-name="ce32" table:formula="of:=MAX([.B224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93.0236601464272" calcext:value-type="float">
            <text:p>93,0</text:p>
          </table:table-cell>
          <table:table-cell table:style-name="ce28" office:value-type="float" office:value="-2.16920824523102" calcext:value-type="float">
            <text:p>-2,2</text:p>
          </table:table-cell>
          <table:table-cell table:style-name="ce28" table:number-columns-repeated="2"/>
          <table:table-cell table:style-name="ce32" table:formula="of:=MAX([.B225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267.687341212075" calcext:value-type="float">
            <text:p>267,7</text:p>
          </table:table-cell>
          <table:table-cell table:style-name="ce28" office:value-type="float" office:value="160.894439123408" calcext:value-type="float">
            <text:p>160,9</text:p>
          </table:table-cell>
          <table:table-cell table:style-name="ce28" table:number-columns-repeated="2"/>
          <table:table-cell table:style-name="ce32" table:formula="of:=MAX([.B226]-[.$J$10];0)" office:value-type="float" office:value="162.687341212075" calcext:value-type="float">
            <text:p>162,7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36.795463879664" calcext:value-type="float">
            <text:p>136,8</text:p>
          </table:table-cell>
          <table:table-cell table:style-name="ce28" office:value-type="float" office:value="31.7489081846495" calcext:value-type="float">
            <text:p>31,7</text:p>
          </table:table-cell>
          <table:table-cell table:style-name="ce28" table:number-columns-repeated="2"/>
          <table:table-cell table:style-name="ce32" table:formula="of:=MAX([.B227]-[.$J$10];0)" office:value-type="float" office:value="31.7954638796643" calcext:value-type="float">
            <text:p>31,8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7.3054389638742" calcext:value-type="float">
            <text:p>77,3</text:p>
          </table:table-cell>
          <table:table-cell table:style-name="ce28" office:value-type="float" office:value="0.314996091954903" calcext:value-type="float">
            <text:p>0,3</text:p>
          </table:table-cell>
          <table:table-cell table:style-name="ce28" table:number-columns-repeated="2"/>
          <table:table-cell table:style-name="ce32" table:formula="of:=MAX([.B228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90.703515339417" calcext:value-type="float">
            <text:p>190,7</text:p>
          </table:table-cell>
          <table:table-cell table:style-name="ce28" office:value-type="float" office:value="79.5095458994078" calcext:value-type="float">
            <text:p>79,5</text:p>
          </table:table-cell>
          <table:table-cell table:style-name="ce28" table:number-columns-repeated="2"/>
          <table:table-cell table:style-name="ce32" table:formula="of:=MAX([.B229]-[.$J$10];0)" office:value-type="float" office:value="85.7035153394168" calcext:value-type="float">
            <text:p>85,7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52.491410924028" calcext:value-type="float">
            <text:p>152,5</text:p>
          </table:table-cell>
          <table:table-cell table:style-name="ce28" office:value-type="float" office:value="45.7070364408487" calcext:value-type="float">
            <text:p>45,7</text:p>
          </table:table-cell>
          <table:table-cell table:style-name="ce28" table:number-columns-repeated="2"/>
          <table:table-cell table:style-name="ce32" table:formula="of:=MAX([.B230]-[.$J$10];0)" office:value-type="float" office:value="47.4914109240282" calcext:value-type="float">
            <text:p>47,5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51.925357022462" calcext:value-type="float">
            <text:p>151,9</text:p>
          </table:table-cell>
          <table:table-cell table:style-name="ce28" office:value-type="float" office:value="47.0778320162188" calcext:value-type="float">
            <text:p>47,1</text:p>
          </table:table-cell>
          <table:table-cell table:style-name="ce28" table:number-columns-repeated="2"/>
          <table:table-cell table:style-name="ce32" table:formula="of:=MAX([.B231]-[.$J$10];0)" office:value-type="float" office:value="46.9253570224621" calcext:value-type="float">
            <text:p>46,9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05.39344286833" calcext:value-type="float">
            <text:p>105,4</text:p>
          </table:table-cell>
          <table:table-cell table:style-name="ce28" office:value-type="float" office:value="7.86903702870525" calcext:value-type="float">
            <text:p>7,9</text:p>
          </table:table-cell>
          <table:table-cell table:style-name="ce28" table:number-columns-repeated="2"/>
          <table:table-cell table:style-name="ce32" table:formula="of:=MAX([.B232]-[.$J$10];0)" office:value-type="float" office:value="0.393442868329629" calcext:value-type="float">
            <text:p>0,4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1.5372706837447" calcext:value-type="float">
            <text:p>71,5</text:p>
          </table:table-cell>
          <table:table-cell table:style-name="ce28" office:value-type="float" office:value="2.18233504561017" calcext:value-type="float">
            <text:p>2,2</text:p>
          </table:table-cell>
          <table:table-cell table:style-name="ce28" table:number-columns-repeated="2"/>
          <table:table-cell table:style-name="ce32" table:formula="of:=MAX([.B233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01.064218587311" calcext:value-type="float">
            <text:p>101,1</text:p>
          </table:table-cell>
          <table:table-cell table:style-name="ce28" office:value-type="float" office:value="-2.14700247364356" calcext:value-type="float">
            <text:p>-2,1</text:p>
          </table:table-cell>
          <table:table-cell table:style-name="ce28" table:number-columns-repeated="2"/>
          <table:table-cell table:style-name="ce32" table:formula="of:=MAX([.B234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48.939157321481" calcext:value-type="float">
            <text:p>148,9</text:p>
          </table:table-cell>
          <table:table-cell table:style-name="ce28" office:value-type="float" office:value="41.8429713766632" calcext:value-type="float">
            <text:p>41,8</text:p>
          </table:table-cell>
          <table:table-cell table:style-name="ce28" table:number-columns-repeated="2"/>
          <table:table-cell table:style-name="ce32" table:formula="of:=MAX([.B235]-[.$J$10];0)" office:value-type="float" office:value="43.9391573214806" calcext:value-type="float">
            <text:p>43,9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55.3227229033148" calcext:value-type="float">
            <text:p>55,3</text:p>
          </table:table-cell>
          <table:table-cell table:style-name="ce28" office:value-type="float" office:value="-3.22889348353179" calcext:value-type="float">
            <text:p>-3,2</text:p>
          </table:table-cell>
          <table:table-cell table:style-name="ce28" table:number-columns-repeated="2"/>
          <table:table-cell table:style-name="ce32" table:formula="of:=MAX([.B236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38.879558059235" calcext:value-type="float">
            <text:p>138,9</text:p>
          </table:table-cell>
          <table:table-cell table:style-name="ce28" office:value-type="float" office:value="26.944277503096" calcext:value-type="float">
            <text:p>26,9</text:p>
          </table:table-cell>
          <table:table-cell table:style-name="ce28" table:number-columns-repeated="2"/>
          <table:table-cell table:style-name="ce32" table:formula="of:=MAX([.B237]-[.$J$10];0)" office:value-type="float" office:value="33.8795580592347" calcext:value-type="float">
            <text:p>33,9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90.0823801619764" calcext:value-type="float">
            <text:p>90,1</text:p>
          </table:table-cell>
          <table:table-cell table:style-name="ce28" office:value-type="float" office:value="2.35355623407261" calcext:value-type="float">
            <text:p>2,4</text:p>
          </table:table-cell>
          <table:table-cell table:style-name="ce28" table:number-columns-repeated="2"/>
          <table:table-cell table:style-name="ce32" table:formula="of:=MAX([.B238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69.44406187323" calcext:value-type="float">
            <text:p>169,4</text:p>
          </table:table-cell>
          <table:table-cell table:style-name="ce28" office:value-type="float" office:value="63.6760613040796" calcext:value-type="float">
            <text:p>63,7</text:p>
          </table:table-cell>
          <table:table-cell table:style-name="ce28" table:number-columns-repeated="2"/>
          <table:table-cell table:style-name="ce32" table:formula="of:=MAX([.B239]-[.$J$10];0)" office:value-type="float" office:value="64.4440618732303" calcext:value-type="float">
            <text:p>64,4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38.5595992459955" calcext:value-type="float">
            <text:p>38,6</text:p>
          </table:table-cell>
          <table:table-cell table:style-name="ce28" office:value-type="float" office:value="-5.44521203155227" calcext:value-type="float">
            <text:p>-5,4</text:p>
          </table:table-cell>
          <table:table-cell table:style-name="ce28" table:number-columns-repeated="2"/>
          <table:table-cell table:style-name="ce32" table:formula="of:=MAX([.B240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1.6729177760904" calcext:value-type="float">
            <text:p>71,7</text:p>
          </table:table-cell>
          <table:table-cell table:style-name="ce28" office:value-type="float" office:value="0.426216802269785" calcext:value-type="float">
            <text:p>0,4</text:p>
          </table:table-cell>
          <table:table-cell table:style-name="ce28" table:number-columns-repeated="2"/>
          <table:table-cell table:style-name="ce32" table:formula="of:=MAX([.B241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73.96062818795" calcext:value-type="float">
            <text:p>174,0</text:p>
          </table:table-cell>
          <table:table-cell table:style-name="ce28" office:value-type="float" office:value="69.0206743390278" calcext:value-type="float">
            <text:p>69,0</text:p>
          </table:table-cell>
          <table:table-cell table:style-name="ce28" table:number-columns-repeated="2"/>
          <table:table-cell table:style-name="ce32" table:formula="of:=MAX([.B242]-[.$J$10];0)" office:value-type="float" office:value="68.9606281879504" calcext:value-type="float">
            <text:p>69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87.539107357397" calcext:value-type="float">
            <text:p>187,5</text:p>
          </table:table-cell>
          <table:table-cell table:style-name="ce28" office:value-type="float" office:value="81.509158220339" calcext:value-type="float">
            <text:p>81,5</text:p>
          </table:table-cell>
          <table:table-cell table:style-name="ce28" table:number-columns-repeated="2"/>
          <table:table-cell table:style-name="ce32" table:formula="of:=MAX([.B243]-[.$J$10];0)" office:value-type="float" office:value="82.5391073573967" calcext:value-type="float">
            <text:p>82,5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56.6461279578463" calcext:value-type="float">
            <text:p>56,6</text:p>
          </table:table-cell>
          <table:table-cell table:style-name="ce28" office:value-type="float" office:value="1.31639198024624" calcext:value-type="float">
            <text:p>1,3</text:p>
          </table:table-cell>
          <table:table-cell table:style-name="ce28" table:number-columns-repeated="2"/>
          <table:table-cell table:style-name="ce32" table:formula="of:=MAX([.B244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75.575328465658" calcext:value-type="float">
            <text:p>175,6</text:p>
          </table:table-cell>
          <table:table-cell table:style-name="ce28" office:value-type="float" office:value="68.4771467263211" calcext:value-type="float">
            <text:p>68,5</text:p>
          </table:table-cell>
          <table:table-cell table:style-name="ce28" table:number-columns-repeated="2"/>
          <table:table-cell table:style-name="ce32" table:formula="of:=MAX([.B245]-[.$J$10];0)" office:value-type="float" office:value="70.5753284656579" calcext:value-type="float">
            <text:p>70,6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65.461589560961" calcext:value-type="float">
            <text:p>65,5</text:p>
          </table:table-cell>
          <table:table-cell table:style-name="ce28" office:value-type="float" office:value="1.21375512997497" calcext:value-type="float">
            <text:p>1,2</text:p>
          </table:table-cell>
          <table:table-cell table:style-name="ce28" table:number-columns-repeated="2"/>
          <table:table-cell table:style-name="ce32" table:formula="of:=MAX([.B246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77.274359678224" calcext:value-type="float">
            <text:p>177,3</text:p>
          </table:table-cell>
          <table:table-cell table:style-name="ce28" office:value-type="float" office:value="72.3311782033813" calcext:value-type="float">
            <text:p>72,3</text:p>
          </table:table-cell>
          <table:table-cell table:style-name="ce28" table:number-columns-repeated="2"/>
          <table:table-cell table:style-name="ce32" table:formula="of:=MAX([.B247]-[.$J$10];0)" office:value-type="float" office:value="72.2743596782238" calcext:value-type="float">
            <text:p>72,3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32.718833173347" calcext:value-type="float">
            <text:p>132,7</text:p>
          </table:table-cell>
          <table:table-cell table:style-name="ce28" office:value-type="float" office:value="31.7532412378445" calcext:value-type="float">
            <text:p>31,8</text:p>
          </table:table-cell>
          <table:table-cell table:style-name="ce28" table:number-columns-repeated="2"/>
          <table:table-cell table:style-name="ce32" table:formula="of:=MAX([.B248]-[.$J$10];0)" office:value-type="float" office:value="27.7188331733471" calcext:value-type="float">
            <text:p>27,7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7.2194928980833" calcext:value-type="float">
            <text:p>87,2</text:p>
          </table:table-cell>
          <table:table-cell table:style-name="ce28" office:value-type="float" office:value="-13.6177837619897" calcext:value-type="float">
            <text:p>-13,6</text:p>
          </table:table-cell>
          <table:table-cell table:style-name="ce28" table:number-columns-repeated="2"/>
          <table:table-cell table:style-name="ce32" table:formula="of:=MAX([.B249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56.6545738338966" calcext:value-type="float">
            <text:p>56,7</text:p>
          </table:table-cell>
          <table:table-cell table:style-name="ce28" office:value-type="float" office:value="-1.321755191226" calcext:value-type="float">
            <text:p>-1,3</text:p>
          </table:table-cell>
          <table:table-cell table:style-name="ce28" table:number-columns-repeated="2"/>
          <table:table-cell table:style-name="ce32" table:formula="of:=MAX([.B250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07.195564205371" calcext:value-type="float">
            <text:p>107,2</text:p>
          </table:table-cell>
          <table:table-cell table:style-name="ce28" office:value-type="float" office:value="6.72636637850698" calcext:value-type="float">
            <text:p>6,7</text:p>
          </table:table-cell>
          <table:table-cell table:style-name="ce28" table:number-columns-repeated="2"/>
          <table:table-cell table:style-name="ce32" table:formula="of:=MAX([.B251]-[.$J$10];0)" office:value-type="float" office:value="2.19556420537107" calcext:value-type="float">
            <text:p>2,2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299.898697972275" calcext:value-type="float">
            <text:p>299,9</text:p>
          </table:table-cell>
          <table:table-cell table:style-name="ce28" office:value-type="float" office:value="192.941097824481" calcext:value-type="float">
            <text:p>192,9</text:p>
          </table:table-cell>
          <table:table-cell table:style-name="ce28" table:number-columns-repeated="2"/>
          <table:table-cell table:style-name="ce32" table:formula="of:=MAX([.B252]-[.$J$10];0)" office:value-type="float" office:value="194.898697972275" calcext:value-type="float">
            <text:p>194,9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09.549719921141" calcext:value-type="float">
            <text:p>109,5</text:p>
          </table:table-cell>
          <table:table-cell table:style-name="ce28" office:value-type="float" office:value="-0.974673159178607" calcext:value-type="float">
            <text:p>-1,0</text:p>
          </table:table-cell>
          <table:table-cell table:style-name="ce28" table:number-columns-repeated="2"/>
          <table:table-cell table:style-name="ce32" table:formula="of:=MAX([.B253]-[.$J$10];0)" office:value-type="float" office:value="4.54971992114137" calcext:value-type="float">
            <text:p>4,5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03.477320768336" calcext:value-type="float">
            <text:p>103,5</text:p>
          </table:table-cell>
          <table:table-cell table:style-name="ce28" office:value-type="float" office:value="4.66497003093049" calcext:value-type="float">
            <text:p>4,7</text:p>
          </table:table-cell>
          <table:table-cell table:style-name="ce28" table:number-columns-repeated="2"/>
          <table:table-cell table:style-name="ce32" table:formula="of:=MAX([.B254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250.29059825968" calcext:value-type="float">
            <text:p>250,3</text:p>
          </table:table-cell>
          <table:table-cell table:style-name="ce28" office:value-type="float" office:value="143.420040496422" calcext:value-type="float">
            <text:p>143,4</text:p>
          </table:table-cell>
          <table:table-cell table:style-name="ce28" table:number-columns-repeated="2"/>
          <table:table-cell table:style-name="ce32" table:formula="of:=MAX([.B255]-[.$J$10];0)" office:value-type="float" office:value="145.29059825968" calcext:value-type="float">
            <text:p>145,3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42.116846277763" calcext:value-type="float">
            <text:p>142,1</text:p>
          </table:table-cell>
          <table:table-cell table:style-name="ce28" office:value-type="float" office:value="28.8654131670188" calcext:value-type="float">
            <text:p>28,9</text:p>
          </table:table-cell>
          <table:table-cell table:style-name="ce28" table:number-columns-repeated="2"/>
          <table:table-cell table:style-name="ce32" table:formula="of:=MAX([.B256]-[.$J$10];0)" office:value-type="float" office:value="37.1168462777628" calcext:value-type="float">
            <text:p>37,1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26.685792183587" calcext:value-type="float">
            <text:p>126,7</text:p>
          </table:table-cell>
          <table:table-cell table:style-name="ce28" office:value-type="float" office:value="21.5937470936468" calcext:value-type="float">
            <text:p>21,6</text:p>
          </table:table-cell>
          <table:table-cell table:style-name="ce28" table:number-columns-repeated="2"/>
          <table:table-cell table:style-name="ce32" table:formula="of:=MAX([.B257]-[.$J$10];0)" office:value-type="float" office:value="21.685792183587" calcext:value-type="float">
            <text:p>21,7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35.64112263434" calcext:value-type="float">
            <text:p>135,6</text:p>
          </table:table-cell>
          <table:table-cell table:style-name="ce28" office:value-type="float" office:value="33.6591379616101" calcext:value-type="float">
            <text:p>33,7</text:p>
          </table:table-cell>
          <table:table-cell table:style-name="ce28" table:number-columns-repeated="2"/>
          <table:table-cell table:style-name="ce32" table:formula="of:=MAX([.B258]-[.$J$10];0)" office:value-type="float" office:value="30.6411226343402" calcext:value-type="float">
            <text:p>30,6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64.5192939180341" calcext:value-type="float">
            <text:p>64,5</text:p>
          </table:table-cell>
          <table:table-cell table:style-name="ce28" office:value-type="float" office:value="2.43795896644564" calcext:value-type="float">
            <text:p>2,4</text:p>
          </table:table-cell>
          <table:table-cell table:style-name="ce28" table:number-columns-repeated="2"/>
          <table:table-cell table:style-name="ce32" table:formula="of:=MAX([.B259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17.600970289445" calcext:value-type="float">
            <text:p>117,6</text:p>
          </table:table-cell>
          <table:table-cell table:style-name="ce28" office:value-type="float" office:value="11.8344787266168" calcext:value-type="float">
            <text:p>11,8</text:p>
          </table:table-cell>
          <table:table-cell table:style-name="ce28" table:number-columns-repeated="2"/>
          <table:table-cell table:style-name="ce32" table:formula="of:=MAX([.B260]-[.$J$10];0)" office:value-type="float" office:value="12.6009702894452" calcext:value-type="float">
            <text:p>12,6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248.378357732235" calcext:value-type="float">
            <text:p>248,4</text:p>
          </table:table-cell>
          <table:table-cell table:style-name="ce28" office:value-type="float" office:value="144.287152556364" calcext:value-type="float">
            <text:p>144,3</text:p>
          </table:table-cell>
          <table:table-cell table:style-name="ce28" table:number-columns-repeated="2"/>
          <table:table-cell table:style-name="ce32" table:formula="of:=MAX([.B261]-[.$J$10];0)" office:value-type="float" office:value="143.378357732235" calcext:value-type="float">
            <text:p>143,4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28.401111288511" calcext:value-type="float">
            <text:p>128,4</text:p>
          </table:table-cell>
          <table:table-cell table:style-name="ce28" office:value-type="float" office:value="21.0793248999793" calcext:value-type="float">
            <text:p>21,1</text:p>
          </table:table-cell>
          <table:table-cell table:style-name="ce28" table:number-columns-repeated="2"/>
          <table:table-cell table:style-name="ce32" table:formula="of:=MAX([.B262]-[.$J$10];0)" office:value-type="float" office:value="23.4011112885109" calcext:value-type="float">
            <text:p>23,4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39.942509553049" calcext:value-type="float">
            <text:p>39,9</text:p>
          </table:table-cell>
          <table:table-cell table:style-name="ce28" office:value-type="float" office:value="-3.84493755723806" calcext:value-type="float">
            <text:p>-3,8</text:p>
          </table:table-cell>
          <table:table-cell table:style-name="ce28" table:number-columns-repeated="2"/>
          <table:table-cell table:style-name="ce32" table:formula="of:=MAX([.B263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47.49505199415" calcext:value-type="float">
            <text:p>147,5</text:p>
          </table:table-cell>
          <table:table-cell table:style-name="ce28" office:value-type="float" office:value="40.9633016979126" calcext:value-type="float">
            <text:p>41,0</text:p>
          </table:table-cell>
          <table:table-cell table:style-name="ce28" table:number-columns-repeated="2"/>
          <table:table-cell table:style-name="ce32" table:formula="of:=MAX([.B264]-[.$J$10];0)" office:value-type="float" office:value="42.4950519941503" calcext:value-type="float">
            <text:p>42,5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33.310301882695" calcext:value-type="float">
            <text:p>133,3</text:p>
          </table:table-cell>
          <table:table-cell table:style-name="ce28" office:value-type="float" office:value="27.8751276915174" calcext:value-type="float">
            <text:p>27,9</text:p>
          </table:table-cell>
          <table:table-cell table:style-name="ce28" table:number-columns-repeated="2"/>
          <table:table-cell table:style-name="ce32" table:formula="of:=MAX([.B265]-[.$J$10];0)" office:value-type="float" office:value="28.3103018826946" calcext:value-type="float">
            <text:p>28,3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39.3292436894318" calcext:value-type="float">
            <text:p>39,3</text:p>
          </table:table-cell>
          <table:table-cell table:style-name="ce28" office:value-type="float" office:value="-1.05283005420918" calcext:value-type="float">
            <text:p>-1,1</text:p>
          </table:table-cell>
          <table:table-cell table:style-name="ce28" table:number-columns-repeated="2"/>
          <table:table-cell table:style-name="ce32" table:formula="of:=MAX([.B266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6.9946717560349" calcext:value-type="float">
            <text:p>77,0</text:p>
          </table:table-cell>
          <table:table-cell table:style-name="ce28" office:value-type="float" office:value="-0.244369692684907" calcext:value-type="float">
            <text:p>-0,2</text:p>
          </table:table-cell>
          <table:table-cell table:style-name="ce28" table:number-columns-repeated="2"/>
          <table:table-cell table:style-name="ce32" table:formula="of:=MAX([.B267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91.6918378269656" calcext:value-type="float">
            <text:p>91,7</text:p>
          </table:table-cell>
          <table:table-cell table:style-name="ce28" office:value-type="float" office:value="-2.44506458851934" calcext:value-type="float">
            <text:p>-2,4</text:p>
          </table:table-cell>
          <table:table-cell table:style-name="ce28" table:number-columns-repeated="2"/>
          <table:table-cell table:style-name="ce32" table:formula="of:=MAX([.B268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58.4669911950355" calcext:value-type="float">
            <text:p>58,5</text:p>
          </table:table-cell>
          <table:table-cell table:style-name="ce28" office:value-type="float" office:value="-1.26290560483383" calcext:value-type="float">
            <text:p>-1,3</text:p>
          </table:table-cell>
          <table:table-cell table:style-name="ce28" table:number-columns-repeated="2"/>
          <table:table-cell table:style-name="ce32" table:formula="of:=MAX([.B269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10.019513840645" calcext:value-type="float">
            <text:p>110,0</text:p>
          </table:table-cell>
          <table:table-cell table:style-name="ce28" office:value-type="float" office:value="7.72242053902233" calcext:value-type="float">
            <text:p>7,7</text:p>
          </table:table-cell>
          <table:table-cell table:style-name="ce28" table:number-columns-repeated="2"/>
          <table:table-cell table:style-name="ce32" table:formula="of:=MAX([.B270]-[.$J$10];0)" office:value-type="float" office:value="5.01951384064449" calcext:value-type="float">
            <text:p>5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92.125880455383" calcext:value-type="float">
            <text:p>192,1</text:p>
          </table:table-cell>
          <table:table-cell table:style-name="ce28" office:value-type="float" office:value="84.9907794921954" calcext:value-type="float">
            <text:p>85,0</text:p>
          </table:table-cell>
          <table:table-cell table:style-name="ce28" table:number-columns-repeated="2"/>
          <table:table-cell table:style-name="ce32" table:formula="of:=MAX([.B271]-[.$J$10];0)" office:value-type="float" office:value="87.1258804553827" calcext:value-type="float">
            <text:p>87,1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69.8657945511095" calcext:value-type="float">
            <text:p>69,9</text:p>
          </table:table-cell>
          <table:table-cell table:style-name="ce28" office:value-type="float" office:value="-0.0967140960792527" calcext:value-type="float">
            <text:p>-0,1</text:p>
          </table:table-cell>
          <table:table-cell table:style-name="ce28" table:number-columns-repeated="2"/>
          <table:table-cell table:style-name="ce32" table:formula="of:=MAX([.B272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44.813633766277" calcext:value-type="float">
            <text:p>144,8</text:p>
          </table:table-cell>
          <table:table-cell table:style-name="ce28" office:value-type="float" office:value="22.761325269563" calcext:value-type="float">
            <text:p>22,8</text:p>
          </table:table-cell>
          <table:table-cell table:style-name="ce28" table:number-columns-repeated="2"/>
          <table:table-cell table:style-name="ce32" table:formula="of:=MAX([.B273]-[.$J$10];0)" office:value-type="float" office:value="39.8136337662772" calcext:value-type="float">
            <text:p>39,8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50.687122380907" calcext:value-type="float">
            <text:p>150,7</text:p>
          </table:table-cell>
          <table:table-cell table:style-name="ce28" office:value-type="float" office:value="46.223718869026" calcext:value-type="float">
            <text:p>46,2</text:p>
          </table:table-cell>
          <table:table-cell table:style-name="ce28" table:number-columns-repeated="2"/>
          <table:table-cell table:style-name="ce32" table:formula="of:=MAX([.B274]-[.$J$10];0)" office:value-type="float" office:value="45.6871223809074" calcext:value-type="float">
            <text:p>45,7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68.6564598254692" calcext:value-type="float">
            <text:p>68,7</text:p>
          </table:table-cell>
          <table:table-cell table:style-name="ce28" office:value-type="float" office:value="0.309097399882193" calcext:value-type="float">
            <text:p>0,3</text:p>
          </table:table-cell>
          <table:table-cell table:style-name="ce28" table:number-columns-repeated="2"/>
          <table:table-cell table:style-name="ce32" table:formula="of:=MAX([.B275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35.0378863539885" calcext:value-type="float">
            <text:p>35,0</text:p>
          </table:table-cell>
          <table:table-cell table:style-name="ce28" office:value-type="float" office:value="-0.0243382679765861" calcext:value-type="float">
            <text:p>0,0</text:p>
          </table:table-cell>
          <table:table-cell table:style-name="ce28" table:number-columns-repeated="2"/>
          <table:table-cell table:style-name="ce32" table:formula="of:=MAX([.B276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0.883530019274" calcext:value-type="float">
            <text:p>80,9</text:p>
          </table:table-cell>
          <table:table-cell table:style-name="ce28" office:value-type="float" office:value="-0.539613737752684" calcext:value-type="float">
            <text:p>-0,5</text:p>
          </table:table-cell>
          <table:table-cell table:style-name="ce28" table:number-columns-repeated="2"/>
          <table:table-cell table:style-name="ce32" table:formula="of:=MAX([.B277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15.548653714355" calcext:value-type="float">
            <text:p>115,5</text:p>
          </table:table-cell>
          <table:table-cell table:style-name="ce28" office:value-type="float" office:value="16.6637917748101" calcext:value-type="float">
            <text:p>16,7</text:p>
          </table:table-cell>
          <table:table-cell table:style-name="ce28" table:number-columns-repeated="2"/>
          <table:table-cell table:style-name="ce32" table:formula="of:=MAX([.B278]-[.$J$10];0)" office:value-type="float" office:value="10.5486537143554" calcext:value-type="float">
            <text:p>10,5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00.98169461913" calcext:value-type="float">
            <text:p>101,0</text:p>
          </table:table-cell>
          <table:table-cell table:style-name="ce28" office:value-type="float" office:value="0.0722274390930338" calcext:value-type="float">
            <text:p>0,1</text:p>
          </table:table-cell>
          <table:table-cell table:style-name="ce28" table:number-columns-repeated="2"/>
          <table:table-cell table:style-name="ce32" table:formula="of:=MAX([.B279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0.790642574566" calcext:value-type="float">
            <text:p>70,8</text:p>
          </table:table-cell>
          <table:table-cell table:style-name="ce28" office:value-type="float" office:value="3.30194143975375" calcext:value-type="float">
            <text:p>3,3</text:p>
          </table:table-cell>
          <table:table-cell table:style-name="ce28" table:number-columns-repeated="2"/>
          <table:table-cell table:style-name="ce32" table:formula="of:=MAX([.B280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22.62786129023" calcext:value-type="float">
            <text:p>122,6</text:p>
          </table:table-cell>
          <table:table-cell table:style-name="ce28" office:value-type="float" office:value="13.7050142521517" calcext:value-type="float">
            <text:p>13,7</text:p>
          </table:table-cell>
          <table:table-cell table:style-name="ce28" table:number-columns-repeated="2"/>
          <table:table-cell table:style-name="ce32" table:formula="of:=MAX([.B281]-[.$J$10];0)" office:value-type="float" office:value="17.6278612902301" calcext:value-type="float">
            <text:p>17,6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4.2167443944269" calcext:value-type="float">
            <text:p>74,2</text:p>
          </table:table-cell>
          <table:table-cell table:style-name="ce28" office:value-type="float" office:value="1.39544717415548" calcext:value-type="float">
            <text:p>1,4</text:p>
          </table:table-cell>
          <table:table-cell table:style-name="ce28" table:number-columns-repeated="2"/>
          <table:table-cell table:style-name="ce32" table:formula="of:=MAX([.B282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10.750294002191" calcext:value-type="float">
            <text:p>110,8</text:p>
          </table:table-cell>
          <table:table-cell table:style-name="ce28" office:value-type="float" office:value="9.41300502464899" calcext:value-type="float">
            <text:p>9,4</text:p>
          </table:table-cell>
          <table:table-cell table:style-name="ce28" table:number-columns-repeated="2"/>
          <table:table-cell table:style-name="ce32" table:formula="of:=MAX([.B283]-[.$J$10];0)" office:value-type="float" office:value="5.75029400219145" calcext:value-type="float">
            <text:p>5,8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7.5717315052192" calcext:value-type="float">
            <text:p>87,6</text:p>
          </table:table-cell>
          <table:table-cell table:style-name="ce28" office:value-type="float" office:value="-2.99644293037154" calcext:value-type="float">
            <text:p>-3,0</text:p>
          </table:table-cell>
          <table:table-cell table:style-name="ce28" table:number-columns-repeated="2"/>
          <table:table-cell table:style-name="ce32" table:formula="of:=MAX([.B284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96.5607670378263" calcext:value-type="float">
            <text:p>96,6</text:p>
          </table:table-cell>
          <table:table-cell table:style-name="ce28" office:value-type="float" office:value="-3.3283932892099" calcext:value-type="float">
            <text:p>-3,3</text:p>
          </table:table-cell>
          <table:table-cell table:style-name="ce28" table:number-columns-repeated="2"/>
          <table:table-cell table:style-name="ce32" table:formula="of:=MAX([.B285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41.9987467366736" calcext:value-type="float">
            <text:p>42,0</text:p>
          </table:table-cell>
          <table:table-cell table:style-name="ce28" office:value-type="float" office:value="0.502217255640423" calcext:value-type="float">
            <text:p>0,5</text:p>
          </table:table-cell>
          <table:table-cell table:style-name="ce28" table:number-columns-repeated="2"/>
          <table:table-cell table:style-name="ce32" table:formula="of:=MAX([.B286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68.706188777937" calcext:value-type="float">
            <text:p>168,7</text:p>
          </table:table-cell>
          <table:table-cell table:style-name="ce28" office:value-type="float" office:value="57.9130309239845" calcext:value-type="float">
            <text:p>57,9</text:p>
          </table:table-cell>
          <table:table-cell table:style-name="ce28" table:number-columns-repeated="2"/>
          <table:table-cell table:style-name="ce32" table:formula="of:=MAX([.B287]-[.$J$10];0)" office:value-type="float" office:value="63.7061887779366" calcext:value-type="float">
            <text:p>63,7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39.811559331213" calcext:value-type="float">
            <text:p>139,8</text:p>
          </table:table-cell>
          <table:table-cell table:style-name="ce28" office:value-type="float" office:value="31.8593801365694" calcext:value-type="float">
            <text:p>31,9</text:p>
          </table:table-cell>
          <table:table-cell table:style-name="ce28" table:number-columns-repeated="2"/>
          <table:table-cell table:style-name="ce32" table:formula="of:=MAX([.B288]-[.$J$10];0)" office:value-type="float" office:value="34.8115593312125" calcext:value-type="float">
            <text:p>34,8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6.8149566784026" calcext:value-type="float">
            <text:p>76,8</text:p>
          </table:table-cell>
          <table:table-cell table:style-name="ce28" office:value-type="float" office:value="0.996811758370305" calcext:value-type="float">
            <text:p>1,0</text:p>
          </table:table-cell>
          <table:table-cell table:style-name="ce28" table:number-columns-repeated="2"/>
          <table:table-cell table:style-name="ce32" table:formula="of:=MAX([.B289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60.6204150072616" calcext:value-type="float">
            <text:p>60,6</text:p>
          </table:table-cell>
          <table:table-cell table:style-name="ce28" office:value-type="float" office:value="0.132656332696265" calcext:value-type="float">
            <text:p>0,1</text:p>
          </table:table-cell>
          <table:table-cell table:style-name="ce28" table:number-columns-repeated="2"/>
          <table:table-cell table:style-name="ce32" table:formula="of:=MAX([.B290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6.5414702373993" calcext:value-type="float">
            <text:p>86,5</text:p>
          </table:table-cell>
          <table:table-cell table:style-name="ce28" office:value-type="float" office:value="-0.825768508297458" calcext:value-type="float">
            <text:p>-0,8</text:p>
          </table:table-cell>
          <table:table-cell table:style-name="ce28" table:number-columns-repeated="2"/>
          <table:table-cell table:style-name="ce32" table:formula="of:=MAX([.B291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18.208394582992" calcext:value-type="float">
            <text:p>118,2</text:p>
          </table:table-cell>
          <table:table-cell table:style-name="ce28" office:value-type="float" office:value="17.1032602046758" calcext:value-type="float">
            <text:p>17,1</text:p>
          </table:table-cell>
          <table:table-cell table:style-name="ce28" table:number-columns-repeated="2"/>
          <table:table-cell table:style-name="ce32" table:formula="of:=MAX([.B292]-[.$J$10];0)" office:value-type="float" office:value="13.2083945829918" calcext:value-type="float">
            <text:p>13,2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3.3591982615433" calcext:value-type="float">
            <text:p>73,4</text:p>
          </table:table-cell>
          <table:table-cell table:style-name="ce28" office:value-type="float" office:value="0.270430871863864" calcext:value-type="float">
            <text:p>0,3</text:p>
          </table:table-cell>
          <table:table-cell table:style-name="ce28" table:number-columns-repeated="2"/>
          <table:table-cell table:style-name="ce32" table:formula="of:=MAX([.B293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19.501104058497" calcext:value-type="float">
            <text:p>119,5</text:p>
          </table:table-cell>
          <table:table-cell table:style-name="ce28" office:value-type="float" office:value="15.3215893269126" calcext:value-type="float">
            <text:p>15,3</text:p>
          </table:table-cell>
          <table:table-cell table:style-name="ce28" table:number-columns-repeated="2"/>
          <table:table-cell table:style-name="ce32" table:formula="of:=MAX([.B294]-[.$J$10];0)" office:value-type="float" office:value="14.501104058497" calcext:value-type="float">
            <text:p>14,5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60.139145887847" calcext:value-type="float">
            <text:p>60,1</text:p>
          </table:table-cell>
          <table:table-cell table:style-name="ce28" office:value-type="float" office:value="-0.932664984870466" calcext:value-type="float">
            <text:p>-0,9</text:p>
          </table:table-cell>
          <table:table-cell table:style-name="ce28" table:number-columns-repeated="2"/>
          <table:table-cell table:style-name="ce32" table:formula="of:=MAX([.B295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90.4708462373631" calcext:value-type="float">
            <text:p>90,5</text:p>
          </table:table-cell>
          <table:table-cell table:style-name="ce28" office:value-type="float" office:value="-8.39033183615482" calcext:value-type="float">
            <text:p>-8,4</text:p>
          </table:table-cell>
          <table:table-cell table:style-name="ce28" table:number-columns-repeated="2"/>
          <table:table-cell table:style-name="ce32" table:formula="of:=MAX([.B296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29.31193470951" calcext:value-type="float">
            <text:p>129,3</text:p>
          </table:table-cell>
          <table:table-cell table:style-name="ce28" office:value-type="float" office:value="25.1699906055356" calcext:value-type="float">
            <text:p>25,2</text:p>
          </table:table-cell>
          <table:table-cell table:style-name="ce28" table:number-columns-repeated="2"/>
          <table:table-cell table:style-name="ce32" table:formula="of:=MAX([.B297]-[.$J$10];0)" office:value-type="float" office:value="24.31193470951" calcext:value-type="float">
            <text:p>24,3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99.5249569227059" calcext:value-type="float">
            <text:p>99,5</text:p>
          </table:table-cell>
          <table:table-cell table:style-name="ce28" office:value-type="float" office:value="4.06875433888394" calcext:value-type="float">
            <text:p>4,1</text:p>
          </table:table-cell>
          <table:table-cell table:style-name="ce28" table:number-columns-repeated="2"/>
          <table:table-cell table:style-name="ce32" table:formula="of:=MAX([.B298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25.820704372851" calcext:value-type="float">
            <text:p>125,8</text:p>
          </table:table-cell>
          <table:table-cell table:style-name="ce28" office:value-type="float" office:value="21.1486413582892" calcext:value-type="float">
            <text:p>21,1</text:p>
          </table:table-cell>
          <table:table-cell table:style-name="ce28" table:number-columns-repeated="2"/>
          <table:table-cell table:style-name="ce32" table:formula="of:=MAX([.B299]-[.$J$10];0)" office:value-type="float" office:value="20.8207043728515" calcext:value-type="float">
            <text:p>20,8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65.0170216095781" calcext:value-type="float">
            <text:p>65,0</text:p>
          </table:table-cell>
          <table:table-cell table:style-name="ce28" office:value-type="float" office:value="-0.523737007843825" calcext:value-type="float">
            <text:p>-0,5</text:p>
          </table:table-cell>
          <table:table-cell table:style-name="ce28" table:number-columns-repeated="2"/>
          <table:table-cell table:style-name="ce32" table:formula="of:=MAX([.B300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84.669787927196" calcext:value-type="float">
            <text:p>184,7</text:p>
          </table:table-cell>
          <table:table-cell table:style-name="ce28" office:value-type="float" office:value="82.1032463595187" calcext:value-type="float">
            <text:p>82,1</text:p>
          </table:table-cell>
          <table:table-cell table:style-name="ce28" table:number-columns-repeated="2"/>
          <table:table-cell table:style-name="ce32" table:formula="of:=MAX([.B301]-[.$J$10];0)" office:value-type="float" office:value="79.6697879271958" calcext:value-type="float">
            <text:p>79,7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6.2840001660197" calcext:value-type="float">
            <text:p>76,3</text:p>
          </table:table-cell>
          <table:table-cell table:style-name="ce28" office:value-type="float" office:value="-1.27119677444745" calcext:value-type="float">
            <text:p>-1,3</text:p>
          </table:table-cell>
          <table:table-cell table:style-name="ce28" table:number-columns-repeated="2"/>
          <table:table-cell table:style-name="ce32" table:formula="of:=MAX([.B302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38.509086509011" calcext:value-type="float">
            <text:p>138,5</text:p>
          </table:table-cell>
          <table:table-cell table:style-name="ce28" office:value-type="float" office:value="35.6697123009461" calcext:value-type="float">
            <text:p>35,7</text:p>
          </table:table-cell>
          <table:table-cell table:style-name="ce28" table:number-columns-repeated="2"/>
          <table:table-cell table:style-name="ce32" table:formula="of:=MAX([.B303]-[.$J$10];0)" office:value-type="float" office:value="33.5090865090108" calcext:value-type="float">
            <text:p>33,5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32.942077027791" calcext:value-type="float">
            <text:p>132,9</text:p>
          </table:table-cell>
          <table:table-cell table:style-name="ce28" office:value-type="float" office:value="31.9885261601603" calcext:value-type="float">
            <text:p>32,0</text:p>
          </table:table-cell>
          <table:table-cell table:style-name="ce28" table:number-columns-repeated="2"/>
          <table:table-cell table:style-name="ce32" table:formula="of:=MAX([.B304]-[.$J$10];0)" office:value-type="float" office:value="27.9420770277908" calcext:value-type="float">
            <text:p>27,9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05.112811163846" calcext:value-type="float">
            <text:p>105,1</text:p>
          </table:table-cell>
          <table:table-cell table:style-name="ce28" office:value-type="float" office:value="11.1839135906376" calcext:value-type="float">
            <text:p>11,2</text:p>
          </table:table-cell>
          <table:table-cell table:style-name="ce28" table:number-columns-repeated="2"/>
          <table:table-cell table:style-name="ce32" table:formula="of:=MAX([.B305]-[.$J$10];0)" office:value-type="float" office:value="0.112811163845493" calcext:value-type="float">
            <text:p>0,1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6.1190091892442" calcext:value-type="float">
            <text:p>76,1</text:p>
          </table:table-cell>
          <table:table-cell table:style-name="ce28" office:value-type="float" office:value="1.32484867282101" calcext:value-type="float">
            <text:p>1,3</text:p>
          </table:table-cell>
          <table:table-cell table:style-name="ce28" table:number-columns-repeated="2"/>
          <table:table-cell table:style-name="ce32" table:formula="of:=MAX([.B306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22.985942935614" calcext:value-type="float">
            <text:p>123,0</text:p>
          </table:table-cell>
          <table:table-cell table:style-name="ce28" office:value-type="float" office:value="14.2815184222855" calcext:value-type="float">
            <text:p>14,3</text:p>
          </table:table-cell>
          <table:table-cell table:style-name="ce28" table:number-columns-repeated="2"/>
          <table:table-cell table:style-name="ce32" table:formula="of:=MAX([.B307]-[.$J$10];0)" office:value-type="float" office:value="17.9859429356136" calcext:value-type="float">
            <text:p>18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96.025504295097" calcext:value-type="float">
            <text:p>196,0</text:p>
          </table:table-cell>
          <table:table-cell table:style-name="ce28" office:value-type="float" office:value="88.3140787665407" calcext:value-type="float">
            <text:p>88,3</text:p>
          </table:table-cell>
          <table:table-cell table:style-name="ce28" table:number-columns-repeated="2"/>
          <table:table-cell table:style-name="ce32" table:formula="of:=MAX([.B308]-[.$J$10];0)" office:value-type="float" office:value="91.0255042950968" calcext:value-type="float">
            <text:p>91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3.2412882404589" calcext:value-type="float">
            <text:p>73,2</text:p>
          </table:table-cell>
          <table:table-cell table:style-name="ce28" office:value-type="float" office:value="-1.45899755751413" calcext:value-type="float">
            <text:p>-1,5</text:p>
          </table:table-cell>
          <table:table-cell table:style-name="ce28" table:number-columns-repeated="2"/>
          <table:table-cell table:style-name="ce32" table:formula="of:=MAX([.B309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0.2785980535774" calcext:value-type="float">
            <text:p>80,3</text:p>
          </table:table-cell>
          <table:table-cell table:style-name="ce28" office:value-type="float" office:value="0.867082959975505" calcext:value-type="float">
            <text:p>0,9</text:p>
          </table:table-cell>
          <table:table-cell table:style-name="ce28" table:number-columns-repeated="2"/>
          <table:table-cell table:style-name="ce32" table:formula="of:=MAX([.B310]-[.$J$10];0)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28.743845932341" calcext:value-type="float">
            <text:p>128,7</text:p>
          </table:table-cell>
          <table:table-cell table:style-name="ce28" office:value-type="float" office:value="28.8226454343355" calcext:value-type="float">
            <text:p>28,8</text:p>
          </table:table-cell>
          <table:table-cell table:style-name="ce28" table:number-columns-repeated="2"/>
          <table:table-cell table:style-name="ce32" table:formula="of:=MAX([.B311]-[.$J$10];0)" office:value-type="float" office:value="23.7438459323413" calcext:value-type="float">
            <text:p>23,7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42.552249310309" calcext:value-type="float">
            <text:p>142,6</text:p>
          </table:table-cell>
          <table:table-cell table:style-name="ce28" office:value-type="float" office:value="41.387543639897" calcext:value-type="float">
            <text:p>41,4</text:p>
          </table:table-cell>
          <table:table-cell table:style-name="ce28" table:number-columns-repeated="2"/>
          <table:table-cell table:style-name="ce32" table:formula="of:=MAX([.B312]-[.$J$10];0)" office:value-type="float" office:value="37.5522493103087" calcext:value-type="float">
            <text:p>37,6</text:p>
          </table:table-cell>
          <table:table-cell table:number-columns-repeated="1018"/>
        </table:table-row>
        <table:table-row table:style-name="ro2" table:number-rows-repeated="10482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obLibs" table:base-cell-address="$'Load Libs'.$E$26" table:cell-range-address="$'Load Libs'.$E$2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1" loext:min-decimal-places="1" number:min-integer-digits="1"/>
    </number:number-style>
    <number:percentage-style style:name="N137">
      <number:number number:decimal-places="3" loext:min-decimal-places="3" number:min-integer-digits="1"/>
      <number:text>%</number:text>
    </number:percentage-style>
    <number:number-style style:name="N138">
      <number:number number:decimal-places="11" loext:min-decimal-places="11" number:min-integer-digits="1"/>
    </number:number-style>
    <number:number-style style:name="N14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number number:decimal-places="0" loext:min-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loext:min-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number:text>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6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number:text> $-</number:text>
      <number:number number:decimal-places="0" loext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€ </number:text>
      <number:number number:decimal-places="0" loext:min-decimal-places="0" number:min-integer-digits="1" number:grouping="true"/>
    </number:number-style>
    <number:number-style style:name="N162">
      <number:text>-€ </number:text>
      <number:number number:decimal-places="0" loext:min-decimal-places="0" number:min-integer-digits="1" number:grouping="true"/>
      <style:map style:condition="value()&gt;=0" style:apply-style-name="N162P0"/>
    </number:number-style>
    <number:number-style style:name="N163P0" style:volatile="true">
      <number:text>€ </number:text>
      <number:number number:decimal-places="0" loext:min-decimal-places="0" number:min-integer-digits="1" number:grouping="true"/>
    </number:number-style>
    <number:number-style style:name="N16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63P0"/>
    </number:number-style>
    <number:number-style style:name="N165P0" style:volatile="true">
      <number:text>€ </number:text>
      <number:number number:decimal-places="2" loext:min-decimal-places="2" number:min-integer-digits="1" number:grouping="true"/>
    </number:number-style>
    <number:number-style style:name="N165">
      <number:text>-€ </number:text>
      <number:number number:decimal-places="2" loext:min-decimal-places="2" number:min-integer-digits="1" number:grouping="true"/>
      <style:map style:condition="value()&gt;=0" style:apply-style-name="N165P0"/>
    </number:number-style>
    <number:number-style style:name="N166P0" style:volatile="true">
      <number:text>€ </number:text>
      <number:number number:decimal-places="2" loext:min-decimal-places="2" number:min-integer-digits="1" number:grouping="true"/>
    </number:number-style>
    <number:number-style style:name="N16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66P0"/>
    </number:number-style>
    <number:number-style style:name="N170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170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170P2" style:volatile="true">
      <number:text> €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0" loext:min-decimal-places="0" number:min-integer-digits="1" number:grouping="true"/>
      <number:text> </number:text>
    </number:number-style>
    <number:number-style style:name="N17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72P2" style:volatile="true">
      <number:text> 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176P2" style:volatile="true">
      <number:text> € -</number:text>
      <number:number number:decimal-places="0" loext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2" loext:min-decimal-places="2" number:min-integer-digits="1" number:grouping="true"/>
      <number:text> </number:text>
    </number:number-style>
    <number:number-style style:name="N17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78P2" style:volatile="true">
      <number:text>-</number:text>
      <number:number number:decimal-places="0" loext:min-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TRUE</number:text>
    </number:number-style>
    <number:number-style style:name="N180P1" style:volatile="true">
      <number:text>TRUE</number:text>
    </number:number-style>
    <number:number-style style:name="N180">
      <number:text>FALSE</number:text>
      <style:map style:condition="value()&gt;0" style:apply-style-name="N180P0"/>
      <style:map style:condition="value()&lt;0" style:apply-style-name="N180P1"/>
    </number:number-style>
    <number:number-style style:name="N181">
      <number:number number:decimal-places="4" loext:min-decimal-places="4" number:min-integer-digits="1"/>
    </number:number-style>
    <number:percentage-style style:name="N182">
      <number:number number:decimal-places="1" loext:min-decimal-places="1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5" loext:min-decimal-places="5" number:min-integer-digits="1"/>
      <number:text>%</number:text>
    </number:percentage-style>
    <number:percentage-style style:name="N185">
      <number:number number:decimal-places="6" loext:min-decimal-places="6" number:min-integer-digits="1"/>
      <number:text>%</number:text>
    </number:percentage-style>
    <number:number-style style:name="N186">
      <number:number number:decimal-places="4" loext:min-decimal-places="4" number:min-integer-digits="1" number:grouping="true"/>
    </number:number-style>
    <number:date-style style:name="N187">
      <number:day number:style="long"/>
      <number:text> </number:text>
      <number:month number:textual="true"/>
      <number:year/>
      <number:text> </number:text>
      <number:hours number:style="long"/>
      <number:text>:</number:text>
      <number:minutes number:style="long"/>
    </number:date-style>
    <number:number-style style:name="N188P0" style:volatile="true">
      <number:number number:decimal-places="0" loext:min-decimal-places="0" number:min-integer-digits="1" number:grouping="true"/>
      <number:text> </number:text>
    </number:number-style>
    <number:number-style style:name="N18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8P0"/>
    </number:number-style>
    <number:number-style style:name="N189">
      <number:text>$</number:text>
      <number:number number:decimal-places="2" loext:min-decimal-places="2" number:min-integer-digits="1" number:grouping="true"/>
    </number:number-style>
    <number:number-style style:name="N190">
      <number:number number:decimal-places="2" loext:min-decimal-places="2" number:min-integer-digits="1"/>
      <number:text> </number:text>
    </number:number-style>
    <number:number-style style:name="N192P0" style:volatile="true">
      <number:number number:decimal-places="1" loext:min-decimal-places="1" number:min-integer-digits="1" number:grouping="true"/>
    </number:number-style>
    <number:number-style style:name="N192">
      <number:number number:decimal-places="1" loext:min-decimal-places="1" number:min-integer-digits="1" number:grouping="true"/>
      <style:map style:condition="value()&gt;=0" style:apply-style-name="N192P0"/>
    </number:number-style>
    <number:number-style style:name="N194P0" style:volatile="true">
      <number:text>+</number:text>
      <number:number number:decimal-places="2" loext:min-decimal-places="2" number:min-integer-digits="1" number:grouping="true"/>
    </number:number-style>
    <number:number-style style:name="N194">
      <number:text>-</number:text>
      <number:number number:decimal-places="2" loext:min-decimal-places="2" number:min-integer-digits="1" number:grouping="true"/>
      <style:map style:condition="value()&gt;=0" style:apply-style-name="N194P0"/>
    </number:number-style>
    <number:number-style style:name="N196P0" style:volatile="true">
      <number:number number:decimal-places="0" loext:min-decimal-places="0" number:min-integer-digits="1" number:grouping="true"/>
      <number:text>    </number:text>
    </number:number-style>
    <number:number-style style:name="N19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96P2" style:volatile="true">
      <number:text>-   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0" loext:min-decimal-places="0" number:min-integer-digits="1" number:grouping="true"/>
      <number:text>  </number:text>
    </number:number-style>
    <number:number-style style:name="N200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200P2" style:volatile="true">
      <number:text>- 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loext:min-decimal-places="2" number:min-integer-digits="1" number:grouping="true"/>
      <number:text> DM </number:text>
    </number:number-style>
    <number:number-style style:name="N204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204P2" style:volatile="true">
      <number:text>-</number:text>
      <number:number number:decimal-places="0" loext:min-decimal-places="0" number:min-integer-digits="0"/>
      <number:text> DM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number number:decimal-places="0" loext:min-decimal-places="0" number:min-integer-digits="1" number:grouping="true"/>
      <number:text> € </number:text>
    </number:number-style>
    <number:number-style style:name="N20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206P2" style:volatile="true">
      <number:text>- €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9P0" style:volatile="true">
      <number:number number:decimal-places="0" loext:min-decimal-places="0" number:min-integer-digits="1" number:grouping="true"/>
      <number:text> </number:text>
    </number:number-style>
    <number:number-style style:name="N209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209P2" style:volatile="true">
      <number:text>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number number:decimal-places="2" loext:min-decimal-places="2" number:min-integer-digits="1" number:grouping="true"/>
      <number:text> </number:text>
    </number:number-style>
    <number:number-style style:name="N211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211P2" style:volatile="true">
      <number:text>-</number:text>
      <number:number number:decimal-places="0" loext:min-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£</number:text>
      <number:number number:decimal-places="0" loext:min-decimal-places="0" number:min-integer-digits="1" number:grouping="true"/>
    </number:number-style>
    <number:number-style style:name="N213">
      <number:text>-£</number:text>
      <number:number number:decimal-places="0" loext:min-decimal-places="0" number:min-integer-digits="1" number:grouping="true"/>
      <style:map style:condition="value()&gt;=0" style:apply-style-name="N213P0"/>
    </number:number-style>
    <number:number-style style:name="N214P0" style:volatile="true">
      <number:text>£</number:text>
      <number:number number:decimal-places="0" loext:min-decimal-places="0" number:min-integer-digits="1" number:grouping="true"/>
    </number:number-style>
    <number:number-style style:name="N2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14P0"/>
    </number:number-style>
    <number:number-style style:name="N216P0" style:volatile="true">
      <number:text>£</number:text>
      <number:number number:decimal-places="2" loext:min-decimal-places="2" number:min-integer-digits="1" number:grouping="true"/>
    </number:number-style>
    <number:number-style style:name="N216">
      <number:text>-£</number:text>
      <number:number number:decimal-places="2" loext:min-decimal-places="2" number:min-integer-digits="1" number:grouping="true"/>
      <style:map style:condition="value()&gt;=0" style:apply-style-name="N216P0"/>
    </number:number-style>
    <number:number-style style:name="N217P0" style:volatile="true">
      <number:text>£</number:text>
      <number:number number:decimal-places="2" loext:min-decimal-places="2" number:min-integer-digits="1" number:grouping="true"/>
    </number:number-style>
    <number:number-style style:name="N2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17P0"/>
    </number:number-style>
    <number:number-style style:name="N221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221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221P2" style:volatile="true">
      <number:text> £-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P0" style:volatile="true">
      <number:number number:decimal-places="0" loext:min-decimal-places="0" number:min-integer-digits="1" number:grouping="true"/>
      <number:text> </number:text>
    </number:number-style>
    <number:number-style style:name="N22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22P2" style:volatile="true">
      <number:text>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226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226P2" style:volatile="true">
      <number:text> £-</number:text>
      <number:number number:decimal-places="0" loext:min-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30P0" style:volatile="true">
      <number:number number:decimal-places="2" loext:min-decimal-places="2" number:min-integer-digits="1" number:grouping="true"/>
      <number:text>   </number:text>
    </number:number-style>
    <number:number-style style:name="N230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230P2" style:volatile="true">
      <number:text>-</number:text>
      <number:number number:decimal-places="0" loext:min-decimal-places="0" number:min-integer-digits="0"/>
      <number:text>  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number number:decimal-places="0" loext:min-decimal-places="0" number:min-integer-digits="1" number:grouping="true"/>
      <number:text>   </number:text>
    </number:number-style>
    <number:number-style style:name="N234P1" style:volatile="true">
      <number:text>-</number:text>
      <number:number number:decimal-places="0" loext:min-decimal-places="0" number:min-integer-digits="1" number:grouping="true"/>
      <number:text>   </number:text>
    </number:number-style>
    <number:number-style style:name="N234P2" style:volatile="true">
      <number:text>-  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number number:decimal-places="2" loext:min-decimal-places="2" number:min-integer-digits="1" number:grouping="true"/>
      <number:text>€ </number:text>
    </number:number-style>
    <number:number-style style:name="N238P1" style:volatile="true">
      <number:text>-</number:text>
      <number:number number:decimal-places="2" loext:min-decimal-places="2" number:min-integer-digits="1" number:grouping="true"/>
      <number:text>€ </number:text>
    </number:number-style>
    <number:number-style style:name="N238P2" style:volatile="true">
      <number:text>-</number:text>
      <number:number number:decimal-places="0" loext:min-decimal-places="0" number:min-integer-digits="0"/>
      <number:text>€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number number:decimal-places="0" loext:min-decimal-places="0" number:min-integer-digits="1" number:grouping="true"/>
      <number:text>€ </number:text>
    </number:number-style>
    <number:number-style style:name="N242P1" style:volatile="true">
      <number:text>-</number:text>
      <number:number number:decimal-places="0" loext:min-decimal-places="0" number:min-integer-digits="1" number:grouping="true"/>
      <number:text>€ </number:text>
    </number:number-style>
    <number:number-style style:name="N242P2" style:volatile="true">
      <number:text>-€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3">
      <number:number number:decimal-places="5" loext:min-decimal-places="5" number:min-integer-digits="1"/>
    </number:number-style>
    <number:number-style style:name="N244">
      <number:number number:decimal-places="9" loext:min-decimal-places="9" number:min-integer-digits="1"/>
    </number:number-style>
    <number:number-style style:name="N245">
      <number:number number:decimal-places="8" loext:min-decimal-places="8" number:min-integer-digits="1"/>
    </number:number-style>
    <number:number-style style:name="N246">
      <number:number number:decimal-places="7" loext:min-decimal-places="7" number:min-integer-digits="1"/>
    </number:number-style>
    <number:number-style style:name="N247">
      <number:number number:decimal-places="6" loext:min-decimal-places="6" number:min-integer-digits="1"/>
    </number:number-style>
    <number:number-style style:name="N248">
      <number:scientific-number number:decimal-places="3" loext:min-decimal-places="3" number:min-integer-digits="1" number:min-exponent-digits="2" loext:exponent-interval="1" loext:forced-exponent-sign="true"/>
    </number:number-style>
    <number:currency-style style:name="N25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25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250P0"/>
    </number:currency-style>
    <number:number-style style:name="N252P0" style:volatile="true">
      <number:number number:decimal-places="0" loext:min-decimal-places="0" number:min-integer-digits="1" number:grouping="true"/>
      <number:text> DM</number:text>
    </number:number-style>
    <number:number-style style:name="N252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252P0"/>
    </number:number-style>
    <number:number-style style:name="N253P0" style:volatile="true">
      <number:number number:decimal-places="0" loext:min-decimal-places="0" number:min-integer-digits="1" number:grouping="true"/>
      <number:text> DM</number:text>
    </number:number-style>
    <number:number-style style:name="N253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253P0"/>
    </number:number-style>
    <number:number-style style:name="N255P0" style:volatile="true">
      <number:number number:decimal-places="2" loext:min-decimal-places="2" number:min-integer-digits="1" number:grouping="true"/>
      <number:text> DM</number:text>
    </number:number-style>
    <number:number-style style:name="N255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255P0"/>
    </number:number-style>
    <number:number-style style:name="N256P0" style:volatile="true">
      <number:number number:decimal-places="2" loext:min-decimal-places="2" number:min-integer-digits="1" number:grouping="true"/>
      <number:text> DM</number:text>
    </number:number-style>
    <number:number-style style:name="N256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256P0"/>
    </number:number-style>
    <number:number-style style:name="N260P0" style:volatile="true">
      <number:number number:decimal-places="0" loext:min-decimal-places="0" number:min-integer-digits="1" number:grouping="true"/>
      <number:text> DM </number:text>
    </number:number-style>
    <number:number-style style:name="N260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260P2" style:volatile="true">
      <number:text> - DM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number number:decimal-places="0" loext:min-decimal-places="0" number:min-integer-digits="1" number:grouping="true"/>
      <number:text>       </number:text>
    </number:number-style>
    <number:number-style style:name="N264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264P2" style:volatile="true">
      <number:text> -      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number number:decimal-places="2" loext:min-decimal-places="2" number:min-integer-digits="1" number:grouping="true"/>
      <number:text>       </number:text>
    </number:number-style>
    <number:number-style style:name="N268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268P2" style:volatile="true">
      <number:text>-</number:text>
      <number:number number:decimal-places="0" loext:min-decimal-places="0" number:min-integer-digits="0"/>
      <number:text>      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percentage-style style:name="N269">
      <number:number number:decimal-places="15" loext:min-decimal-places="15" number:min-integer-digits="1"/>
      <number:text>%</number:text>
    </number:percentage-style>
    <number:date-style style:name="N271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271">
      <number:text-content/>
      <style:map style:condition="value()&lt;=1.79769313486232E+308" style:apply-style-name="N271P0"/>
    </number:text-style>
    <number:percentage-style style:name="N272">
      <number:number number:decimal-places="9" loext:min-decimal-places="9" number:min-integer-digits="1"/>
      <number:text>%</number:text>
    </number:percentage-style>
    <number:text-style style:name="N273">
      <number:text-content/>
      <number:text> ($)</number:text>
    </number:text-style>
    <number:text-style style:name="N274">
      <number:text-content/>
      <number:text> (%)</number:text>
    </number:text-style>
    <number:text-style style:name="N275">
      <number:text-content/>
      <number:text> (£)</number:text>
    </number:text-style>
    <number:text-style style:name="N276">
      <number:text-content/>
      <number:text> (¥)</number:text>
    </number:text-style>
    <number:text-style style:name="N277">
      <number:text-content/>
      <number:text> (€)</number:text>
    </number:text-style>
    <number:text-style style:name="N278">
      <number:text-content/>
      <number:text> (x)</number:text>
    </number:text-style>
    <number:number-style style:name="N281P0" style:volatile="true">
      <number:number number:decimal-places="1" loext:min-decimal-places="1" number:min-integer-digits="1"/>
      <number:text> %</number:text>
    </number:number-style>
    <number:number-style style:name="N281P1" style:volatile="true">
      <number:text>(</number:text>
      <number:number number:decimal-places="1" loext:min-decimal-places="1" number:min-integer-digits="1"/>
      <number:text>)%</number:text>
    </number:number-style>
    <number:number-style style:name="N281P2" style:volatile="true">
      <number:number number:decimal-places="1" loext:min-decimal-places="1" number:min-integer-digits="1"/>
      <number:text> %</number:text>
    </number:number-style>
    <number:text-style style:name="N281">
      <number:text-content/>
      <number:text>   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number-style style:name="N285P0" style:volatile="true">
      <number:number number:decimal-places="1" loext:min-decimal-places="1" number:min-integer-digits="1" number:grouping="true"/>
      <number:text>    </number:text>
    </number:number-style>
    <number:number-style style:name="N285P1" style:volatile="true">
      <number:text>(</number:text>
      <number:number number:decimal-places="1" loext:min-decimal-places="1" number:min-integer-digits="1" number:grouping="true"/>
      <number:text>)   </number:text>
    </number:number-style>
    <number:number-style style:name="N285P2" style:volatile="true">
      <number:number number:decimal-places="1" loext:min-decimal-places="1" number:min-integer-digits="1"/>
      <number:text>    </number:text>
    </number:number-style>
    <number:text-style style:name="N285">
      <number:text-content/>
      <number:text>   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9P0" style:volatile="true">
      <number:number number:decimal-places="1" loext:min-decimal-places="1" number:min-integer-digits="1" number:grouping="true"/>
      <number:text>  </number:text>
    </number:number-style>
    <number:number-style style:name="N289P1" style:volatile="true">
      <number:text>(</number:text>
      <number:number number:decimal-places="1" loext:min-decimal-places="1" number:min-integer-digits="1" number:grouping="true"/>
      <number:text>)  </number:text>
    </number:number-style>
    <number:number-style style:name="N289P2" style:volatile="true">
      <number:number number:decimal-places="1" loext:min-decimal-places="1" number:min-integer-digits="1"/>
      <number:text>  </number:text>
    </number:number-style>
    <number:text-style style:name="N289">
      <number:text-content/>
      <number:text> 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number number:decimal-places="1" loext:min-decimal-places="1" number:min-integer-digits="1" number:grouping="true"/>
      <number:text>    </number:text>
    </number:number-style>
    <number:number-style style:name="N291P1" style:volatile="true">
      <number:text>(</number:text>
      <number:number number:decimal-places="1" loext:min-decimal-places="1" number:min-integer-digits="1" number:grouping="true"/>
      <number:text>)    </number:text>
    </number:number-style>
    <number:number-style style:name="N291P2" style:volatile="true">
      <number:number number:decimal-places="1" loext:min-decimal-places="1" number:min-integer-digits="1"/>
      <number:text>    </number:text>
    </number:number-style>
    <number:text-style style:name="N291">
      <number:text-content/>
      <number:text>   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5P0" style:volatile="true">
      <number:number number:decimal-places="1" loext:min-decimal-places="1" number:min-integer-digits="1" number:grouping="true"/>
      <number:text>      </number:text>
    </number:number-style>
    <number:number-style style:name="N295P1" style:volatile="true">
      <number:text>(</number:text>
      <number:number number:decimal-places="1" loext:min-decimal-places="1" number:min-integer-digits="1" number:grouping="true"/>
      <number:text>)      </number:text>
    </number:number-style>
    <number:number-style style:name="N295P2" style:volatile="true">
      <number:number number:decimal-places="1" loext:min-decimal-places="1" number:min-integer-digits="1"/>
      <number:text>      </number:text>
    </number:number-style>
    <number:text-style style:name="N295">
      <number:text-content/>
      <number:text>     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9P0" style:volatile="true">
      <number:number number:decimal-places="1" loext:min-decimal-places="1" number:min-integer-digits="1" number:grouping="true"/>
      <number:text>        </number:text>
    </number:number-style>
    <number:number-style style:name="N299P1" style:volatile="true">
      <number:text>(</number:text>
      <number:number number:decimal-places="1" loext:min-decimal-places="1" number:min-integer-digits="1" number:grouping="true"/>
      <number:text>)        </number:text>
    </number:number-style>
    <number:number-style style:name="N299P2" style:volatile="true">
      <number:number number:decimal-places="1" loext:min-decimal-places="1" number:min-integer-digits="1"/>
      <number:text>        </number:text>
    </number:number-style>
    <number:text-style style:name="N299">
      <number:text-content/>
      <number:text>       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number-style style:name="N303P0" style:volatile="true">
      <number:number number:decimal-places="2" loext:min-decimal-places="2" number:min-integer-digits="1" number:grouping="true"/>
      <number:text>  </number:text>
    </number:number-style>
    <number:number-style style:name="N303P1" style:volatile="true">
      <number:text>(</number:text>
      <number:number number:decimal-places="2" loext:min-decimal-places="2" number:min-integer-digits="1" number:grouping="true"/>
      <number:text>)  </number:text>
    </number:number-style>
    <number:number-style style:name="N303P2" style:volatile="true">
      <number:number number:decimal-places="2" loext:min-decimal-places="2" number:min-integer-digits="1"/>
      <number:text>  </number:text>
    </number:number-style>
    <number:text-style style:name="N303">
      <number:text-content/>
      <number:text> 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6P0" style:volatile="true">
      <number:number number:decimal-places="2" loext:min-decimal-places="2" number:min-integer-digits="1" number:grouping="true"/>
      <number:text>    </number:text>
    </number:number-style>
    <number:number-style style:name="N306P1" style:volatile="true">
      <number:text>(</number:text>
      <number:number number:decimal-places="2" loext:min-decimal-places="2" number:min-integer-digits="1" number:grouping="true"/>
      <number:text>)    </number:text>
    </number:number-style>
    <number:number-style style:name="N306P2" style:volatile="true">
      <number:number number:decimal-places="0" loext:min-decimal-places="0" number:min-integer-digits="1"/>
      <number:text>    </number:text>
    </number:number-style>
    <number:text-style style:name="N306">
      <number:text-content/>
      <number:text>   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number number:decimal-places="2" loext:min-decimal-places="2" number:min-integer-digits="1" number:grouping="true"/>
      <number:text>      </number:text>
    </number:number-style>
    <number:number-style style:name="N310P1" style:volatile="true">
      <number:text>(</number:text>
      <number:number number:decimal-places="2" loext:min-decimal-places="2" number:min-integer-digits="1" number:grouping="true"/>
      <number:text>)      </number:text>
    </number:number-style>
    <number:number-style style:name="N310P2" style:volatile="true">
      <number:number number:decimal-places="2" loext:min-decimal-places="2" number:min-integer-digits="1"/>
      <number:text>      </number:text>
    </number:number-style>
    <number:text-style style:name="N310">
      <number:text-content/>
      <number:text>     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4P0" style:volatile="true">
      <number:number number:decimal-places="2" loext:min-decimal-places="2" number:min-integer-digits="1" number:grouping="true"/>
      <number:text>        </number:text>
    </number:number-style>
    <number:number-style style:name="N314P1" style:volatile="true">
      <number:text>(</number:text>
      <number:number number:decimal-places="2" loext:min-decimal-places="2" number:min-integer-digits="1" number:grouping="true"/>
      <number:text>)        </number:text>
    </number:number-style>
    <number:number-style style:name="N314P2" style:volatile="true">
      <number:number number:decimal-places="2" loext:min-decimal-places="2" number:min-integer-digits="1"/>
      <number:text>        </number:text>
    </number:number-style>
    <number:text-style style:name="N314">
      <number:text-content/>
      <number:text>       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8P0" style:volatile="true">
      <number:number number:decimal-places="0" loext:min-decimal-places="0" number:min-integer-digits="1" number:grouping="true"/>
      <number:text>  </number:text>
    </number:number-style>
    <number:number-style style:name="N318P1" style:volatile="true">
      <number:text>(</number:text>
      <number:number number:decimal-places="0" loext:min-decimal-places="0" number:min-integer-digits="1" number:grouping="true"/>
      <number:text>)  </number:text>
    </number:number-style>
    <number:number-style style:name="N318P2" style:volatile="true">
      <number:number number:decimal-places="0" loext:min-decimal-places="0" number:min-integer-digits="1"/>
      <number:text>  </number:text>
    </number:number-style>
    <number:text-style style:name="N318">
      <number:text-content/>
      <number:text> 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0P0" style:volatile="true">
      <number:number number:decimal-places="0" loext:min-decimal-places="0" number:min-integer-digits="1" number:grouping="true"/>
      <number:text>    </number:text>
    </number:number-style>
    <number:number-style style:name="N320P1" style:volatile="true">
      <number:text>(</number:text>
      <number:number number:decimal-places="0" loext:min-decimal-places="0" number:min-integer-digits="1" number:grouping="true"/>
      <number:text>)    </number:text>
    </number:number-style>
    <number:number-style style:name="N320P2" style:volatile="true">
      <number:number number:decimal-places="0" loext:min-decimal-places="0" number:min-integer-digits="1"/>
      <number:text>    </number:text>
    </number:number-style>
    <number:text-style style:name="N320">
      <number:text-content/>
      <number:text>    </number:text>
      <style:map style:condition="value()&gt;0" style:apply-style-name="N320P0"/>
      <style:map style:condition="value()&lt;0" style:apply-style-name="N320P1"/>
      <style:map style:condition="value()=0" style:apply-style-name="N320P2"/>
    </number:text-style>
    <number:number-style style:name="N324P0" style:volatile="true">
      <number:number number:decimal-places="0" loext:min-decimal-places="0" number:min-integer-digits="1" number:grouping="true"/>
      <number:text>      </number:text>
    </number:number-style>
    <number:number-style style:name="N324P1" style:volatile="true">
      <number:text>(</number:text>
      <number:number number:decimal-places="0" loext:min-decimal-places="0" number:min-integer-digits="1" number:grouping="true"/>
      <number:text>)      </number:text>
    </number:number-style>
    <number:number-style style:name="N324P2" style:volatile="true">
      <number:number number:decimal-places="0" loext:min-decimal-places="0" number:min-integer-digits="1"/>
      <number:text>      </number:text>
    </number:number-style>
    <number:text-style style:name="N324">
      <number:text-content/>
      <number:text>     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8P0" style:volatile="true">
      <number:number number:decimal-places="0" loext:min-decimal-places="0" number:min-integer-digits="1" number:grouping="true"/>
      <number:text>        </number:text>
    </number:number-style>
    <number:number-style style:name="N328P1" style:volatile="true">
      <number:text>(</number:text>
      <number:number number:decimal-places="0" loext:min-decimal-places="0" number:min-integer-digits="1" number:grouping="true"/>
      <number:text>)        </number:text>
    </number:number-style>
    <number:number-style style:name="N328P2" style:volatile="true">
      <number:number number:decimal-places="0" loext:min-decimal-places="0" number:min-integer-digits="1"/>
      <number:text>        </number:text>
    </number:number-style>
    <number:text-style style:name="N328">
      <number:text-content/>
      <number:text>        </number:text>
      <style:map style:condition="value()&gt;0" style:apply-style-name="N328P0"/>
      <style:map style:condition="value()&lt;0" style:apply-style-name="N328P1"/>
      <style:map style:condition="value()=0" style:apply-style-name="N328P2"/>
    </number:text-style>
    <number:number-style style:name="N330P0" style:volatile="true">
      <number:number number:decimal-places="1" loext:min-decimal-places="1" number:min-integer-digits="1" number:grouping="true"/>
      <number:text> </number:text>
    </number:number-style>
    <number:number-style style:name="N330">
      <number:text>(</number:text>
      <number:number number:decimal-places="1" loext:min-decimal-places="1" number:min-integer-digits="1" number:grouping="true"/>
      <number:text>)</number:text>
      <style:map style:condition="value()&gt;=0" style:apply-style-name="N330P0"/>
    </number:number-style>
    <number:number-style style:name="N332P0" style:volatile="true">
      <number:number number:decimal-places="1" loext:min-decimal-places="1" number:min-integer-digits="1" number:grouping="true"/>
      <number:text> </number:text>
    </number:number-style>
    <number:number-style style:name="N332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332P2" style:volatile="true">
      <number:number number:decimal-places="1" loext:min-decimal-places="1" number:min-integer-digits="1" number:grouping="true"/>
      <number:text> </number:text>
    </number:number-style>
    <number:text-style style:name="N332">
      <number:text-content/>
      <number:text> </number:text>
      <style:map style:condition="value()&gt;0" style:apply-style-name="N332P0"/>
      <style:map style:condition="value()&lt;0" style:apply-style-name="N332P1"/>
      <style:map style:condition="value()=0" style:apply-style-name="N332P2"/>
    </number:text-style>
    <number:number-style style:name="N334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334">
      <number:text>$(</number:text>
      <number:number number:decimal-places="2" loext:min-decimal-places="2" number:min-integer-digits="1" number:grouping="true"/>
      <number:text>)</number:text>
      <style:map style:condition="value()&gt;=0" style:apply-style-name="N334P0"/>
    </number:number-style>
    <number:number-style style:name="N336P0" style:volatile="true">
      <number:text>£ </number:text>
      <number:number number:decimal-places="2" loext:min-decimal-places="2" number:min-integer-digits="1" number:grouping="true"/>
      <number:text> </number:text>
    </number:number-style>
    <number:number-style style:name="N336">
      <number:text>£(</number:text>
      <number:number number:decimal-places="2" loext:min-decimal-places="2" number:min-integer-digits="1" number:grouping="true"/>
      <number:text>)</number:text>
      <style:map style:condition="value()&gt;=0" style:apply-style-name="N336P0"/>
    </number:number-style>
    <number:number-style style:name="N339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339P1" style:volatile="true">
      <number:text>$(</number:text>
      <number:number number:decimal-places="2" loext:min-decimal-places="2" number:min-integer-digits="1" number:grouping="true"/>
      <number:text>)</number:text>
    </number:number-style>
    <number:number-style style:name="N339P2" style:volatile="true">
      <number:text>$ </number:text>
      <number:number number:decimal-places="2" loext:min-decimal-places="2" number:min-integer-digits="1"/>
      <number:text>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0P0" style:volatile="true">
      <number:number number:decimal-places="2" loext:min-decimal-places="2" number:min-integer-digits="1" number:grouping="true"/>
      <number:text> </number:text>
    </number:number-style>
    <number:number-style style:name="N34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340P2" style:volatile="true">
      <number:number number:decimal-places="2" loext:min-decimal-places="2" number:min-integer-digits="1"/>
      <number:text> </number:text>
    </number:number-style>
    <number:text-style style:name="N340"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number-style style:name="N344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344P1" style:volatile="true">
      <number:text>€(</number:text>
      <number:number number:decimal-places="2" loext:min-decimal-places="2" number:min-integer-digits="1" number:grouping="true"/>
      <number:text>)</number:text>
    </number:number-style>
    <number:number-style style:name="N344P2" style:volatile="true">
      <number:text>€ </number:text>
      <number:number number:decimal-places="2" loext:min-decimal-places="2" number:min-integer-digits="1"/>
      <number:text>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6P0" style:volatile="true">
      <number:number number:decimal-places="1" loext:min-decimal-places="1" number:min-integer-digits="1" number:grouping="true"/>
      <number:text> x</number:text>
    </number:number-style>
    <number:number-style style:name="N346">
      <number:text>(</number:text>
      <number:number number:decimal-places="1" loext:min-decimal-places="1" number:min-integer-digits="1" number:grouping="true"/>
      <number:text>)x</number:text>
      <style:map style:condition="value()&gt;=0" style:apply-style-name="N346P0"/>
    </number:number-style>
    <number:number-style style:name="N350P0" style:volatile="true">
      <number:number number:decimal-places="0" loext:min-decimal-places="0" number:min-integer-digits="1" number:grouping="true"/>
      <number:text> x</number:text>
    </number:number-style>
    <number:number-style style:name="N350P1" style:volatile="true">
      <number:text>(</number:text>
      <number:number number:decimal-places="0" loext:min-decimal-places="0" number:min-integer-digits="1" number:grouping="true"/>
      <number:text>)x</number:text>
    </number:number-style>
    <number:number-style style:name="N350P2" style:volatile="true">
      <number:number number:decimal-places="0" loext:min-decimal-places="0" number:min-integer-digits="1"/>
      <number:text> x</number:text>
    </number:number-style>
    <number:text-style style:name="N350">
      <number:text-content/>
      <number:text>   </number:text>
      <style:map style:condition="value()&gt;0" style:apply-style-name="N350P0"/>
      <style:map style:condition="value()&lt;0" style:apply-style-name="N350P1"/>
      <style:map style:condition="value()=0" style:apply-style-name="N350P2"/>
    </number:text-style>
    <number:number-style style:name="N352P0" style:volatile="true">
      <number:number number:decimal-places="1" loext:min-decimal-places="1" number:min-integer-digits="1" number:grouping="true"/>
      <number:text>   </number:text>
    </number:number-style>
    <number:number-style style:name="N352">
      <number:text>(</number:text>
      <number:number number:decimal-places="1" loext:min-decimal-places="1" number:min-integer-digits="1" number:grouping="true"/>
      <number:text>)  </number:text>
      <style:map style:condition="value()&gt;=0" style:apply-style-name="N352P0"/>
    </number:number-style>
    <number:number-style style:name="N354P0" style:volatile="true">
      <number:number number:decimal-places="0" loext:min-decimal-places="0" number:min-integer-digits="1" number:grouping="true"/>
      <number:text>   </number:text>
    </number:number-style>
    <number:number-style style:name="N354P1" style:volatile="true">
      <number:text>(</number:text>
      <number:number number:decimal-places="0" loext:min-decimal-places="0" number:min-integer-digits="1" number:grouping="true"/>
      <number:text>)  </number:text>
    </number:number-style>
    <number:number-style style:name="N354P2" style:volatile="true">
      <number:number number:decimal-places="0" loext:min-decimal-places="0" number:min-integer-digits="1"/>
      <number:text>   </number:text>
    </number:number-style>
    <number:text-style style:name="N354">
      <number:text-content/>
      <number:text>   </number:text>
      <style:map style:condition="value()&gt;0" style:apply-style-name="N354P0"/>
      <style:map style:condition="value()&lt;0" style:apply-style-name="N354P1"/>
      <style:map style:condition="value()=0" style:apply-style-name="N354P2"/>
    </number:text-style>
    <number:number-style style:name="N355P0" style:volatile="true">
      <number:number number:decimal-places="1" loext:min-decimal-places="1" number:min-integer-digits="1"/>
      <number:text> %</number:text>
    </number:number-style>
    <number:number-style style:name="N355">
      <number:text>(</number:text>
      <number:number number:decimal-places="1" loext:min-decimal-places="1" number:min-integer-digits="1"/>
      <number:text>)%</number:text>
      <style:map style:condition="value()&gt;=0" style:apply-style-name="N355P0"/>
    </number:number-style>
    <number:number-style style:name="N356P0" style:volatile="true">
      <number:number number:decimal-places="1" loext:min-decimal-places="1" number:min-integer-digits="1" number:grouping="true"/>
      <number:text>    </number:text>
    </number:number-style>
    <number:number-style style:name="N356">
      <number:text>(</number:text>
      <number:number number:decimal-places="1" loext:min-decimal-places="1" number:min-integer-digits="1" number:grouping="true"/>
      <number:text>)   </number:text>
      <style:map style:condition="value()&gt;=0" style:apply-style-name="N356P0"/>
    </number:number-style>
    <number:number-style style:name="N3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58P1" style:volatile="true">
      <style:text-properties fo:color="#ff0000"/>
      <number:text>($</number:text>
      <number:number number:decimal-places="0" loext:min-decimal-places="0" number:min-integer-digits="1" number:grouping="true"/>
      <number:text>)</number:text>
    </number:number-style>
    <number:number-style style:name="N358">
      <number:text>-</number:text>
      <style:map style:condition="value()&gt;0" style:apply-style-name="N358P0"/>
      <style:map style:condition="value()&lt;0" style:apply-style-name="N358P1"/>
    </number:number-style>
    <number:date-style style:name="N359">
      <number:month number:style="long"/>
      <number:text>.</number:text>
      <number:day number:style="long"/>
      <number:text>.</number:text>
      <number:year number:style="long"/>
    </number:date-style>
    <number:number-style style:name="N363P0" style:volatile="true">
      <number:number number:decimal-places="0" loext:min-decimal-places="0" number:min-integer-digits="1" number:grouping="true"/>
      <number:text> F </number:text>
    </number:number-style>
    <number:number-style style:name="N363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363P2" style:volatile="true">
      <number:text> - F </number:text>
    </number:number-style>
    <number:text-style style:name="N363"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number-style style:name="N367P0" style:volatile="true">
      <number:number number:decimal-places="2" loext:min-decimal-places="2" number:min-integer-digits="1" number:grouping="true"/>
      <number:text> F </number:text>
    </number:number-style>
    <number:number-style style:name="N367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367P2" style:volatile="true">
      <number:text>-</number:text>
      <number:number number:decimal-places="0" loext:min-decimal-places="0" number:min-integer-digits="0"/>
      <number:text> F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69P0" style:volatile="true">
      <number:number number:decimal-places="0" loext:min-decimal-places="0" number:min-integer-digits="1" number:grouping="true"/>
      <number:text>  </number:text>
    </number:number-style>
    <number:number-style style:name="N369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369P2" style:volatile="true">
      <number:text> - 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number-style style:name="N371P0" style:volatile="true">
      <number:number number:decimal-places="0" loext:min-decimal-places="0" number:min-integer-digits="1" number:grouping="true"/>
      <number:text> F </number:text>
    </number:number-style>
    <number:number-style style:name="N371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371P2" style:volatile="true">
      <number:text>- F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percentage-style style:name="N372">
      <number:number number:decimal-places="0" loext:min-decimal-places="0" number:min-integer-digits="1"/>
      <number:text>%</number:text>
    </number:percentag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number:text> 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number:text> 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de" number:country="DE">
      <number:minutes number:style="long"/>
      <number:text>:</number:text>
      <number:seconds number:style="long"/>
    </number:time-style>
    <number:time-style style:name="N10142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de" number:country="DE">
      <number:minutes number:style="long"/>
      <number:text>:</number:text>
      <number:seconds number:style="long" number:decimal-places="1"/>
    </number:time-style>
    <number:number-style style:name="N10144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de" number:country="DE">
      <number:number number:decimal-places="3" loext:min-decimal-places="3" number:min-integer-digits="1"/>
      <number:text>%</number:text>
    </number:percentage-style>
    <number:percentage-style style:name="N10146" number:language="de" number:country="DE">
      <number:number number:decimal-places="4" loext:min-decimal-places="4" number:min-integer-digits="1"/>
      <number:text>%</number:text>
    </number:percentage-style>
    <number:percentage-style style:name="N10147" number:language="de" number:country="DE">
      <number:number number:decimal-places="5" loext:min-decimal-places="5" number:min-integer-digits="1"/>
      <number:text>%</number:text>
    </number:percentage-style>
    <number:currency-style style:name="N10149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49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49P0"/>
    </number:currency-style>
    <number:number-style style:name="N10150" number:language="de" number:country="DE">
      <number:number number:decimal-places="1" loext:min-decimal-places="1" number:min-integer-digits="1"/>
    </number:number-style>
    <number:number-style style:name="N10151" number:language="de" number:country="DE">
      <number:number number:decimal-places="11" loext:min-decimal-places="11" number:min-integer-digits="1"/>
    </number:number-style>
    <number:percentage-style style:name="N10152" number:language="de" number:country="DE">
      <number:number number:decimal-places="1" loext:min-decimal-places="1" number:min-integer-digits="1"/>
      <number:text>%</number:text>
    </number:percentage-style>
    <number:number-style style:name="N10154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54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54P2" style:volatile="true" number:language="de" number:country="DE">
      <number:text>-    </number:text>
    </number:number-style>
    <number:text-style style:name="N10154" number:language="de" number:country="DE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6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56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56P2" style:volatile="true" number:language="de" number:country="DE">
      <number:text>- € </number:text>
    </number:number-style>
    <number:text-style style:name="N10156" number:language="de" number:country="DE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7" number:language="de" number:country="DE">
      <number:number number:decimal-places="8" loext:min-decimal-places="8" number:min-integer-digits="1"/>
    </number:number-style>
    <number:number-style style:name="N10158" number:language="de" number:country="DE">
      <number:number number:decimal-places="12" loext:min-decimal-places="12" number:min-integer-digits="1"/>
    </number:number-style>
    <number:number-style style:name="N10159" number:language="de" number:country="DE">
      <number:number number:decimal-places="10" loext:min-decimal-places="10" number:min-integer-digits="1"/>
    </number:number-style>
    <number:number-style style:name="N10160" number:language="de" number:country="DE">
      <number:number number:decimal-places="3" loext:min-decimal-places="3" number:min-integer-digits="1"/>
    </number:number-style>
    <number:date-style style:name="N20122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20122" number:language="en" number:country="US">
      <number:text-content/>
      <style:map style:condition="value()&lt;=1.79769313486232E+308" style:apply-style-name="N20122P0"/>
    </number:text-style>
    <number:date-style style:name="N20124P0" style:volatile="true" number:language="en" number:country="US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20124" number:language="en" number:country="US">
      <number:text-content/>
      <style:map style:condition="value()&lt;=1.79769313486232E+308" style:apply-style-name="N20124P0"/>
    </number:text-style>
    <number:date-style style:name="N20125" number:language="en" number:country="US">
      <number:month/>
      <number:text>/</number:text>
      <number:day/>
      <number:text>/</number:text>
      <number:year number:style="long"/>
    </number:date-style>
    <number:date-style style:name="N20126" number:language="en" number:country="US">
      <number:day/>
      <number:text>-</number:text>
      <number:month number:textual="true"/>
      <number:text>-</number:text>
      <number:year/>
    </number:date-style>
    <number:date-style style:name="N20127" number:language="en" number:country="US">
      <number:day/>
      <number:text>-</number:text>
      <number:month number:textual="true"/>
    </number:date-style>
    <number:date-style style:name="N20128" number:language="en" number:country="US">
      <number:month number:textual="true"/>
      <number:text>-</number:text>
      <number:year/>
    </number:date-style>
    <number:time-style style:name="N20129" number:language="en" number:country="US">
      <number:hours/>
      <number:text>:</number:text>
      <number:minutes number:style="long"/>
      <number:text> </number:text>
      <number:am-pm/>
    </number:time-style>
    <number:time-style style:name="N2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1" number:language="en" number:country="US">
      <number:hours/>
      <number:text>:</number:text>
      <number:minutes number:style="long"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5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5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5P0"/>
    </number:number-style>
    <number:number-style style:name="N2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6P0"/>
    </number:number-style>
    <number:number-style style:name="N2013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8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8P0"/>
    </number:number-style>
    <number:number-style style:name="N2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9P0"/>
    </number:number-style>
    <number:currency-style style:name="N2014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4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41P0"/>
    </number:currency-style>
    <number:currency-style style:name="N2014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4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42P0"/>
    </number:currency-style>
    <number:currency-style style:name="N2014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4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44P0"/>
    </number:currency-style>
    <number:currency-style style:name="N2014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4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45P0"/>
    </number:currency-style>
    <style:style style:name="Default" style:family="table-cell">
      <style:table-cell-properties style:rotation-align="none"/>
      <style:text-properties style:font-name="Arial" fo:font-family="Arial" style:font-family-generic="swiss" style:font-pitch="variable" style:font-name-asian="SimSun" style:font-family-asian="SimSun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Title" style:display-name="Excel Built-in Titl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1f497d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6">00.00.0000</text:date>, <text:time style:data-style-name="N2" text:time-value="17:56:55.6154646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teCarloBlackScholes" style:display-name="PageStyle_MonteCarloBlackScho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ies</meta:initial-creator>
    <meta:creation-date>2013-11-29T22:06:59</meta:creation-date>
    <dc:date>2019-01-26T18:03:33.371523441</dc:date>
    <meta:generator>LibreOffice/6.1.2.1$MacOSX_X86_64 LibreOffice_project/65905a128db06ba48db947242809d14d3f9a93fe</meta:generator>
    <meta:editing-duration>PT51M55S</meta:editing-duration>
    <meta:editing-cycles>14</meta:editing-cycles>
    <meta:document-statistic meta:table-count="2" meta:cell-count="9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36">
      <number:number number:decimal-places="1" loext:min-decimal-places="1" number:min-integer-digits="1"/>
    </number:number-style>
    <style:style style:name="ch1" style:family="chart">
      <style:graphic-properties draw:stroke="none" draw:fill-color="#e6e6e6"/>
    </style:style>
    <style:style style:name="ch2" style:family="chart">
      <style:chart-properties style:rotation-angle="0"/>
      <style:graphic-properties draw:fill-color="#000000"/>
      <style:text-properties fo:color="#000000" fo:font-size="10pt" style:font-size-asian="10pt" style:font-family-complex="Arial" style:font-size-complex="10pt"/>
    </style:style>
    <style:style style:name="ch3" style:family="chart">
      <style:graphic-properties draw:stroke="none" draw:fill="solid" draw:fill-color="#d9d9d9"/>
      <style:text-properties fo:color="#000000" fo:font-size="9.19999980926514pt" style:font-size-asian="9.19999980926514pt" style:font-family-complex="Arial" style:font-size-complex="9.19999980926514pt"/>
    </style:style>
    <style:style style:name="ch4" style:family="chart">
      <style:chart-properties chart:symbol-type="automatic" chart:include-hidden-cells="false" chart:treat-empty-cells="ignore"/>
    </style:style>
    <style:style style:name="ch5" style:family="chart" style:data-style-name="N136">
      <style:chart-properties chart:display-label="true" chart:logarithmic="false" chart:reverse-direction="false" text:line-break="false" loext:try-staggering-first="true" chart:link-data-style-to-source="true" chart:axis-position="0" chart:tick-mark-position="at-axis"/>
      <style:graphic-properties svg:stroke-color="#b3b3b3"/>
      <style:text-properties fo:color="#000000" fo:font-size="8pt" style:font-size-asian="8pt" style:font-family-complex="Arial" style:font-size-complex="8pt"/>
    </style:style>
    <style:style style:name="ch6" style:family="chart">
      <style:chart-properties style:rotation-angle="0"/>
      <style:graphic-properties draw:fill-color="#000000"/>
      <style:text-properties fo:color="#000000" fo:font-size="9pt" style:font-size-asian="9pt" style:font-family-complex="Arial" style:font-size-complex="9pt"/>
    </style:style>
    <style:style style:name="ch7" style:family="chart">
      <style:graphic-properties svg:stroke-color="#b3b3b3"/>
    </style:style>
    <style:style style:name="ch8" style:family="chart" style:data-style-name="N136">
      <style:chart-properties chart:symbol-type="named-symbol" chart:symbol-name="circle" chart:symbol-width="0.05cm" chart:symbol-height="0.05cm" chart:link-data-style-to-source="true"/>
      <style:graphic-properties draw:stroke="none" svg:stroke-color="#579d1c" draw:fill-color="#579d1c"/>
      <style:text-properties fo:font-size="10pt" style:font-size-asian="10pt" style:font-size-complex="10pt"/>
    </style:style>
    <style:style style:name="ch9" style:family="chart" style:data-style-name="N136">
      <style:chart-properties chart:symbol-type="named-symbol" chart:symbol-name="circle" chart:symbol-width="0.07cm" chart:symbol-height="0.07cm" chart:link-data-style-to-source="true"/>
      <style:graphic-properties draw:stroke="none" svg:stroke-color="#c5000b" draw:fill-color="#c5000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1.683cm" svg:height="7.05cm" xlink:href=".." xlink:type="simple" chart:class="chart:scatter" chart:column-mapping="0 2 1" chart:style-name="ch1">
        <chart:title svg:x="3.777cm" svg:y="0.338cm" chart:style-name="ch2">
          <text:p>Replication Portfolio Values</text:p>
        </chart:title>
        <chart:legend svg:x="2.915cm" svg:y="6.096cm" style:legend-expansion="custom" chartooo:width="5.579cm" chartooo:height="0.532cm" style:legend-expansion-aspect-ratio="10.4868421052632" chart:style-name="ch3"/>
        <chart:plot-area chart:style-name="ch4" table:cell-range-address="MonteCarloBlackScholes.B63:MonteCarloBlackScholes.C312 MonteCarloBlackScholes.F61:MonteCarloBlackScholes.F61 MonteCarloBlackScholes.F63:MonteCarloBlackScholes.F312 MonteCarloBlackScholes.C61:MonteCarloBlackScholes.C61" chart:data-source-has-labels="row" svg:x="0.683cm" svg:y="0.984cm" svg:width="10.703cm" svg:height="4.107cm">
          <chartooo:coordinate-region svg:x="1.643cm" svg:y="1.142cm" svg:width="9.387cm" svg:height="3.791cm"/>
          <chart:axis chart:dimension="x" chart:name="primary-x" chart:style-name="ch5">
            <chart:title svg:x="4.943cm" svg:y="5.082cm" chart:style-name="ch6">
              <text:p>Underlying Value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MonteCarloBlackScholes.F63:MonteCarloBlackScholes.F312" chart:label-cell-address="MonteCarloBlackScholes.F61:MonteCarloBlackScholes.F61" chart:class="chart:scatter">
            <chart:domain table:cell-range-address="MonteCarloBlackScholes.B63:MonteCarloBlackScholes.B312"/>
            <chart:data-point chart:repeated="250"/>
          </chart:series>
          <chart:series chart:style-name="ch9" chart:values-cell-range-address="MonteCarloBlackScholes.C63:MonteCarloBlackScholes.C312" chart:label-cell-address="MonteCarloBlackScholes.C61:MonteCarloBlackScholes.C61" chart:class="chart:scatter">
            <chart:data-point chart:repeated="2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erivative payoff</text:p>
                <draw:g>
                  <svg:desc>MonteCarloBlackScholes.F61:MonteCarloBlackScholes.F61</svg:desc>
                </draw:g>
              </table:table-cell>
              <table:table-cell office:value-type="string">
                <text:p>replication</text:p>
                <draw:g>
                  <svg:desc>MonteCarloBlackScholes.C61:MonteCarloBlackScholes.C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.8989596684447">
                <text:p>81.8989596684447</text:p>
                <draw:g>
                  <svg:desc>MonteCarloBlackScholes.B63:MonteCarloBlackScholes.B312</svg:desc>
                </draw:g>
              </table:table-cell>
              <table:table-cell office:value-type="float" office:value="0">
                <text:p>0</text:p>
                <draw:g>
                  <svg:desc>MonteCarloBlackScholes.F63:MonteCarloBlackScholes.F312</svg:desc>
                </draw:g>
              </table:table-cell>
              <table:table-cell office:value-type="float" office:value="-0.593433358090679">
                <text:p>-0.593433358090679</text:p>
                <draw:g>
                  <svg:desc>MonteCarloBlackScholes.C63:MonteCarloBlackScholes.C3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2.884105171805">
                <text:p>142.884105171805</text:p>
              </table:table-cell>
              <table:table-cell office:value-type="float" office:value="37.8841051718049">
                <text:p>37.8841051718049</text:p>
              </table:table-cell>
              <table:table-cell office:value-type="float" office:value="40.0926765232066">
                <text:p>40.09267652320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.0242178145167">
                <text:p>88.0242178145167</text:p>
              </table:table-cell>
              <table:table-cell office:value-type="float" office:value="0">
                <text:p>0</text:p>
              </table:table-cell>
              <table:table-cell office:value-type="float" office:value="-0.238533083703003">
                <text:p>-0.238533083703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.068316989596">
                <text:p>110.068316989596</text:p>
              </table:table-cell>
              <table:table-cell office:value-type="float" office:value="5.06831698959569">
                <text:p>5.06831698959569</text:p>
              </table:table-cell>
              <table:table-cell office:value-type="float" office:value="6.86111501288249">
                <text:p>6.861115012882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7.3864182928374">
                <text:p>87.3864182928374</text:p>
              </table:table-cell>
              <table:table-cell office:value-type="float" office:value="0">
                <text:p>0</text:p>
              </table:table-cell>
              <table:table-cell office:value-type="float" office:value="-1.35380266317931">
                <text:p>-1.353802663179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1.987575221904">
                <text:p>121.987575221904</text:p>
              </table:table-cell>
              <table:table-cell office:value-type="float" office:value="16.9875752219042">
                <text:p>16.9875752219042</text:p>
              </table:table-cell>
              <table:table-cell office:value-type="float" office:value="20.9445033141038">
                <text:p>20.94450331410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2.225056765366">
                <text:p>132.225056765366</text:p>
              </table:table-cell>
              <table:table-cell office:value-type="float" office:value="27.225056765366">
                <text:p>27.225056765366</text:p>
              </table:table-cell>
              <table:table-cell office:value-type="float" office:value="27.9267861707006">
                <text:p>27.92678617070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.151675124891">
                <text:p>110.151675124891</text:p>
              </table:table-cell>
              <table:table-cell office:value-type="float" office:value="5.15167512489052">
                <text:p>5.15167512489052</text:p>
              </table:table-cell>
              <table:table-cell office:value-type="float" office:value="5.84979577404222">
                <text:p>5.84979577404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.054901139754">
                <text:p>134.054901139754</text:p>
              </table:table-cell>
              <table:table-cell office:value-type="float" office:value="29.0549011397539">
                <text:p>29.0549011397539</text:p>
              </table:table-cell>
              <table:table-cell office:value-type="float" office:value="29.3898350898625">
                <text:p>29.3898350898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9.571855231192">
                <text:p>109.571855231192</text:p>
              </table:table-cell>
              <table:table-cell office:value-type="float" office:value="4.57185523119192">
                <text:p>4.57185523119192</text:p>
              </table:table-cell>
              <table:table-cell office:value-type="float" office:value="7.28426158687218">
                <text:p>7.284261586872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.0652538363255">
                <text:p>97.0652538363255</text:p>
              </table:table-cell>
              <table:table-cell office:value-type="float" office:value="0">
                <text:p>0</text:p>
              </table:table-cell>
              <table:table-cell office:value-type="float" office:value="-3.24757435264756">
                <text:p>-3.247574352647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5.648756083406">
                <text:p>175.648756083406</text:p>
              </table:table-cell>
              <table:table-cell office:value-type="float" office:value="70.6487560834057">
                <text:p>70.6487560834057</text:p>
              </table:table-cell>
              <table:table-cell office:value-type="float" office:value="70.1572600309121">
                <text:p>70.15726003091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.5478750634114">
                <text:p>68.5478750634114</text:p>
              </table:table-cell>
              <table:table-cell office:value-type="float" office:value="0">
                <text:p>0</text:p>
              </table:table-cell>
              <table:table-cell office:value-type="float" office:value="-1.52614382234665">
                <text:p>-1.526143822346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2.773431283789">
                <text:p>152.773431283789</text:p>
              </table:table-cell>
              <table:table-cell office:value-type="float" office:value="47.7734312837886">
                <text:p>47.7734312837886</text:p>
              </table:table-cell>
              <table:table-cell office:value-type="float" office:value="48.7997185540168">
                <text:p>48.79971855401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.1404204756757">
                <text:p>88.1404204756757</text:p>
              </table:table-cell>
              <table:table-cell office:value-type="float" office:value="0">
                <text:p>0</text:p>
              </table:table-cell>
              <table:table-cell office:value-type="float" office:value="-0.237309158211968">
                <text:p>-0.2373091582119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.0464419925129">
                <text:p>72.0464419925129</text:p>
              </table:table-cell>
              <table:table-cell office:value-type="float" office:value="0">
                <text:p>0</text:p>
              </table:table-cell>
              <table:table-cell office:value-type="float" office:value="4.92376015906116">
                <text:p>4.923760159061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.5428429579224">
                <text:p>45.5428429579224</text:p>
              </table:table-cell>
              <table:table-cell office:value-type="float" office:value="0">
                <text:p>0</text:p>
              </table:table-cell>
              <table:table-cell office:value-type="float" office:value="0.862691197939627">
                <text:p>0.8626911979396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6.004932917515">
                <text:p>96.004932917515</text:p>
              </table:table-cell>
              <table:table-cell office:value-type="float" office:value="0">
                <text:p>0</text:p>
              </table:table-cell>
              <table:table-cell office:value-type="float" office:value="6.5397884393611">
                <text:p>6.53978843936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1.94138384357">
                <text:p>161.94138384357</text:p>
              </table:table-cell>
              <table:table-cell office:value-type="float" office:value="56.9413838435695">
                <text:p>56.9413838435695</text:p>
              </table:table-cell>
              <table:table-cell office:value-type="float" office:value="59.3956178151619">
                <text:p>59.39561781516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6.628373949449">
                <text:p>276.628373949449</text:p>
              </table:table-cell>
              <table:table-cell office:value-type="float" office:value="171.628373949449">
                <text:p>171.628373949449</text:p>
              </table:table-cell>
              <table:table-cell office:value-type="float" office:value="167.875807876423">
                <text:p>167.8758078764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2.729695090712">
                <text:p>202.729695090712</text:p>
              </table:table-cell>
              <table:table-cell office:value-type="float" office:value="97.7296950907117">
                <text:p>97.7296950907117</text:p>
              </table:table-cell>
              <table:table-cell office:value-type="float" office:value="95.844229115819">
                <text:p>95.8442291158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2.1268347104746">
                <text:p>82.1268347104746</text:p>
              </table:table-cell>
              <table:table-cell office:value-type="float" office:value="0">
                <text:p>0</text:p>
              </table:table-cell>
              <table:table-cell office:value-type="float" office:value="0.472581111642531">
                <text:p>0.4725811116425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8.751308320084">
                <text:p>118.751308320084</text:p>
              </table:table-cell>
              <table:table-cell office:value-type="float" office:value="13.751308320084">
                <text:p>13.751308320084</text:p>
              </table:table-cell>
              <table:table-cell office:value-type="float" office:value="16.8893248470107">
                <text:p>16.88932484701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9.6136255008018">
                <text:p>79.6136255008018</text:p>
              </table:table-cell>
              <table:table-cell office:value-type="float" office:value="0">
                <text:p>0</text:p>
              </table:table-cell>
              <table:table-cell office:value-type="float" office:value="1.29299275286006">
                <text:p>1.292992752860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4.2676526516492">
                <text:p>54.2676526516492</text:p>
              </table:table-cell>
              <table:table-cell office:value-type="float" office:value="0">
                <text:p>0</text:p>
              </table:table-cell>
              <table:table-cell office:value-type="float" office:value="-5.70530840123442">
                <text:p>-5.705308401234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.7634444073392">
                <text:p>51.7634444073392</text:p>
              </table:table-cell>
              <table:table-cell office:value-type="float" office:value="0">
                <text:p>0</text:p>
              </table:table-cell>
              <table:table-cell office:value-type="float" office:value="-0.186268947599521">
                <text:p>-0.1862689475995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8.855890416392">
                <text:p>148.855890416392</text:p>
              </table:table-cell>
              <table:table-cell office:value-type="float" office:value="43.8558904163922">
                <text:p>43.8558904163922</text:p>
              </table:table-cell>
              <table:table-cell office:value-type="float" office:value="46.0381847189648">
                <text:p>46.03818471896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.349351521386">
                <text:p>103.349351521386</text:p>
              </table:table-cell>
              <table:table-cell office:value-type="float" office:value="0">
                <text:p>0</text:p>
              </table:table-cell>
              <table:table-cell office:value-type="float" office:value="-0.344533007629622">
                <text:p>-0.3445330076296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.8150940545743">
                <text:p>78.8150940545743</text:p>
              </table:table-cell>
              <table:table-cell office:value-type="float" office:value="0">
                <text:p>0</text:p>
              </table:table-cell>
              <table:table-cell office:value-type="float" office:value="3.12969902983155">
                <text:p>3.129699029831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6.4742499389035">
                <text:p>76.4742499389035</text:p>
              </table:table-cell>
              <table:table-cell office:value-type="float" office:value="0">
                <text:p>0</text:p>
              </table:table-cell>
              <table:table-cell office:value-type="float" office:value="0.84015858544825">
                <text:p>0.840158585448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8.2264452672349">
                <text:p>78.2264452672349</text:p>
              </table:table-cell>
              <table:table-cell office:value-type="float" office:value="0">
                <text:p>0</text:p>
              </table:table-cell>
              <table:table-cell office:value-type="float" office:value="0.540839345872327">
                <text:p>0.5408393458723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9.702614673566">
                <text:p>149.702614673566</text:p>
              </table:table-cell>
              <table:table-cell office:value-type="float" office:value="44.7026146735664">
                <text:p>44.7026146735664</text:p>
              </table:table-cell>
              <table:table-cell office:value-type="float" office:value="42.7586319126922">
                <text:p>42.75863191269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4.355730608474">
                <text:p>134.355730608474</text:p>
              </table:table-cell>
              <table:table-cell office:value-type="float" office:value="29.3557306084742">
                <text:p>29.3557306084742</text:p>
              </table:table-cell>
              <table:table-cell office:value-type="float" office:value="27.8982075458735">
                <text:p>27.89820754587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7.1966354216739">
                <text:p>97.1966354216739</text:p>
              </table:table-cell>
              <table:table-cell office:value-type="float" office:value="0">
                <text:p>0</text:p>
              </table:table-cell>
              <table:table-cell office:value-type="float" office:value="3.78600711016442">
                <text:p>3.786007110164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9.9693060038096">
                <text:p>79.9693060038096</text:p>
              </table:table-cell>
              <table:table-cell office:value-type="float" office:value="0">
                <text:p>0</text:p>
              </table:table-cell>
              <table:table-cell office:value-type="float" office:value="5.84493349658125">
                <text:p>5.84493349658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9.699705596793">
                <text:p>129.699705596793</text:p>
              </table:table-cell>
              <table:table-cell office:value-type="float" office:value="24.6997055967925">
                <text:p>24.6997055967925</text:p>
              </table:table-cell>
              <table:table-cell office:value-type="float" office:value="25.8345262329972">
                <text:p>25.83452623299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.152877970596">
                <text:p>129.152877970596</text:p>
              </table:table-cell>
              <table:table-cell office:value-type="float" office:value="24.1528779705961">
                <text:p>24.1528779705961</text:p>
              </table:table-cell>
              <table:table-cell office:value-type="float" office:value="23.9791406844144">
                <text:p>23.97914068441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9.3448343046371">
                <text:p>99.3448343046371</text:p>
              </table:table-cell>
              <table:table-cell office:value-type="float" office:value="0">
                <text:p>0</text:p>
              </table:table-cell>
              <table:table-cell office:value-type="float" office:value="-0.394426410592693">
                <text:p>-0.3944264105926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7.3412279310659">
                <text:p>97.3412279310659</text:p>
              </table:table-cell>
              <table:table-cell office:value-type="float" office:value="0">
                <text:p>0</text:p>
              </table:table-cell>
              <table:table-cell office:value-type="float" office:value="-0.684927964858431">
                <text:p>-0.6849279648584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2.990315909499">
                <text:p>192.990315909499</text:p>
              </table:table-cell>
              <table:table-cell office:value-type="float" office:value="87.9903159094991">
                <text:p>87.9903159094991</text:p>
              </table:table-cell>
              <table:table-cell office:value-type="float" office:value="83.1093090073417">
                <text:p>83.10930900734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.071920814587">
                <text:p>138.071920814587</text:p>
              </table:table-cell>
              <table:table-cell office:value-type="float" office:value="33.0719208145869">
                <text:p>33.0719208145869</text:p>
              </table:table-cell>
              <table:table-cell office:value-type="float" office:value="33.9347600935774">
                <text:p>33.93476009357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8.416320757122">
                <text:p>158.416320757122</text:p>
              </table:table-cell>
              <table:table-cell office:value-type="float" office:value="53.4163207571215">
                <text:p>53.4163207571215</text:p>
              </table:table-cell>
              <table:table-cell office:value-type="float" office:value="51.8334313318279">
                <text:p>51.83343133182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8.857917705399">
                <text:p>118.857917705399</text:p>
              </table:table-cell>
              <table:table-cell office:value-type="float" office:value="13.8579177053995">
                <text:p>13.8579177053995</text:p>
              </table:table-cell>
              <table:table-cell office:value-type="float" office:value="12.6104876556983">
                <text:p>12.61048765569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8.5046910480633">
                <text:p>78.5046910480633</text:p>
              </table:table-cell>
              <table:table-cell office:value-type="float" office:value="0">
                <text:p>0</text:p>
              </table:table-cell>
              <table:table-cell office:value-type="float" office:value="5.14532839649086">
                <text:p>5.145328396490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6.276067038123">
                <text:p>116.276067038123</text:p>
              </table:table-cell>
              <table:table-cell office:value-type="float" office:value="11.2760670381234">
                <text:p>11.2760670381234</text:p>
              </table:table-cell>
              <table:table-cell office:value-type="float" office:value="16.3387498674001">
                <text:p>16.3387498674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4.9797788490541">
                <text:p>74.9797788490541</text:p>
              </table:table-cell>
              <table:table-cell office:value-type="float" office:value="0">
                <text:p>0</text:p>
              </table:table-cell>
              <table:table-cell office:value-type="float" office:value="2.49269892802832">
                <text:p>2.492698928028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2.154598824405">
                <text:p>102.154598824405</text:p>
              </table:table-cell>
              <table:table-cell office:value-type="float" office:value="0">
                <text:p>0</text:p>
              </table:table-cell>
              <table:table-cell office:value-type="float" office:value="0.396542565687533">
                <text:p>0.3965425656875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4.18092226635">
                <text:p>104.18092226635</text:p>
              </table:table-cell>
              <table:table-cell office:value-type="float" office:value="0">
                <text:p>0</text:p>
              </table:table-cell>
              <table:table-cell office:value-type="float" office:value="3.64114242462193">
                <text:p>3.641142424621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2.7696714626782">
                <text:p>92.7696714626782</text:p>
              </table:table-cell>
              <table:table-cell office:value-type="float" office:value="0">
                <text:p>0</text:p>
              </table:table-cell>
              <table:table-cell office:value-type="float" office:value="-4.48436309861019">
                <text:p>-4.484363098610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2.814321693518">
                <text:p>112.814321693518</text:p>
              </table:table-cell>
              <table:table-cell office:value-type="float" office:value="7.81432169351764">
                <text:p>7.81432169351764</text:p>
              </table:table-cell>
              <table:table-cell office:value-type="float" office:value="11.3725182061357">
                <text:p>11.37251820613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.1562217318394">
                <text:p>39.1562217318394</text:p>
              </table:table-cell>
              <table:table-cell office:value-type="float" office:value="0">
                <text:p>0</text:p>
              </table:table-cell>
              <table:table-cell office:value-type="float" office:value="0.146078760327388">
                <text:p>0.1460787603273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7.656414546364">
                <text:p>157.656414546364</text:p>
              </table:table-cell>
              <table:table-cell office:value-type="float" office:value="52.6564145463638">
                <text:p>52.6564145463638</text:p>
              </table:table-cell>
              <table:table-cell office:value-type="float" office:value="52.2012783089598">
                <text:p>52.20127830895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7.273358996893">
                <text:p>157.273358996893</text:p>
              </table:table-cell>
              <table:table-cell office:value-type="float" office:value="52.2733589968926">
                <text:p>52.2733589968926</text:p>
              </table:table-cell>
              <table:table-cell office:value-type="float" office:value="48.3461293927011">
                <text:p>48.34612939270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8.2013419593959">
                <text:p>88.2013419593959</text:p>
              </table:table-cell>
              <table:table-cell office:value-type="float" office:value="0">
                <text:p>0</text:p>
              </table:table-cell>
              <table:table-cell office:value-type="float" office:value="-2.37025035562147">
                <text:p>-2.370250355621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9.894444290744">
                <text:p>169.894444290744</text:p>
              </table:table-cell>
              <table:table-cell office:value-type="float" office:value="64.8944442907436">
                <text:p>64.8944442907436</text:p>
              </table:table-cell>
              <table:table-cell office:value-type="float" office:value="63.5169244349313">
                <text:p>63.51692443493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4.8719411116446">
                <text:p>94.8719411116446</text:p>
              </table:table-cell>
              <table:table-cell office:value-type="float" office:value="0">
                <text:p>0</text:p>
              </table:table-cell>
              <table:table-cell office:value-type="float" office:value="5.48886010522793">
                <text:p>5.488860105227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2.966393990679">
                <text:p>102.966393990679</text:p>
              </table:table-cell>
              <table:table-cell office:value-type="float" office:value="0">
                <text:p>0</text:p>
              </table:table-cell>
              <table:table-cell office:value-type="float" office:value="-0.262192056140272">
                <text:p>-0.2621920561402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.923093622397">
                <text:p>66.923093622397</text:p>
              </table:table-cell>
              <table:table-cell office:value-type="float" office:value="0">
                <text:p>0</text:p>
              </table:table-cell>
              <table:table-cell office:value-type="float" office:value="1.78214744355342">
                <text:p>1.782147443553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5.909560534392">
                <text:p>215.909560534392</text:p>
              </table:table-cell>
              <table:table-cell office:value-type="float" office:value="110.909560534392">
                <text:p>110.909560534392</text:p>
              </table:table-cell>
              <table:table-cell office:value-type="float" office:value="112.736550497422">
                <text:p>112.7365504974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.3490764478875">
                <text:p>61.3490764478875</text:p>
              </table:table-cell>
              <table:table-cell office:value-type="float" office:value="0">
                <text:p>0</text:p>
              </table:table-cell>
              <table:table-cell office:value-type="float" office:value="-1.58032305721286">
                <text:p>-1.580323057212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4.3264805397149">
                <text:p>74.3264805397149</text:p>
              </table:table-cell>
              <table:table-cell office:value-type="float" office:value="0">
                <text:p>0</text:p>
              </table:table-cell>
              <table:table-cell office:value-type="float" office:value="-4.13056735804983">
                <text:p>-4.130567358049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.8639947440225">
                <text:p>57.8639947440225</text:p>
              </table:table-cell>
              <table:table-cell office:value-type="float" office:value="0">
                <text:p>0</text:p>
              </table:table-cell>
              <table:table-cell office:value-type="float" office:value="-2.98302727079265">
                <text:p>-2.983027270792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3.563652726937">
                <text:p>103.563652726937</text:p>
              </table:table-cell>
              <table:table-cell office:value-type="float" office:value="0">
                <text:p>0</text:p>
              </table:table-cell>
              <table:table-cell office:value-type="float" office:value="6.96324197900822">
                <text:p>6.963241979008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7.390511656906">
                <text:p>177.390511656906</text:p>
              </table:table-cell>
              <table:table-cell office:value-type="float" office:value="72.3905116569058">
                <text:p>72.3905116569058</text:p>
              </table:table-cell>
              <table:table-cell office:value-type="float" office:value="68.8274133899546">
                <text:p>68.82741338995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6.8130620254938">
                <text:p>86.8130620254938</text:p>
              </table:table-cell>
              <table:table-cell office:value-type="float" office:value="0">
                <text:p>0</text:p>
              </table:table-cell>
              <table:table-cell office:value-type="float" office:value="3.0922787583792">
                <text:p>3.09227875837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5.522774482185">
                <text:p>125.522774482185</text:p>
              </table:table-cell>
              <table:table-cell office:value-type="float" office:value="20.5227744821852">
                <text:p>20.5227744821852</text:p>
              </table:table-cell>
              <table:table-cell office:value-type="float" office:value="21.5391741517138">
                <text:p>21.53917415171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.6385874942459">
                <text:p>69.6385874942459</text:p>
              </table:table-cell>
              <table:table-cell office:value-type="float" office:value="0">
                <text:p>0</text:p>
              </table:table-cell>
              <table:table-cell office:value-type="float" office:value="-1.07586605747207">
                <text:p>-1.075866057472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0.7767141654245">
                <text:p>80.7767141654245</text:p>
              </table:table-cell>
              <table:table-cell office:value-type="float" office:value="0">
                <text:p>0</text:p>
              </table:table-cell>
              <table:table-cell office:value-type="float" office:value="-0.744121093025854">
                <text:p>-0.7441210930258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9.008382138496">
                <text:p>149.008382138496</text:p>
              </table:table-cell>
              <table:table-cell office:value-type="float" office:value="44.0083821384956">
                <text:p>44.0083821384956</text:p>
              </table:table-cell>
              <table:table-cell office:value-type="float" office:value="42.1976509261353">
                <text:p>42.19765092613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4.794744296152">
                <text:p>124.794744296152</text:p>
              </table:table-cell>
              <table:table-cell office:value-type="float" office:value="19.7947442961518">
                <text:p>19.7947442961518</text:p>
              </table:table-cell>
              <table:table-cell office:value-type="float" office:value="17.2512902165238">
                <text:p>17.25129021652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.4755141005883">
                <text:p>50.4755141005883</text:p>
              </table:table-cell>
              <table:table-cell office:value-type="float" office:value="0">
                <text:p>0</text:p>
              </table:table-cell>
              <table:table-cell office:value-type="float" office:value="-9.09936903884218">
                <text:p>-9.099369038842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.3311515735757">
                <text:p>77.3311515735757</text:p>
              </table:table-cell>
              <table:table-cell office:value-type="float" office:value="0">
                <text:p>0</text:p>
              </table:table-cell>
              <table:table-cell office:value-type="float" office:value="-4.02885016289383">
                <text:p>-4.028850162893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3.8605354793107">
                <text:p>93.8605354793107</text:p>
              </table:table-cell>
              <table:table-cell office:value-type="float" office:value="0">
                <text:p>0</text:p>
              </table:table-cell>
              <table:table-cell office:value-type="float" office:value="-0.432856428331192">
                <text:p>-0.4328564283311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3.5744840100852">
                <text:p>63.5744840100852</text:p>
              </table:table-cell>
              <table:table-cell office:value-type="float" office:value="0">
                <text:p>0</text:p>
              </table:table-cell>
              <table:table-cell office:value-type="float" office:value="-4.16974461767573">
                <text:p>-4.169744617675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6.0012637635379">
                <text:p>66.0012637635379</text:p>
              </table:table-cell>
              <table:table-cell office:value-type="float" office:value="0">
                <text:p>0</text:p>
              </table:table-cell>
              <table:table-cell office:value-type="float" office:value="0.812330406804268">
                <text:p>0.8123304068042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3.8380090964293">
                <text:p>93.8380090964293</text:p>
              </table:table-cell>
              <table:table-cell office:value-type="float" office:value="0">
                <text:p>0</text:p>
              </table:table-cell>
              <table:table-cell office:value-type="float" office:value="3.16930384391821">
                <text:p>3.169303843918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8.037138221824">
                <text:p>168.037138221824</text:p>
              </table:table-cell>
              <table:table-cell office:value-type="float" office:value="63.0371382218241">
                <text:p>63.0371382218241</text:p>
              </table:table-cell>
              <table:table-cell office:value-type="float" office:value="60.5524872240504">
                <text:p>60.55248722405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.2012612096473">
                <text:p>77.2012612096473</text:p>
              </table:table-cell>
              <table:table-cell office:value-type="float" office:value="0">
                <text:p>0</text:p>
              </table:table-cell>
              <table:table-cell office:value-type="float" office:value="1.23164529756348">
                <text:p>1.231645297563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.2844349136647">
                <text:p>81.2844349136647</text:p>
              </table:table-cell>
              <table:table-cell office:value-type="float" office:value="0">
                <text:p>0</text:p>
              </table:table-cell>
              <table:table-cell office:value-type="float" office:value="0.735430156352266">
                <text:p>0.7354301563522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72.984841034834">
                <text:p>372.984841034834</text:p>
              </table:table-cell>
              <table:table-cell office:value-type="float" office:value="267.984841034834">
                <text:p>267.984841034834</text:p>
              </table:table-cell>
              <table:table-cell office:value-type="float" office:value="265.614947724137">
                <text:p>265.6149477241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6.5001321163345">
                <text:p>76.5001321163345</text:p>
              </table:table-cell>
              <table:table-cell office:value-type="float" office:value="0">
                <text:p>0</text:p>
              </table:table-cell>
              <table:table-cell office:value-type="float" office:value="-3.15693867219383">
                <text:p>-3.156938672193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6.8516611003831">
                <text:p>76.8516611003831</text:p>
              </table:table-cell>
              <table:table-cell office:value-type="float" office:value="0">
                <text:p>0</text:p>
              </table:table-cell>
              <table:table-cell office:value-type="float" office:value="0.744351906452327">
                <text:p>0.7443519064523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9.141959027824">
                <text:p>179.141959027824</text:p>
              </table:table-cell>
              <table:table-cell office:value-type="float" office:value="74.1419590278241">
                <text:p>74.1419590278241</text:p>
              </table:table-cell>
              <table:table-cell office:value-type="float" office:value="74.1044958781406">
                <text:p>74.10449587814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2.2225522706179">
                <text:p>52.2225522706179</text:p>
              </table:table-cell>
              <table:table-cell office:value-type="float" office:value="0">
                <text:p>0</text:p>
              </table:table-cell>
              <table:table-cell office:value-type="float" office:value="-2.40880969848654">
                <text:p>-2.408809698486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1.8960374427408">
                <text:p>81.8960374427408</text:p>
              </table:table-cell>
              <table:table-cell office:value-type="float" office:value="0">
                <text:p>0</text:p>
              </table:table-cell>
              <table:table-cell office:value-type="float" office:value="-2.19436097557592">
                <text:p>-2.194360975575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6.468996275019">
                <text:p>76.468996275019</text:p>
              </table:table-cell>
              <table:table-cell office:value-type="float" office:value="0">
                <text:p>0</text:p>
              </table:table-cell>
              <table:table-cell office:value-type="float" office:value="-1.43606111882228">
                <text:p>-1.436061118822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1.025178535936">
                <text:p>181.025178535936</text:p>
              </table:table-cell>
              <table:table-cell office:value-type="float" office:value="76.0251785359358">
                <text:p>76.0251785359358</text:p>
              </table:table-cell>
              <table:table-cell office:value-type="float" office:value="78.8172270356369">
                <text:p>78.81722703563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.2787438510097">
                <text:p>41.2787438510097</text:p>
              </table:table-cell>
              <table:table-cell office:value-type="float" office:value="0">
                <text:p>0</text:p>
              </table:table-cell>
              <table:table-cell office:value-type="float" office:value="-2.30079379184664">
                <text:p>-2.300793791846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0.2076924384216">
                <text:p>60.2076924384216</text:p>
              </table:table-cell>
              <table:table-cell office:value-type="float" office:value="0">
                <text:p>0</text:p>
              </table:table-cell>
              <table:table-cell office:value-type="float" office:value="0.245172680793328">
                <text:p>0.2451726807933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1.356737847042">
                <text:p>131.356737847042</text:p>
              </table:table-cell>
              <table:table-cell office:value-type="float" office:value="26.3567378470417">
                <text:p>26.3567378470417</text:p>
              </table:table-cell>
              <table:table-cell office:value-type="float" office:value="22.5710035634631">
                <text:p>22.57100356346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7.186374391877">
                <text:p>117.186374391877</text:p>
              </table:table-cell>
              <table:table-cell office:value-type="float" office:value="12.1863743918768">
                <text:p>12.1863743918768</text:p>
              </table:table-cell>
              <table:table-cell office:value-type="float" office:value="13.4973790624968">
                <text:p>13.49737906249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1.202424960593">
                <text:p>141.202424960593</text:p>
              </table:table-cell>
              <table:table-cell office:value-type="float" office:value="36.2024249605934">
                <text:p>36.2024249605934</text:p>
              </table:table-cell>
              <table:table-cell office:value-type="float" office:value="33.3102503649177">
                <text:p>33.31025036491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4.008050963106">
                <text:p>124.008050963106</text:p>
              </table:table-cell>
              <table:table-cell office:value-type="float" office:value="19.0080509631061">
                <text:p>19.0080509631061</text:p>
              </table:table-cell>
              <table:table-cell office:value-type="float" office:value="20.0213770919201">
                <text:p>20.02137709192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0.3459820676777">
                <text:p>80.3459820676777</text:p>
              </table:table-cell>
              <table:table-cell office:value-type="float" office:value="0">
                <text:p>0</text:p>
              </table:table-cell>
              <table:table-cell office:value-type="float" office:value="0.0183913217165038">
                <text:p>0.01839132171650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9.5312698292299">
                <text:p>89.5312698292299</text:p>
              </table:table-cell>
              <table:table-cell office:value-type="float" office:value="0">
                <text:p>0</text:p>
              </table:table-cell>
              <table:table-cell office:value-type="float" office:value="4.13045361660791">
                <text:p>4.130453616607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.847031574531">
                <text:p>100.847031574531</text:p>
              </table:table-cell>
              <table:table-cell office:value-type="float" office:value="0">
                <text:p>0</text:p>
              </table:table-cell>
              <table:table-cell office:value-type="float" office:value="-3.9479640097477">
                <text:p>-3.94796400974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2.323521429517">
                <text:p>72.323521429517</text:p>
              </table:table-cell>
              <table:table-cell office:value-type="float" office:value="0">
                <text:p>0</text:p>
              </table:table-cell>
              <table:table-cell office:value-type="float" office:value="-1.10434298434759">
                <text:p>-1.104342984347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7.2617717096672">
                <text:p>77.2617717096672</text:p>
              </table:table-cell>
              <table:table-cell office:value-type="float" office:value="0">
                <text:p>0</text:p>
              </table:table-cell>
              <table:table-cell office:value-type="float" office:value="0.495121639718141">
                <text:p>0.4951216397181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3.153564858781">
                <text:p>213.153564858781</text:p>
              </table:table-cell>
              <table:table-cell office:value-type="float" office:value="108.153564858781">
                <text:p>108.153564858781</text:p>
              </table:table-cell>
              <table:table-cell office:value-type="float" office:value="109.480601620907">
                <text:p>109.4806016209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.2634709432807">
                <text:p>99.2634709432807</text:p>
              </table:table-cell>
              <table:table-cell office:value-type="float" office:value="0">
                <text:p>0</text:p>
              </table:table-cell>
              <table:table-cell office:value-type="float" office:value="5.76901234247867">
                <text:p>5.769012342478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4.361999202577">
                <text:p>104.361999202577</text:p>
              </table:table-cell>
              <table:table-cell office:value-type="float" office:value="0">
                <text:p>0</text:p>
              </table:table-cell>
              <table:table-cell office:value-type="float" office:value="0.623120588063388">
                <text:p>0.6231205880633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1.3171685765988">
                <text:p>91.3171685765988</text:p>
              </table:table-cell>
              <table:table-cell office:value-type="float" office:value="0">
                <text:p>0</text:p>
              </table:table-cell>
              <table:table-cell office:value-type="float" office:value="-0.0563767015901036">
                <text:p>-0.05637670159010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0.8660636949817">
                <text:p>80.8660636949817</text:p>
              </table:table-cell>
              <table:table-cell office:value-type="float" office:value="0">
                <text:p>0</text:p>
              </table:table-cell>
              <table:table-cell office:value-type="float" office:value="-0.397246883046328">
                <text:p>-0.3972468830463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9.675954802397">
                <text:p>179.675954802397</text:p>
              </table:table-cell>
              <table:table-cell office:value-type="float" office:value="74.6759548023966">
                <text:p>74.6759548023966</text:p>
              </table:table-cell>
              <table:table-cell office:value-type="float" office:value="74.8034354372965">
                <text:p>74.80343543729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4.631837692113">
                <text:p>114.631837692113</text:p>
              </table:table-cell>
              <table:table-cell office:value-type="float" office:value="9.63183769211332">
                <text:p>9.63183769211332</text:p>
              </table:table-cell>
              <table:table-cell office:value-type="float" office:value="12.3091099942629">
                <text:p>12.30910999426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7.7488113643464">
                <text:p>87.7488113643464</text:p>
              </table:table-cell>
              <table:table-cell office:value-type="float" office:value="0">
                <text:p>0</text:p>
              </table:table-cell>
              <table:table-cell office:value-type="float" office:value="1.05772212492662">
                <text:p>1.057722124926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9.083097114903">
                <text:p>119.083097114903</text:p>
              </table:table-cell>
              <table:table-cell office:value-type="float" office:value="14.0830971149027">
                <text:p>14.0830971149027</text:p>
              </table:table-cell>
              <table:table-cell office:value-type="float" office:value="11.8273632988935">
                <text:p>11.82736329889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0.6412553346304">
                <text:p>80.6412553346304</text:p>
              </table:table-cell>
              <table:table-cell office:value-type="float" office:value="0">
                <text:p>0</text:p>
              </table:table-cell>
              <table:table-cell office:value-type="float" office:value="1.31106689652519">
                <text:p>1.311066896525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4.7926518204525">
                <text:p>74.7926518204525</text:p>
              </table:table-cell>
              <table:table-cell office:value-type="float" office:value="0">
                <text:p>0</text:p>
              </table:table-cell>
              <table:table-cell office:value-type="float" office:value="-2.20473340351754">
                <text:p>-2.204733403517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0.1105107390772">
                <text:p>90.1105107390772</text:p>
              </table:table-cell>
              <table:table-cell office:value-type="float" office:value="0">
                <text:p>0</text:p>
              </table:table-cell>
              <table:table-cell office:value-type="float" office:value="0.00337711542206875">
                <text:p>0.003377115422068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7.884037526545">
                <text:p>237.884037526545</text:p>
              </table:table-cell>
              <table:table-cell office:value-type="float" office:value="132.884037526545">
                <text:p>132.884037526545</text:p>
              </table:table-cell>
              <table:table-cell office:value-type="float" office:value="131.517604038484">
                <text:p>131.5176040384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5.813884602828">
                <text:p>215.813884602828</text:p>
              </table:table-cell>
              <table:table-cell office:value-type="float" office:value="110.813884602828">
                <text:p>110.813884602828</text:p>
              </table:table-cell>
              <table:table-cell office:value-type="float" office:value="110.586670096485">
                <text:p>110.5866700964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9.747935684529">
                <text:p>59.747935684529</text:p>
              </table:table-cell>
              <table:table-cell office:value-type="float" office:value="0">
                <text:p>0</text:p>
              </table:table-cell>
              <table:table-cell office:value-type="float" office:value="0.529409407468519">
                <text:p>0.5294094074685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2.8197355734937">
                <text:p>62.8197355734937</text:p>
              </table:table-cell>
              <table:table-cell office:value-type="float" office:value="0">
                <text:p>0</text:p>
              </table:table-cell>
              <table:table-cell office:value-type="float" office:value="0.452449304983861">
                <text:p>0.4524493049838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0.741394259666">
                <text:p>100.741394259666</text:p>
              </table:table-cell>
              <table:table-cell office:value-type="float" office:value="0">
                <text:p>0</text:p>
              </table:table-cell>
              <table:table-cell office:value-type="float" office:value="0.661493863876491">
                <text:p>0.6614938638764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5.475639364929">
                <text:p>105.475639364929</text:p>
              </table:table-cell>
              <table:table-cell office:value-type="float" office:value="0.475639364929123">
                <text:p>0.475639364929123</text:p>
              </table:table-cell>
              <table:table-cell office:value-type="float" office:value="3.80464310913602">
                <text:p>3.804643109136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3.759536418344">
                <text:p>123.759536418344</text:p>
              </table:table-cell>
              <table:table-cell office:value-type="float" office:value="18.7595364183436">
                <text:p>18.7595364183436</text:p>
              </table:table-cell>
              <table:table-cell office:value-type="float" office:value="24.5381322624667">
                <text:p>24.53813226246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8.936123091161">
                <text:p>148.936123091161</text:p>
              </table:table-cell>
              <table:table-cell office:value-type="float" office:value="43.9361230911609">
                <text:p>43.9361230911609</text:p>
              </table:table-cell>
              <table:table-cell office:value-type="float" office:value="47.4600149161291">
                <text:p>47.46001491612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6.9774721010921">
                <text:p>86.9774721010921</text:p>
              </table:table-cell>
              <table:table-cell office:value-type="float" office:value="0">
                <text:p>0</text:p>
              </table:table-cell>
              <table:table-cell office:value-type="float" office:value="-2.43856476425934">
                <text:p>-2.438564764259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.137429000682">
                <text:p>119.137429000682</text:p>
              </table:table-cell>
              <table:table-cell office:value-type="float" office:value="14.137429000682">
                <text:p>14.137429000682</text:p>
              </table:table-cell>
              <table:table-cell office:value-type="float" office:value="16.5542273678281">
                <text:p>16.55422736782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9.9876800417214">
                <text:p>69.9876800417214</text:p>
              </table:table-cell>
              <table:table-cell office:value-type="float" office:value="0">
                <text:p>0</text:p>
              </table:table-cell>
              <table:table-cell office:value-type="float" office:value="0.522466987939947">
                <text:p>0.5224669879399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.6928638823894">
                <text:p>30.6928638823894</text:p>
              </table:table-cell>
              <table:table-cell office:value-type="float" office:value="0">
                <text:p>0</text:p>
              </table:table-cell>
              <table:table-cell office:value-type="float" office:value="0.160528028155097">
                <text:p>0.1605280281550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6.1155752980057">
                <text:p>86.1155752980057</text:p>
              </table:table-cell>
              <table:table-cell office:value-type="float" office:value="0">
                <text:p>0</text:p>
              </table:table-cell>
              <table:table-cell office:value-type="float" office:value="-1.69791020814689">
                <text:p>-1.697910208146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4.7880386111475">
                <text:p>64.7880386111475</text:p>
              </table:table-cell>
              <table:table-cell office:value-type="float" office:value="0">
                <text:p>0</text:p>
              </table:table-cell>
              <table:table-cell office:value-type="float" office:value="3.04943039117859">
                <text:p>3.049430391178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6.53847395757">
                <text:p>146.53847395757</text:p>
              </table:table-cell>
              <table:table-cell office:value-type="float" office:value="41.5384739575702">
                <text:p>41.5384739575702</text:p>
              </table:table-cell>
              <table:table-cell office:value-type="float" office:value="41.8860021921863">
                <text:p>41.88600219218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1.184821096365">
                <text:p>111.184821096365</text:p>
              </table:table-cell>
              <table:table-cell office:value-type="float" office:value="6.18482109636453">
                <text:p>6.18482109636453</text:p>
              </table:table-cell>
              <table:table-cell office:value-type="float" office:value="10.6494468667307">
                <text:p>10.64944686673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6.5027901805678">
                <text:p>86.5027901805678</text:p>
              </table:table-cell>
              <table:table-cell office:value-type="float" office:value="0">
                <text:p>0</text:p>
              </table:table-cell>
              <table:table-cell office:value-type="float" office:value="-0.205236416331317">
                <text:p>-0.2052364163313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2.1254918207">
                <text:p>122.1254918207</text:p>
              </table:table-cell>
              <table:table-cell office:value-type="float" office:value="17.1254918207003">
                <text:p>17.1254918207003</text:p>
              </table:table-cell>
              <table:table-cell office:value-type="float" office:value="20.3620446285095">
                <text:p>20.362044628509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5.0145046687925">
                <text:p>85.0145046687925</text:p>
              </table:table-cell>
              <table:table-cell office:value-type="float" office:value="0">
                <text:p>0</text:p>
              </table:table-cell>
              <table:table-cell office:value-type="float" office:value="-0.731746143223105">
                <text:p>-0.7317461432231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3.718532970559">
                <text:p>103.718532970559</text:p>
              </table:table-cell>
              <table:table-cell office:value-type="float" office:value="0">
                <text:p>0</text:p>
              </table:table-cell>
              <table:table-cell office:value-type="float" office:value="5.21107611971663">
                <text:p>5.211076119716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8.5453110755909">
                <text:p>88.5453110755909</text:p>
              </table:table-cell>
              <table:table-cell office:value-type="float" office:value="0">
                <text:p>0</text:p>
              </table:table-cell>
              <table:table-cell office:value-type="float" office:value="2.26602024370051">
                <text:p>2.266020243700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9.172112149013">
                <text:p>139.172112149013</text:p>
              </table:table-cell>
              <table:table-cell office:value-type="float" office:value="34.172112149013">
                <text:p>34.172112149013</text:p>
              </table:table-cell>
              <table:table-cell office:value-type="float" office:value="36.9141357659573">
                <text:p>36.91413576595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3.7765322193195">
                <text:p>63.7765322193195</text:p>
              </table:table-cell>
              <table:table-cell office:value-type="float" office:value="0">
                <text:p>0</text:p>
              </table:table-cell>
              <table:table-cell office:value-type="float" office:value="-3.96210563320144">
                <text:p>-3.962105633201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.9088667309812">
                <text:p>66.9088667309812</text:p>
              </table:table-cell>
              <table:table-cell office:value-type="float" office:value="0">
                <text:p>0</text:p>
              </table:table-cell>
              <table:table-cell office:value-type="float" office:value="-0.742759545723949">
                <text:p>-0.7427595457239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4.828068026749">
                <text:p>104.828068026749</text:p>
              </table:table-cell>
              <table:table-cell office:value-type="float" office:value="0">
                <text:p>0</text:p>
              </table:table-cell>
              <table:table-cell office:value-type="float" office:value="6.64406387598639">
                <text:p>6.644063875986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.8128030386225">
                <text:p>38.8128030386225</text:p>
              </table:table-cell>
              <table:table-cell office:value-type="float" office:value="0">
                <text:p>0</text:p>
              </table:table-cell>
              <table:table-cell office:value-type="float" office:value="0.963282315604824">
                <text:p>0.9632823156048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4.4980881891001">
                <text:p>84.4980881891001</text:p>
              </table:table-cell>
              <table:table-cell office:value-type="float" office:value="0">
                <text:p>0</text:p>
              </table:table-cell>
              <table:table-cell office:value-type="float" office:value="2.02349108992274">
                <text:p>2.023491089922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1.9686631053937">
                <text:p>91.9686631053937</text:p>
              </table:table-cell>
              <table:table-cell office:value-type="float" office:value="0">
                <text:p>0</text:p>
              </table:table-cell>
              <table:table-cell office:value-type="float" office:value="6.20843644974788">
                <text:p>6.208436449747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7.3897974052714">
                <text:p>77.3897974052714</text:p>
              </table:table-cell>
              <table:table-cell office:value-type="float" office:value="0">
                <text:p>0</text:p>
              </table:table-cell>
              <table:table-cell office:value-type="float" office:value="-0.598247540257125">
                <text:p>-0.5982475402571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8.248626083561">
                <text:p>108.248626083561</text:p>
              </table:table-cell>
              <table:table-cell office:value-type="float" office:value="3.24862608356122">
                <text:p>3.24862608356122</text:p>
              </table:table-cell>
              <table:table-cell office:value-type="float" office:value="12.3250041490482">
                <text:p>12.32500414904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2.907382042665">
                <text:p>102.907382042665</text:p>
              </table:table-cell>
              <table:table-cell office:value-type="float" office:value="0">
                <text:p>0</text:p>
              </table:table-cell>
              <table:table-cell office:value-type="float" office:value="0.206437811350399">
                <text:p>0.2064378113503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5.517418947309">
                <text:p>105.517418947309</text:p>
              </table:table-cell>
              <table:table-cell office:value-type="float" office:value="0.517418947309366">
                <text:p>0.517418947309366</text:p>
              </table:table-cell>
              <table:table-cell office:value-type="float" office:value="5.13655186016118">
                <text:p>5.136551860161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4.915484385598">
                <text:p>204.915484385598</text:p>
              </table:table-cell>
              <table:table-cell office:value-type="float" office:value="99.9154843855976">
                <text:p>99.9154843855976</text:p>
              </table:table-cell>
              <table:table-cell office:value-type="float" office:value="94.9298736719265">
                <text:p>94.92987367192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2.717357919132">
                <text:p>112.717357919132</text:p>
              </table:table-cell>
              <table:table-cell office:value-type="float" office:value="7.71735791913162">
                <text:p>7.71735791913162</text:p>
              </table:table-cell>
              <table:table-cell office:value-type="float" office:value="7.44886111108541">
                <text:p>7.4488611110854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6.1915760910334">
                <text:p>66.1915760910334</text:p>
              </table:table-cell>
              <table:table-cell office:value-type="float" office:value="0">
                <text:p>0</text:p>
              </table:table-cell>
              <table:table-cell office:value-type="float" office:value="2.32497356582574">
                <text:p>2.324973565825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9.8150591617454">
                <text:p>89.8150591617454</text:p>
              </table:table-cell>
              <table:table-cell office:value-type="float" office:value="0">
                <text:p>0</text:p>
              </table:table-cell>
              <table:table-cell office:value-type="float" office:value="1.81147095443966">
                <text:p>1.811470954439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3.457299935358">
                <text:p>123.457299935358</text:p>
              </table:table-cell>
              <table:table-cell office:value-type="float" office:value="18.4572999353583">
                <text:p>18.4572999353583</text:p>
              </table:table-cell>
              <table:table-cell office:value-type="float" office:value="18.325049069837">
                <text:p>18.3250490698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4.2361640976603">
                <text:p>44.2361640976603</text:p>
              </table:table-cell>
              <table:table-cell office:value-type="float" office:value="0">
                <text:p>0</text:p>
              </table:table-cell>
              <table:table-cell office:value-type="float" office:value="-0.75240283412795">
                <text:p>-0.752402834127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4.436237525958">
                <text:p>124.436237525958</text:p>
              </table:table-cell>
              <table:table-cell office:value-type="float" office:value="19.4362375259578">
                <text:p>19.4362375259578</text:p>
              </table:table-cell>
              <table:table-cell office:value-type="float" office:value="18.8007093428684">
                <text:p>18.80070934286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6.516216729526">
                <text:p>166.516216729526</text:p>
              </table:table-cell>
              <table:table-cell office:value-type="float" office:value="61.5162167295256">
                <text:p>61.5162167295256</text:p>
              </table:table-cell>
              <table:table-cell office:value-type="float" office:value="60.1004208357151">
                <text:p>60.10042083571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9.269408502407">
                <text:p>149.269408502407</text:p>
              </table:table-cell>
              <table:table-cell office:value-type="float" office:value="44.2694085024065">
                <text:p>44.2694085024065</text:p>
              </table:table-cell>
              <table:table-cell office:value-type="float" office:value="44.82359519324">
                <text:p>44.823595193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8.6170342692205">
                <text:p>88.6170342692205</text:p>
              </table:table-cell>
              <table:table-cell office:value-type="float" office:value="0">
                <text:p>0</text:p>
              </table:table-cell>
              <table:table-cell office:value-type="float" office:value="0.18770549616027">
                <text:p>0.187705496160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4.615880655666">
                <text:p>74.615880655666</text:p>
              </table:table-cell>
              <table:table-cell office:value-type="float" office:value="0">
                <text:p>0</text:p>
              </table:table-cell>
              <table:table-cell office:value-type="float" office:value="-0.665985346192146">
                <text:p>-0.6659853461921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9.5117740909207">
                <text:p>59.5117740909207</text:p>
              </table:table-cell>
              <table:table-cell office:value-type="float" office:value="0">
                <text:p>0</text:p>
              </table:table-cell>
              <table:table-cell office:value-type="float" office:value="-3.45035663021556">
                <text:p>-3.450356630215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2.444807561236">
                <text:p>142.444807561236</text:p>
              </table:table-cell>
              <table:table-cell office:value-type="float" office:value="37.4448075612356">
                <text:p>37.4448075612356</text:p>
              </table:table-cell>
              <table:table-cell office:value-type="float" office:value="39.8793137650321">
                <text:p>39.87931376503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2.4778119310451">
                <text:p>92.4778119310451</text:p>
              </table:table-cell>
              <table:table-cell office:value-type="float" office:value="0">
                <text:p>0</text:p>
              </table:table-cell>
              <table:table-cell office:value-type="float" office:value="0.0650628522844094">
                <text:p>0.06506285228440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0.971064169908">
                <text:p>170.971064169908</text:p>
              </table:table-cell>
              <table:table-cell office:value-type="float" office:value="65.9710641699076">
                <text:p>65.9710641699076</text:p>
              </table:table-cell>
              <table:table-cell office:value-type="float" office:value="67.3867581222341">
                <text:p>67.38675812223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2.358041657845">
                <text:p>172.358041657845</text:p>
              </table:table-cell>
              <table:table-cell office:value-type="float" office:value="67.3580416578454">
                <text:p>67.3580416578454</text:p>
              </table:table-cell>
              <table:table-cell office:value-type="float" office:value="67.6635270196163">
                <text:p>67.66352701961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9.1278162466196">
                <text:p>49.1278162466196</text:p>
              </table:table-cell>
              <table:table-cell office:value-type="float" office:value="0">
                <text:p>0</text:p>
              </table:table-cell>
              <table:table-cell office:value-type="float" office:value="2.38483436195862">
                <text:p>2.384834361958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3.545000735116">
                <text:p>113.545000735116</text:p>
              </table:table-cell>
              <table:table-cell office:value-type="float" office:value="8.54500073511616">
                <text:p>8.54500073511616</text:p>
              </table:table-cell>
              <table:table-cell office:value-type="float" office:value="11.5064818524513">
                <text:p>11.50648185245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6.8165664764614">
                <text:p>76.8165664764614</text:p>
              </table:table-cell>
              <table:table-cell office:value-type="float" office:value="0">
                <text:p>0</text:p>
              </table:table-cell>
              <table:table-cell office:value-type="float" office:value="1.35915375348885">
                <text:p>1.359153753488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7.4673311557575">
                <text:p>57.4673311557575</text:p>
              </table:table-cell>
              <table:table-cell office:value-type="float" office:value="0">
                <text:p>0</text:p>
              </table:table-cell>
              <table:table-cell office:value-type="float" office:value="-2.18216484011371">
                <text:p>-2.1821648401137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3.0236601464272">
                <text:p>93.0236601464272</text:p>
              </table:table-cell>
              <table:table-cell office:value-type="float" office:value="0">
                <text:p>0</text:p>
              </table:table-cell>
              <table:table-cell office:value-type="float" office:value="-2.16920824523102">
                <text:p>-2.169208245231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7.687341212075">
                <text:p>267.687341212075</text:p>
              </table:table-cell>
              <table:table-cell office:value-type="float" office:value="162.687341212075">
                <text:p>162.687341212075</text:p>
              </table:table-cell>
              <table:table-cell office:value-type="float" office:value="160.894439123408">
                <text:p>160.8944391234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6.795463879664">
                <text:p>136.795463879664</text:p>
              </table:table-cell>
              <table:table-cell office:value-type="float" office:value="31.7954638796643">
                <text:p>31.7954638796643</text:p>
              </table:table-cell>
              <table:table-cell office:value-type="float" office:value="31.7489081846495">
                <text:p>31.74890818464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7.3054389638742">
                <text:p>77.3054389638742</text:p>
              </table:table-cell>
              <table:table-cell office:value-type="float" office:value="0">
                <text:p>0</text:p>
              </table:table-cell>
              <table:table-cell office:value-type="float" office:value="0.314996091954903">
                <text:p>0.3149960919549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0.703515339417">
                <text:p>190.703515339417</text:p>
              </table:table-cell>
              <table:table-cell office:value-type="float" office:value="85.7035153394168">
                <text:p>85.7035153394168</text:p>
              </table:table-cell>
              <table:table-cell office:value-type="float" office:value="79.5095458994078">
                <text:p>79.50954589940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2.491410924028">
                <text:p>152.491410924028</text:p>
              </table:table-cell>
              <table:table-cell office:value-type="float" office:value="47.4914109240282">
                <text:p>47.4914109240282</text:p>
              </table:table-cell>
              <table:table-cell office:value-type="float" office:value="45.7070364408487">
                <text:p>45.707036440848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1.925357022462">
                <text:p>151.925357022462</text:p>
              </table:table-cell>
              <table:table-cell office:value-type="float" office:value="46.9253570224621">
                <text:p>46.9253570224621</text:p>
              </table:table-cell>
              <table:table-cell office:value-type="float" office:value="47.0778320162188">
                <text:p>47.07783201621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5.39344286833">
                <text:p>105.39344286833</text:p>
              </table:table-cell>
              <table:table-cell office:value-type="float" office:value="0.393442868329629">
                <text:p>0.393442868329629</text:p>
              </table:table-cell>
              <table:table-cell office:value-type="float" office:value="7.86903702870525">
                <text:p>7.869037028705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1.5372706837447">
                <text:p>71.5372706837447</text:p>
              </table:table-cell>
              <table:table-cell office:value-type="float" office:value="0">
                <text:p>0</text:p>
              </table:table-cell>
              <table:table-cell office:value-type="float" office:value="2.18233504561017">
                <text:p>2.182335045610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1.064218587311">
                <text:p>101.064218587311</text:p>
              </table:table-cell>
              <table:table-cell office:value-type="float" office:value="0">
                <text:p>0</text:p>
              </table:table-cell>
              <table:table-cell office:value-type="float" office:value="-2.14700247364356">
                <text:p>-2.1470024736435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8.939157321481">
                <text:p>148.939157321481</text:p>
              </table:table-cell>
              <table:table-cell office:value-type="float" office:value="43.9391573214806">
                <text:p>43.9391573214806</text:p>
              </table:table-cell>
              <table:table-cell office:value-type="float" office:value="41.8429713766632">
                <text:p>41.84297137666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5.3227229033148">
                <text:p>55.3227229033148</text:p>
              </table:table-cell>
              <table:table-cell office:value-type="float" office:value="0">
                <text:p>0</text:p>
              </table:table-cell>
              <table:table-cell office:value-type="float" office:value="-3.22889348353179">
                <text:p>-3.2288934835317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8.879558059235">
                <text:p>138.879558059235</text:p>
              </table:table-cell>
              <table:table-cell office:value-type="float" office:value="33.8795580592347">
                <text:p>33.8795580592347</text:p>
              </table:table-cell>
              <table:table-cell office:value-type="float" office:value="26.944277503096">
                <text:p>26.9442775030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0.0823801619764">
                <text:p>90.0823801619764</text:p>
              </table:table-cell>
              <table:table-cell office:value-type="float" office:value="0">
                <text:p>0</text:p>
              </table:table-cell>
              <table:table-cell office:value-type="float" office:value="2.35355623407261">
                <text:p>2.3535562340726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9.44406187323">
                <text:p>169.44406187323</text:p>
              </table:table-cell>
              <table:table-cell office:value-type="float" office:value="64.4440618732303">
                <text:p>64.4440618732303</text:p>
              </table:table-cell>
              <table:table-cell office:value-type="float" office:value="63.6760613040796">
                <text:p>63.67606130407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.5595992459955">
                <text:p>38.5595992459955</text:p>
              </table:table-cell>
              <table:table-cell office:value-type="float" office:value="0">
                <text:p>0</text:p>
              </table:table-cell>
              <table:table-cell office:value-type="float" office:value="-5.44521203155227">
                <text:p>-5.445212031552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1.6729177760904">
                <text:p>71.6729177760904</text:p>
              </table:table-cell>
              <table:table-cell office:value-type="float" office:value="0">
                <text:p>0</text:p>
              </table:table-cell>
              <table:table-cell office:value-type="float" office:value="0.426216802269785">
                <text:p>0.4262168022697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3.96062818795">
                <text:p>173.96062818795</text:p>
              </table:table-cell>
              <table:table-cell office:value-type="float" office:value="68.9606281879504">
                <text:p>68.9606281879504</text:p>
              </table:table-cell>
              <table:table-cell office:value-type="float" office:value="69.0206743390278">
                <text:p>69.02067433902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7.539107357397">
                <text:p>187.539107357397</text:p>
              </table:table-cell>
              <table:table-cell office:value-type="float" office:value="82.5391073573967">
                <text:p>82.5391073573967</text:p>
              </table:table-cell>
              <table:table-cell office:value-type="float" office:value="81.509158220339">
                <text:p>81.5091582203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6.6461279578463">
                <text:p>56.6461279578463</text:p>
              </table:table-cell>
              <table:table-cell office:value-type="float" office:value="0">
                <text:p>0</text:p>
              </table:table-cell>
              <table:table-cell office:value-type="float" office:value="1.31639198024624">
                <text:p>1.316391980246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5.575328465658">
                <text:p>175.575328465658</text:p>
              </table:table-cell>
              <table:table-cell office:value-type="float" office:value="70.5753284656579">
                <text:p>70.5753284656579</text:p>
              </table:table-cell>
              <table:table-cell office:value-type="float" office:value="68.4771467263211">
                <text:p>68.477146726321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5.461589560961">
                <text:p>65.461589560961</text:p>
              </table:table-cell>
              <table:table-cell office:value-type="float" office:value="0">
                <text:p>0</text:p>
              </table:table-cell>
              <table:table-cell office:value-type="float" office:value="1.21375512997497">
                <text:p>1.2137551299749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7.274359678224">
                <text:p>177.274359678224</text:p>
              </table:table-cell>
              <table:table-cell office:value-type="float" office:value="72.2743596782238">
                <text:p>72.2743596782238</text:p>
              </table:table-cell>
              <table:table-cell office:value-type="float" office:value="72.3311782033813">
                <text:p>72.33117820338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2.718833173347">
                <text:p>132.718833173347</text:p>
              </table:table-cell>
              <table:table-cell office:value-type="float" office:value="27.7188331733471">
                <text:p>27.7188331733471</text:p>
              </table:table-cell>
              <table:table-cell office:value-type="float" office:value="31.7532412378445">
                <text:p>31.75324123784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7.2194928980833">
                <text:p>87.2194928980833</text:p>
              </table:table-cell>
              <table:table-cell office:value-type="float" office:value="0">
                <text:p>0</text:p>
              </table:table-cell>
              <table:table-cell office:value-type="float" office:value="-13.6177837619897">
                <text:p>-13.61778376198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6.6545738338966">
                <text:p>56.6545738338966</text:p>
              </table:table-cell>
              <table:table-cell office:value-type="float" office:value="0">
                <text:p>0</text:p>
              </table:table-cell>
              <table:table-cell office:value-type="float" office:value="-1.321755191226">
                <text:p>-1.3217551912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7.195564205371">
                <text:p>107.195564205371</text:p>
              </table:table-cell>
              <table:table-cell office:value-type="float" office:value="2.19556420537107">
                <text:p>2.19556420537107</text:p>
              </table:table-cell>
              <table:table-cell office:value-type="float" office:value="6.72636637850698">
                <text:p>6.726366378506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99.898697972275">
                <text:p>299.898697972275</text:p>
              </table:table-cell>
              <table:table-cell office:value-type="float" office:value="194.898697972275">
                <text:p>194.898697972275</text:p>
              </table:table-cell>
              <table:table-cell office:value-type="float" office:value="192.941097824481">
                <text:p>192.9410978244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9.549719921141">
                <text:p>109.549719921141</text:p>
              </table:table-cell>
              <table:table-cell office:value-type="float" office:value="4.54971992114137">
                <text:p>4.54971992114137</text:p>
              </table:table-cell>
              <table:table-cell office:value-type="float" office:value="-0.974673159178607">
                <text:p>-0.97467315917860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3.477320768336">
                <text:p>103.477320768336</text:p>
              </table:table-cell>
              <table:table-cell office:value-type="float" office:value="0">
                <text:p>0</text:p>
              </table:table-cell>
              <table:table-cell office:value-type="float" office:value="4.66497003093049">
                <text:p>4.6649700309304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0.29059825968">
                <text:p>250.29059825968</text:p>
              </table:table-cell>
              <table:table-cell office:value-type="float" office:value="145.29059825968">
                <text:p>145.29059825968</text:p>
              </table:table-cell>
              <table:table-cell office:value-type="float" office:value="143.420040496422">
                <text:p>143.4200404964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2.116846277763">
                <text:p>142.116846277763</text:p>
              </table:table-cell>
              <table:table-cell office:value-type="float" office:value="37.1168462777628">
                <text:p>37.1168462777628</text:p>
              </table:table-cell>
              <table:table-cell office:value-type="float" office:value="28.8654131670188">
                <text:p>28.865413167018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6.685792183587">
                <text:p>126.685792183587</text:p>
              </table:table-cell>
              <table:table-cell office:value-type="float" office:value="21.685792183587">
                <text:p>21.685792183587</text:p>
              </table:table-cell>
              <table:table-cell office:value-type="float" office:value="21.5937470936468">
                <text:p>21.593747093646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5.64112263434">
                <text:p>135.64112263434</text:p>
              </table:table-cell>
              <table:table-cell office:value-type="float" office:value="30.6411226343402">
                <text:p>30.6411226343402</text:p>
              </table:table-cell>
              <table:table-cell office:value-type="float" office:value="33.6591379616101">
                <text:p>33.65913796161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4.5192939180341">
                <text:p>64.5192939180341</text:p>
              </table:table-cell>
              <table:table-cell office:value-type="float" office:value="0">
                <text:p>0</text:p>
              </table:table-cell>
              <table:table-cell office:value-type="float" office:value="2.43795896644564">
                <text:p>2.437958966445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7.600970289445">
                <text:p>117.600970289445</text:p>
              </table:table-cell>
              <table:table-cell office:value-type="float" office:value="12.6009702894452">
                <text:p>12.6009702894452</text:p>
              </table:table-cell>
              <table:table-cell office:value-type="float" office:value="11.8344787266168">
                <text:p>11.83447872661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48.378357732235">
                <text:p>248.378357732235</text:p>
              </table:table-cell>
              <table:table-cell office:value-type="float" office:value="143.378357732235">
                <text:p>143.378357732235</text:p>
              </table:table-cell>
              <table:table-cell office:value-type="float" office:value="144.287152556364">
                <text:p>144.2871525563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8.401111288511">
                <text:p>128.401111288511</text:p>
              </table:table-cell>
              <table:table-cell office:value-type="float" office:value="23.4011112885109">
                <text:p>23.4011112885109</text:p>
              </table:table-cell>
              <table:table-cell office:value-type="float" office:value="21.0793248999793">
                <text:p>21.079324899979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9.942509553049">
                <text:p>39.942509553049</text:p>
              </table:table-cell>
              <table:table-cell office:value-type="float" office:value="0">
                <text:p>0</text:p>
              </table:table-cell>
              <table:table-cell office:value-type="float" office:value="-3.84493755723806">
                <text:p>-3.8449375572380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7.49505199415">
                <text:p>147.49505199415</text:p>
              </table:table-cell>
              <table:table-cell office:value-type="float" office:value="42.4950519941503">
                <text:p>42.4950519941503</text:p>
              </table:table-cell>
              <table:table-cell office:value-type="float" office:value="40.9633016979126">
                <text:p>40.963301697912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3.310301882695">
                <text:p>133.310301882695</text:p>
              </table:table-cell>
              <table:table-cell office:value-type="float" office:value="28.3103018826946">
                <text:p>28.3103018826946</text:p>
              </table:table-cell>
              <table:table-cell office:value-type="float" office:value="27.8751276915174">
                <text:p>27.875127691517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9.3292436894318">
                <text:p>39.3292436894318</text:p>
              </table:table-cell>
              <table:table-cell office:value-type="float" office:value="0">
                <text:p>0</text:p>
              </table:table-cell>
              <table:table-cell office:value-type="float" office:value="-1.05283005420918">
                <text:p>-1.0528300542091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6.9946717560349">
                <text:p>76.9946717560349</text:p>
              </table:table-cell>
              <table:table-cell office:value-type="float" office:value="0">
                <text:p>0</text:p>
              </table:table-cell>
              <table:table-cell office:value-type="float" office:value="-0.244369692684907">
                <text:p>-0.24436969268490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1.6918378269656">
                <text:p>91.6918378269656</text:p>
              </table:table-cell>
              <table:table-cell office:value-type="float" office:value="0">
                <text:p>0</text:p>
              </table:table-cell>
              <table:table-cell office:value-type="float" office:value="-2.44506458851934">
                <text:p>-2.445064588519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8.4669911950355">
                <text:p>58.4669911950355</text:p>
              </table:table-cell>
              <table:table-cell office:value-type="float" office:value="0">
                <text:p>0</text:p>
              </table:table-cell>
              <table:table-cell office:value-type="float" office:value="-1.26290560483383">
                <text:p>-1.2629056048338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0.019513840645">
                <text:p>110.019513840645</text:p>
              </table:table-cell>
              <table:table-cell office:value-type="float" office:value="5.01951384064449">
                <text:p>5.01951384064449</text:p>
              </table:table-cell>
              <table:table-cell office:value-type="float" office:value="7.72242053902233">
                <text:p>7.722420539022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2.125880455383">
                <text:p>192.125880455383</text:p>
              </table:table-cell>
              <table:table-cell office:value-type="float" office:value="87.1258804553827">
                <text:p>87.1258804553827</text:p>
              </table:table-cell>
              <table:table-cell office:value-type="float" office:value="84.9907794921954">
                <text:p>84.990779492195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9.8657945511095">
                <text:p>69.8657945511095</text:p>
              </table:table-cell>
              <table:table-cell office:value-type="float" office:value="0">
                <text:p>0</text:p>
              </table:table-cell>
              <table:table-cell office:value-type="float" office:value="-0.0967140960792527">
                <text:p>-0.09671409607925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4.813633766277">
                <text:p>144.813633766277</text:p>
              </table:table-cell>
              <table:table-cell office:value-type="float" office:value="39.8136337662772">
                <text:p>39.8136337662772</text:p>
              </table:table-cell>
              <table:table-cell office:value-type="float" office:value="22.761325269563">
                <text:p>22.7613252695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0.687122380907">
                <text:p>150.687122380907</text:p>
              </table:table-cell>
              <table:table-cell office:value-type="float" office:value="45.6871223809074">
                <text:p>45.6871223809074</text:p>
              </table:table-cell>
              <table:table-cell office:value-type="float" office:value="46.223718869026">
                <text:p>46.2237188690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8.6564598254692">
                <text:p>68.6564598254692</text:p>
              </table:table-cell>
              <table:table-cell office:value-type="float" office:value="0">
                <text:p>0</text:p>
              </table:table-cell>
              <table:table-cell office:value-type="float" office:value="0.309097399882193">
                <text:p>0.30909739988219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5.0378863539885">
                <text:p>35.0378863539885</text:p>
              </table:table-cell>
              <table:table-cell office:value-type="float" office:value="0">
                <text:p>0</text:p>
              </table:table-cell>
              <table:table-cell office:value-type="float" office:value="-0.0243382679765861">
                <text:p>-0.02433826797658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0.883530019274">
                <text:p>80.883530019274</text:p>
              </table:table-cell>
              <table:table-cell office:value-type="float" office:value="0">
                <text:p>0</text:p>
              </table:table-cell>
              <table:table-cell office:value-type="float" office:value="-0.539613737752684">
                <text:p>-0.5396137377526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5.548653714355">
                <text:p>115.548653714355</text:p>
              </table:table-cell>
              <table:table-cell office:value-type="float" office:value="10.5486537143554">
                <text:p>10.5486537143554</text:p>
              </table:table-cell>
              <table:table-cell office:value-type="float" office:value="16.6637917748101">
                <text:p>16.66379177481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0.98169461913">
                <text:p>100.98169461913</text:p>
              </table:table-cell>
              <table:table-cell office:value-type="float" office:value="0">
                <text:p>0</text:p>
              </table:table-cell>
              <table:table-cell office:value-type="float" office:value="0.0722274390930338">
                <text:p>0.072227439093033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0.790642574566">
                <text:p>70.790642574566</text:p>
              </table:table-cell>
              <table:table-cell office:value-type="float" office:value="0">
                <text:p>0</text:p>
              </table:table-cell>
              <table:table-cell office:value-type="float" office:value="3.30194143975375">
                <text:p>3.301941439753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2.62786129023">
                <text:p>122.62786129023</text:p>
              </table:table-cell>
              <table:table-cell office:value-type="float" office:value="17.6278612902301">
                <text:p>17.6278612902301</text:p>
              </table:table-cell>
              <table:table-cell office:value-type="float" office:value="13.7050142521517">
                <text:p>13.70501425215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4.2167443944269">
                <text:p>74.2167443944269</text:p>
              </table:table-cell>
              <table:table-cell office:value-type="float" office:value="0">
                <text:p>0</text:p>
              </table:table-cell>
              <table:table-cell office:value-type="float" office:value="1.39544717415548">
                <text:p>1.395447174155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0.750294002191">
                <text:p>110.750294002191</text:p>
              </table:table-cell>
              <table:table-cell office:value-type="float" office:value="5.75029400219145">
                <text:p>5.75029400219145</text:p>
              </table:table-cell>
              <table:table-cell office:value-type="float" office:value="9.41300502464899">
                <text:p>9.4130050246489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7.5717315052192">
                <text:p>87.5717315052192</text:p>
              </table:table-cell>
              <table:table-cell office:value-type="float" office:value="0">
                <text:p>0</text:p>
              </table:table-cell>
              <table:table-cell office:value-type="float" office:value="-2.99644293037154">
                <text:p>-2.996442930371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6.5607670378263">
                <text:p>96.5607670378263</text:p>
              </table:table-cell>
              <table:table-cell office:value-type="float" office:value="0">
                <text:p>0</text:p>
              </table:table-cell>
              <table:table-cell office:value-type="float" office:value="-3.3283932892099">
                <text:p>-3.328393289209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1.9987467366736">
                <text:p>41.9987467366736</text:p>
              </table:table-cell>
              <table:table-cell office:value-type="float" office:value="0">
                <text:p>0</text:p>
              </table:table-cell>
              <table:table-cell office:value-type="float" office:value="0.502217255640423">
                <text:p>0.5022172556404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8.706188777937">
                <text:p>168.706188777937</text:p>
              </table:table-cell>
              <table:table-cell office:value-type="float" office:value="63.7061887779366">
                <text:p>63.7061887779366</text:p>
              </table:table-cell>
              <table:table-cell office:value-type="float" office:value="57.9130309239845">
                <text:p>57.91303092398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9.811559331213">
                <text:p>139.811559331213</text:p>
              </table:table-cell>
              <table:table-cell office:value-type="float" office:value="34.8115593312125">
                <text:p>34.8115593312125</text:p>
              </table:table-cell>
              <table:table-cell office:value-type="float" office:value="31.8593801365694">
                <text:p>31.859380136569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6.8149566784026">
                <text:p>76.8149566784026</text:p>
              </table:table-cell>
              <table:table-cell office:value-type="float" office:value="0">
                <text:p>0</text:p>
              </table:table-cell>
              <table:table-cell office:value-type="float" office:value="0.996811758370305">
                <text:p>0.99681175837030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0.6204150072616">
                <text:p>60.6204150072616</text:p>
              </table:table-cell>
              <table:table-cell office:value-type="float" office:value="0">
                <text:p>0</text:p>
              </table:table-cell>
              <table:table-cell office:value-type="float" office:value="0.132656332696265">
                <text:p>0.13265633269626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6.5414702373993">
                <text:p>86.5414702373993</text:p>
              </table:table-cell>
              <table:table-cell office:value-type="float" office:value="0">
                <text:p>0</text:p>
              </table:table-cell>
              <table:table-cell office:value-type="float" office:value="-0.825768508297458">
                <text:p>-0.8257685082974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8.208394582992">
                <text:p>118.208394582992</text:p>
              </table:table-cell>
              <table:table-cell office:value-type="float" office:value="13.2083945829918">
                <text:p>13.2083945829918</text:p>
              </table:table-cell>
              <table:table-cell office:value-type="float" office:value="17.1032602046758">
                <text:p>17.10326020467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3.3591982615433">
                <text:p>73.3591982615433</text:p>
              </table:table-cell>
              <table:table-cell office:value-type="float" office:value="0">
                <text:p>0</text:p>
              </table:table-cell>
              <table:table-cell office:value-type="float" office:value="0.270430871863864">
                <text:p>0.27043087186386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9.501104058497">
                <text:p>119.501104058497</text:p>
              </table:table-cell>
              <table:table-cell office:value-type="float" office:value="14.501104058497">
                <text:p>14.501104058497</text:p>
              </table:table-cell>
              <table:table-cell office:value-type="float" office:value="15.3215893269126">
                <text:p>15.32158932691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0.139145887847">
                <text:p>60.139145887847</text:p>
              </table:table-cell>
              <table:table-cell office:value-type="float" office:value="0">
                <text:p>0</text:p>
              </table:table-cell>
              <table:table-cell office:value-type="float" office:value="-0.932664984870466">
                <text:p>-0.93266498487046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0.4708462373631">
                <text:p>90.4708462373631</text:p>
              </table:table-cell>
              <table:table-cell office:value-type="float" office:value="0">
                <text:p>0</text:p>
              </table:table-cell>
              <table:table-cell office:value-type="float" office:value="-8.39033183615482">
                <text:p>-8.3903318361548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9.31193470951">
                <text:p>129.31193470951</text:p>
              </table:table-cell>
              <table:table-cell office:value-type="float" office:value="24.31193470951">
                <text:p>24.31193470951</text:p>
              </table:table-cell>
              <table:table-cell office:value-type="float" office:value="25.1699906055356">
                <text:p>25.16999060553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9.5249569227059">
                <text:p>99.5249569227059</text:p>
              </table:table-cell>
              <table:table-cell office:value-type="float" office:value="0">
                <text:p>0</text:p>
              </table:table-cell>
              <table:table-cell office:value-type="float" office:value="4.06875433888394">
                <text:p>4.068754338883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25.820704372851">
                <text:p>125.820704372851</text:p>
              </table:table-cell>
              <table:table-cell office:value-type="float" office:value="20.8207043728515">
                <text:p>20.8207043728515</text:p>
              </table:table-cell>
              <table:table-cell office:value-type="float" office:value="21.1486413582892">
                <text:p>21.14864135828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5.0170216095781">
                <text:p>65.0170216095781</text:p>
              </table:table-cell>
              <table:table-cell office:value-type="float" office:value="0">
                <text:p>0</text:p>
              </table:table-cell>
              <table:table-cell office:value-type="float" office:value="-0.523737007843825">
                <text:p>-0.5237370078438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84.669787927196">
                <text:p>184.669787927196</text:p>
              </table:table-cell>
              <table:table-cell office:value-type="float" office:value="79.6697879271958">
                <text:p>79.6697879271958</text:p>
              </table:table-cell>
              <table:table-cell office:value-type="float" office:value="82.1032463595187">
                <text:p>82.103246359518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6.2840001660197">
                <text:p>76.2840001660197</text:p>
              </table:table-cell>
              <table:table-cell office:value-type="float" office:value="0">
                <text:p>0</text:p>
              </table:table-cell>
              <table:table-cell office:value-type="float" office:value="-1.27119677444745">
                <text:p>-1.2711967744474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8.509086509011">
                <text:p>138.509086509011</text:p>
              </table:table-cell>
              <table:table-cell office:value-type="float" office:value="33.5090865090108">
                <text:p>33.5090865090108</text:p>
              </table:table-cell>
              <table:table-cell office:value-type="float" office:value="35.6697123009461">
                <text:p>35.669712300946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2.942077027791">
                <text:p>132.942077027791</text:p>
              </table:table-cell>
              <table:table-cell office:value-type="float" office:value="27.9420770277908">
                <text:p>27.9420770277908</text:p>
              </table:table-cell>
              <table:table-cell office:value-type="float" office:value="31.9885261601603">
                <text:p>31.988526160160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5.112811163846">
                <text:p>105.112811163846</text:p>
              </table:table-cell>
              <table:table-cell office:value-type="float" office:value="0.112811163845493">
                <text:p>0.112811163845493</text:p>
              </table:table-cell>
              <table:table-cell office:value-type="float" office:value="11.1839135906376">
                <text:p>11.183913590637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6.1190091892442">
                <text:p>76.1190091892442</text:p>
              </table:table-cell>
              <table:table-cell office:value-type="float" office:value="0">
                <text:p>0</text:p>
              </table:table-cell>
              <table:table-cell office:value-type="float" office:value="1.32484867282101">
                <text:p>1.324848672821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2.985942935614">
                <text:p>122.985942935614</text:p>
              </table:table-cell>
              <table:table-cell office:value-type="float" office:value="17.9859429356136">
                <text:p>17.9859429356136</text:p>
              </table:table-cell>
              <table:table-cell office:value-type="float" office:value="14.2815184222855">
                <text:p>14.28151842228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96.025504295097">
                <text:p>196.025504295097</text:p>
              </table:table-cell>
              <table:table-cell office:value-type="float" office:value="91.0255042950968">
                <text:p>91.0255042950968</text:p>
              </table:table-cell>
              <table:table-cell office:value-type="float" office:value="88.3140787665407">
                <text:p>88.314078766540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3.2412882404589">
                <text:p>73.2412882404589</text:p>
              </table:table-cell>
              <table:table-cell office:value-type="float" office:value="0">
                <text:p>0</text:p>
              </table:table-cell>
              <table:table-cell office:value-type="float" office:value="-1.45899755751413">
                <text:p>-1.458997557514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0.2785980535774">
                <text:p>80.2785980535774</text:p>
              </table:table-cell>
              <table:table-cell office:value-type="float" office:value="0">
                <text:p>0</text:p>
              </table:table-cell>
              <table:table-cell office:value-type="float" office:value="0.867082959975505">
                <text:p>0.8670829599755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8.743845932341">
                <text:p>128.743845932341</text:p>
              </table:table-cell>
              <table:table-cell office:value-type="float" office:value="23.7438459323413">
                <text:p>23.7438459323413</text:p>
              </table:table-cell>
              <table:table-cell office:value-type="float" office:value="28.8226454343355">
                <text:p>28.82264543433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2.552249310309">
                <text:p>142.552249310309</text:p>
              </table:table-cell>
              <table:table-cell office:value-type="float" office:value="37.5522493103087">
                <text:p>37.5522493103087</text:p>
              </table:table-cell>
              <table:table-cell office:value-type="float" office:value="41.387543639897">
                <text:p>41.3875436398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MacOSX_X86_64 LibreOffice_project/65905a128db06ba48db947242809d14d3f9a93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